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Pictures/2000000F0000035200000378E6483A1F.svm" manifest:media-type=""/>
  <manifest:file-entry manifest:full-path="Pictures/2000000F00000385000003780DECF608.svm" manifest:media-type=""/>
  <manifest:file-entry manifest:full-path="Pictures/2000000F000003AB00000378662F2AB5.svm"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
  <manifest:file-entry manifest:full-path="ObjectReplacements/Object 4" manifest:media-type=""/>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2" manifest:media-type=""/>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adornments="Regular" style:font-charset="x-symbol"/>
    <style:font-face style:name="Dingbats" svg:font-family="Dingbats" style:font-pitch="variable" style:font-charset="x-symbol"/>
    <style:font-face style:name="Liberation Sans3" svg:font-family="'Liberation Sans'" style:font-pitch="variable" style:font-charset="x-symbol"/>
    <style:font-face style:name="Lohit Devanagari2" svg:font-family="'Lohit Devanagari'" style:font-pitch="variable" style:font-charset="x-symbol"/>
    <style:font-face style:name="OpenSymbol" svg:font-family="OpenSymbol" style:font-pitch="variable" style:font-charset="x-symbol"/>
    <style:font-face style:name="StarSymbol" svg:font-family="StarSymbol" style:font-pitch="variable" style:font-charset="x-symbol"/>
    <style:font-face style:name="WenQuanYi Zen Hei2" svg:font-family="'WenQuanYi Zen Hei'" style:font-pitch="variable" style:font-charset="x-symbol"/>
    <style:font-face style:name="Liberation Sans2" svg:font-family="'Liberation Sans'" style:font-family-generic="roman" style:font-pitch="variable" style:font-charset="x-symbol"/>
    <style:font-face style:name="Lohit Devanagari1" svg:font-family="'Lohit Devanagari'" style:font-family-generic="system" style:font-pitch="variable" style:font-charset="x-symbol"/>
    <style:font-face style:name="WenQuanYi Zen Hei1" svg:font-family="'WenQuanYi Zen Hei'" style:font-family-generic="system" style:font-pitch="variable" style:font-charset="x-symbol"/>
    <style:font-face style:name="OpenSymbol2" svg:font-family="OpenSymbol"/>
    <style:font-face style:name="Liberation Serif1" svg:font-family="'Liberation Serif'" style:font-family-generic="roman"/>
    <style:font-face style:name="Bookman URW" svg:font-family="'Bookman URW'" style:font-pitch="variable"/>
    <style:font-face style:name="Cantarell" svg:font-family="Cantarell" style:font-pitch="variable"/>
    <style:font-face style:name="Liberation Sans4" svg:font-family="'Liberation Sans'" style:font-pitch="variable"/>
    <style:font-face style:name="Lohit Devanagari4" svg:font-family="'Lohit Devanagari'" style:font-pitch="variable"/>
    <style:font-face style:name="OpenSymbol1" svg:font-family="OpenSymbol" style:font-pitch="variable"/>
    <style:font-face style:name="WenQuanYi Zen Hei4" svg:font-family="'WenQuanYi Zen Hei'"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3" svg:font-family="'Lohit Devanagari'" style:font-family-generic="roman" style:font-pitch="variable"/>
    <style:font-face style:name="WenQuanYi Zen Hei3" svg:font-family="'WenQuanYi Zen Hei'" style:font-family-generic="roman" style:font-pitch="variable"/>
    <style:font-face style:name="DejaVu Sans1" svg:font-family="'DejaVu Sans'" style:font-family-generic="swiss" style:font-pitch="variable"/>
    <style:font-face style:name="Droid Sans" svg:font-family="'Droid Sans'" style:font-family-generic="swiss" style:font-pitch="variable"/>
    <style:font-face style:name="Liberation Sans1" svg:font-family="'Liberation Sans'" style:font-family-generic="swiss" style:font-pitch="variable"/>
    <style:font-face style:name="URW Gothic" svg:font-family="'URW Gothic'" style:font-family-generic="swiss" style:font-pitch="variable"/>
    <style:font-face style:name="VL Gothic" svg:font-family="'VL Gothic'"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style:style>
    <style:style style:name="gr2" style:family="graphic" style:parent-style-name="standard">
      <style:graphic-properties draw:stroke="none" draw:fill="solid" draw:fill-color="#996633" draw:opacity="75%" draw:textarea-horizontal-align="center" draw:textarea-vertical-align="middle" draw:shadow-opacity="75%"/>
    </style:style>
    <style:style style:name="gr3" style:family="graphic" style:parent-style-name="standard">
      <style:graphic-properties draw:fill="solid" draw:fill-color="#ffcc99"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draw:fill="solid" draw:fill-color="#ff6633" draw:textarea-horizontal-align="center" draw:textarea-vertical-align="middle"/>
    </style:style>
    <style:style style:name="gr6" style:family="graphic" style:parent-style-name="standard">
      <style:graphic-properties svg:stroke-color="#000000" draw:fill="solid" draw:fill-color="#cc6633" draw:opacity="50%" draw:textarea-horizontal-align="center" draw:textarea-vertical-align="middle" draw:shadow-opacity="50%"/>
    </style:style>
    <style:style style:name="gr7" style:family="graphic" style:parent-style-name="standard">
      <style:graphic-properties draw:fill="solid" draw:fill-color="#996633" draw:opacity="80%" draw:textarea-horizontal-align="center" draw:textarea-vertical-align="middle" draw:shadow-opacity="80%"/>
    </style:style>
    <style:style style:name="gr8" style:family="graphic" style:parent-style-name="standard">
      <style:graphic-properties draw:fill="solid" draw:fill-color="#ffcc99" draw:opacity="50%" draw:textarea-horizontal-align="center" draw:textarea-vertical-align="middle" draw:shadow-opacity="50%"/>
    </style:style>
    <style:style style:name="gr9" style:family="graphic" style:parent-style-name="standard">
      <style:graphic-properties draw:stroke="none" draw:fill="none" fo:min-height="7.216cm"/>
    </style:style>
    <style:style style:name="gr10" style:family="graphic" style:parent-style-name="standard">
      <style:graphic-properties draw:stroke="none" svg:stroke-color="#000000" draw:fill="none" draw:fill-color="#ffffff" draw:textarea-horizontal-align="left" draw:auto-grow-height="true" draw:auto-grow-width="true" fo:min-height="2.232cm" fo:min-width="6.304cm"/>
    </style:style>
    <style:style style:name="gr11" style:family="graphic" style:parent-style-name="standard">
      <style:graphic-properties draw:stroke="none" draw:fill="none" draw:ole-draw-aspect="1" style:protect="size"/>
    </style:style>
    <style:style style:name="gr12" style:family="graphic" style:parent-style-name="standard">
      <style:graphic-properties draw:stroke="none" draw:fill="solid" draw:fill-color="#ffffff" draw:textarea-horizontal-align="center" draw:textarea-vertical-align="middle"/>
    </style:style>
    <style:style style:name="gr13" style:family="graphic" style:parent-style-name="standard">
      <style:graphic-properties svg:stroke-width="0.1cm" svg:stroke-color="#ffffff" draw:marker-start-width="0.35cm" draw:marker-end="Arrow" draw:marker-end-width="0.4cm" draw:fill="solid" draw:fill-color="#4c4c4c" draw:textarea-horizontal-align="center" draw:textarea-vertical-align="middle" fo:padding-top="0.175cm" fo:padding-bottom="0.175cm" fo:padding-left="0.3cm" fo:padding-right="0.3cm"/>
    </style:style>
    <style:style style:name="gr14" style:family="graphic" style:parent-style-name="standard">
      <style:graphic-properties draw:stroke="none" draw:fill="none" fo:min-height="1.141cm"/>
    </style:style>
    <style:style style:name="gr15" style:family="graphic" style:parent-style-name="standard">
      <style:graphic-properties draw:stroke="none" draw:fill="none" fo:min-height="1.14cm"/>
    </style:style>
    <style:style style:name="gr16" style:family="graphic" style:parent-style-name="standard">
      <style:graphic-properties draw:stroke="none" draw:fill="solid" draw:fill-color="#ffffff" fo:min-height="0.557cm"/>
    </style:style>
    <style:style style:name="gr17" style:family="graphic" style:parent-style-name="standard">
      <style:graphic-properties draw:stroke="none" draw:fill="solid" draw:fill-color="#ffffff" fo:min-height="1.111cm"/>
    </style:style>
    <style:style style:name="gr18" style:family="graphic" style:parent-style-name="standard">
      <style:graphic-properties draw:stroke="none" draw:fill="solid" draw:fill-color="#ffcc99" draw:opacity="50%" draw:textarea-horizontal-align="center" draw:textarea-vertical-align="middle" draw:shadow-opacity="50%"/>
    </style:style>
    <style:style style:name="gr19" style:family="graphic" style:parent-style-name="standard">
      <style:graphic-properties svg:stroke-width="0.05cm" svg:stroke-color="#ffffff" draw:marker-start-width="0.275cm" draw:marker-end="Arrow" draw:marker-end-width="0.13cm" draw:fill="solid" draw:fill-color="#4c4c4c" draw:textarea-horizontal-align="center" draw:textarea-vertical-align="middle" fo:padding-top="0.15cm" fo:padding-bottom="0.15cm" fo:padding-left="0.275cm" fo:padding-right="0.275cm"/>
    </style:style>
    <style:style style:name="gr20" style:family="graphic" style:parent-style-name="standard">
      <style:graphic-properties draw:stroke="none" draw:fill="solid" draw:fill-color="#ffffff" fo:min-height="0.415cm"/>
    </style:style>
    <style:style style:name="gr21" style:family="graphic" style:parent-style-name="standard">
      <style:graphic-properties draw:stroke="none" draw:fill="solid" draw:fill-color="#ffffff" fo:min-height="0.395cm"/>
    </style:style>
    <style:style style:name="gr22" style:family="graphic" style:parent-style-name="standard">
      <style:graphic-properties draw:stroke="none" draw:fill-color="#ffffff" draw:textarea-horizontal-align="center" draw:textarea-vertical-align="middle"/>
    </style:style>
    <style:style style:name="gr23" style:family="graphic" style:parent-style-name="objectwithoutfill">
      <style:graphic-properties draw:fill="none" draw:textarea-horizontal-align="center" draw:textarea-vertical-align="middle"/>
    </style:style>
    <style:style style:name="gr24" style:family="graphic" style:parent-style-name="standard">
      <style:graphic-properties draw:stroke="none" draw:fill="none" draw:textarea-horizontal-align="center" draw:textarea-vertical-align="middle" draw:color-mode="standard" draw:luminance="5%" draw:contrast="0%" draw:gamma="100%" draw:red="0%" draw:green="0%" draw:blue="0%" fo:clip="rect(0cm, 0cm, 0cm, 0cm)" draw:image-opacity="100%" style:mirror="none"/>
    </style:style>
    <style:style style:name="gr25" style:family="graphic" style:parent-style-name="standard">
      <style:graphic-properties draw:stroke="none" draw:fill="solid" draw:fill-color="#ff6633" draw:opacity="60%" draw:textarea-horizontal-align="center" draw:textarea-vertical-align="middle" draw:shadow-opacity="60%"/>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03cm" svg:stroke-color="#000000" draw:fill="solid" draw:fill-color="#1a1a1a" draw:textarea-horizontal-align="center" draw:textarea-vertical-align="middle" fo:padding-top="0.001cm" fo:padding-bottom="0.001cm" fo:padding-left="0.001cm" fo:padding-right="0.001cm"/>
    </style:style>
    <style:style style:name="gr28" style:family="graphic" style:parent-style-name="standard">
      <style:graphic-properties draw:stroke="none" draw:fill="solid" draw:fill-color="#1a1a1a" draw:textarea-horizontal-align="left" draw:textarea-vertical-align="top" draw:auto-grow-height="true" draw:auto-grow-width="true" fo:min-height="0.776cm" fo:min-width="0cm" fo:padding-top="0cm" fo:padding-bottom="0cm" fo:padding-left="0cm" fo:padding-right="0cm" draw:shadow="hidden"/>
    </style:style>
    <style:style style:name="gr29" style:family="graphic" style:parent-style-name="standard">
      <style:graphic-properties draw:stroke="solid" svg:stroke-width="0.05cm" draw:marker-start-width="0.375cm" draw:marker-end-width="0.375cm" draw:fill="solid" draw:fill-color="#ff6633" draw:opacity="70%" draw:textarea-horizontal-align="center" draw:textarea-vertical-align="middle" fo:padding-top="0.15cm" fo:padding-bottom="0.15cm" fo:padding-left="0.275cm" fo:padding-right="0.275cm" draw:shadow-opacity="70%"/>
    </style:style>
    <style:style style:name="gr30" style:family="graphic" style:parent-style-name="standard">
      <style:graphic-properties draw:stroke="solid" svg:stroke-width="0.05cm" draw:marker-start-width="0.45cm" draw:marker-end-width="0.45cm" draw:fill-color="#ffffff" draw:textarea-horizontal-align="justify" draw:textarea-vertical-align="middle" draw:auto-grow-height="false" fo:padding-top="0.175cm" fo:padding-bottom="0.175cm" fo:padding-left="0.3cm" fo:padding-right="0.3cm" draw:shadow="hidden"/>
    </style:style>
    <style:style style:name="gr31" style:family="graphic" style:parent-style-name="standard">
      <style:graphic-properties svg:stroke-width="0.05cm" draw:marker-start-width="0.375cm" draw:marker-end-width="0.375cm" draw:fill-color="#ffffff" draw:textarea-horizontal-align="justify" draw:textarea-vertical-align="middle" draw:auto-grow-height="false" fo:padding-top="0.15cm" fo:padding-bottom="0.15cm" fo:padding-left="0.275cm" fo:padding-right="0.275cm" draw:shadow="hidden"/>
    </style:style>
    <style:style style:name="gr32" style:family="graphic" style:parent-style-name="standard">
      <style:graphic-properties draw:stroke="none" draw:fill-color="#000000" draw:textarea-horizontal-align="justify" draw:textarea-vertical-align="middle" draw:auto-grow-height="false"/>
    </style:style>
    <style:style style:name="gr33" style:family="graphic" style:parent-style-name="standard">
      <style:graphic-properties draw:stroke="none" draw:fill="solid" draw:fill-color="#1a1a1a" draw:textarea-horizontal-align="left" draw:textarea-vertical-align="middle" draw:auto-grow-height="false" draw:fit-to-size="all" fo:padding-top="0cm" fo:padding-bottom="0cm" fo:padding-left="0cm" fo:padding-right="0cm" draw:shadow="hidden"/>
    </style:style>
    <style:style style:name="gr34" style:family="graphic" style:parent-style-name="standard">
      <style:graphic-properties draw:stroke="none" draw:fill="solid" draw:fill-color="#996633" draw:opacity="75%" draw:textarea-horizontal-align="center" draw:textarea-vertical-align="middle" draw:shadow-opacity="75%" style:protect="position size"/>
    </style:style>
    <style:style style:name="gr35" style:family="graphic" style:parent-style-name="standard">
      <style:graphic-properties draw:fill="solid" draw:fill-color="#ffcc99" draw:textarea-horizontal-align="center" draw:textarea-vertical-align="middle" style:protect="position size"/>
    </style:style>
    <style:style style:name="gr36" style:family="graphic" style:parent-style-name="standard">
      <style:graphic-properties draw:textarea-horizontal-align="center" draw:textarea-vertical-align="middle" style:protect="position size"/>
    </style:style>
    <style:style style:name="gr37" style:family="graphic" style:parent-style-name="objectwithoutfill">
      <style:graphic-properties draw:fill="none" draw:textarea-horizontal-align="center" draw:textarea-vertical-align="middle" style:protect="position size"/>
    </style:style>
    <style:style style:name="gr38" style:family="graphic" style:parent-style-name="standard">
      <style:graphic-properties draw:fill="solid" draw:fill-color="#996633" draw:opacity="80%" draw:textarea-horizontal-align="center" draw:textarea-vertical-align="middle" draw:shadow-opacity="80%" style:protect="position size"/>
    </style:style>
    <style:style style:name="gr39" style:family="graphic" style:parent-style-name="standard">
      <style:graphic-properties draw:stroke="none" draw:fill="none" fo:min-height="1.111cm"/>
    </style:style>
    <style:style style:name="gr40" style:family="graphic" style:parent-style-name="standard">
      <style:graphic-properties draw:stroke="none" draw:fill="none" fo:min-height="1.339cm"/>
    </style:style>
    <style:style style:name="P1" style:family="paragraph">
      <loext:graphic-properties draw:fill-color="#ffffff"/>
      <style:paragraph-properties fo:text-align="center"/>
    </style:style>
    <style:style style:name="P2" style:family="paragraph">
      <loext:graphic-properties draw:fill="solid" draw:fill-color="#996633" draw:opacity="75%"/>
      <style:paragraph-properties fo:text-align="center"/>
    </style:style>
    <style:style style:name="P3" style:family="paragraph">
      <loext:graphic-properties draw:fill="solid" draw:fill-color="#ffcc99"/>
      <style:paragraph-properties fo:text-align="center"/>
    </style:style>
    <style:style style:name="P4" style:family="paragraph">
      <style:paragraph-properties fo:text-align="center"/>
    </style:style>
    <style:style style:name="P5" style:family="paragraph">
      <loext:graphic-properties draw:fill="solid" draw:fill-color="#ff6633"/>
      <style:paragraph-properties fo:text-align="center"/>
    </style:style>
    <style:style style:name="P6" style:family="paragraph">
      <loext:graphic-properties draw:fill="solid" draw:fill-color="#cc6633" draw:opacity="50%"/>
      <style:paragraph-properties fo:text-align="center"/>
    </style:style>
    <style:style style:name="P7" style:family="paragraph">
      <loext:graphic-properties draw:fill="solid" draw:fill-color="#996633" draw:opacity="80%"/>
      <style:paragraph-properties fo:text-align="center"/>
    </style:style>
    <style:style style:name="P8" style:family="paragraph">
      <loext:graphic-properties draw:fill="solid" draw:fill-color="#ffcc99" draw:opacity="50%"/>
      <style:paragraph-properties fo:text-align="center"/>
    </style:style>
    <style:style style:name="P9" style:family="paragraph">
      <style:text-properties style:font-name="Cantarell"/>
    </style:style>
    <style:style style:name="P10" style:family="paragraph">
      <loext:graphic-properties draw:fill="none"/>
      <style:text-properties style:font-name="Cantarell" fo:font-size="14pt" style:font-size-asian="14pt" style:font-size-complex="14pt"/>
    </style:style>
    <style:style style:name="P11" style:family="paragraph">
      <loext:graphic-properties draw:fill="none" draw:fill-color="#ffffff"/>
      <style:text-properties style:font-name="Cantarell"/>
    </style:style>
    <style:style style:name="P12" style:family="paragraph">
      <loext:graphic-properties draw:fill="none"/>
    </style:style>
    <style:style style:name="P13" style:family="paragraph">
      <loext:graphic-properties draw:fill="solid" draw:fill-color="#ffffff"/>
      <style:paragraph-properties fo:text-align="center"/>
    </style:style>
    <style:style style:name="P14" style:family="paragraph">
      <loext:graphic-properties draw:fill="solid" draw:fill-color="#4c4c4c"/>
      <style:paragraph-properties fo:text-align="center"/>
      <style:text-properties style:font-name="OpenSymbol"/>
    </style:style>
    <style:style style:name="P15" style:family="paragraph">
      <style:text-properties style:font-name="Cantarell" fo:font-size="26pt" fo:font-weight="bold" style:font-size-asian="26pt" style:font-weight-asian="bold" style:font-size-complex="26pt" style:font-weight-complex="bold"/>
    </style:style>
    <style:style style:name="P16" style:family="paragraph">
      <loext:graphic-properties draw:fill="none"/>
      <style:text-properties style:font-name="Cantarell" fo:font-size="26pt" fo:font-weight="bold" style:font-size-asian="26pt" style:font-weight-asian="bold" style:font-size-complex="26pt" style:font-weight-complex="bold"/>
    </style:style>
    <style:style style:name="P17" style:family="paragraph">
      <loext:graphic-properties draw:fill="solid" draw:fill-color="#ffffff"/>
      <style:text-properties style:font-name="Cantarell"/>
    </style:style>
    <style:style style:name="P18" style:family="paragraph">
      <loext:graphic-properties draw:fill="solid" draw:fill-color="#ffffff"/>
      <style:text-properties style:font-name="Cantarell" fo:font-size="10pt" style:font-size-asian="10pt" style:font-size-complex="10pt"/>
    </style:style>
    <style:style style:name="P19" style:family="paragraph">
      <loext:graphic-properties draw:fill="none"/>
      <style:paragraph-properties fo:text-align="center"/>
    </style:style>
    <style:style style:name="P20" style:family="paragraph">
      <loext:graphic-properties draw:fill="none"/>
      <style:paragraph-properties fo:text-align="center"/>
      <style:text-properties fo:font-size="13pt" style:font-size-asian="13pt" style:font-size-complex="13pt"/>
    </style:style>
    <style:style style:name="P21" style:family="paragraph">
      <style:paragraph-properties fo:text-align="center"/>
      <style:text-properties style:font-name="OpenSymbol"/>
    </style:style>
    <style:style style:name="P22" style:family="paragraph">
      <loext:graphic-properties draw:fill="solid" draw:fill-color="#ff6633" draw:opacity="60%"/>
      <style:paragraph-properties fo:text-align="center"/>
    </style:style>
    <style:style style:name="P23" style:family="paragraph">
      <loext:graphic-properties draw:fill="solid" draw:fill-color="#1a1a1a"/>
      <style:paragraph-properties fo:text-align="center"/>
    </style:style>
    <style:style style:name="P24" style:family="paragraph">
      <loext:graphic-properties draw:fill="solid" draw:fill-color="#ff6633" draw:opacity="70%"/>
      <style:paragraph-properties fo:text-align="center"/>
    </style:style>
    <style:style style:name="P25" style:family="paragraph">
      <loext:graphic-properties draw:fill-color="#000000"/>
      <style:paragraph-properties fo:text-align="center"/>
    </style:style>
    <style:style style:name="P26" style:family="paragraph">
      <loext:graphic-properties draw:fill="solid" draw:fill-color="#1a1a1a"/>
      <style:paragraph-properties fo:text-align="center"/>
      <style:text-properties style:use-window-font-color="true" style:text-outline="false" style:text-line-through-style="none" style:text-line-through-type="none" style:font-name="Liberation Serif1" fo:font-size="22pt" fo:letter-spacing="normal" fo:font-style="italic" fo:text-shadow="none" style:text-underline-style="none" fo:font-weight="normal" style:text-underline-mode="continuous" style:text-overline-mode="continuous" style:text-line-through-mode="continuous" style:font-name-asian="Liberation Serif1" style:font-size-asian="22pt" style:font-name-complex="Liberation Serif1" style:font-size-complex="22pt" style:text-scale="100%" style:text-overline-style="none" style:text-overline-color="font-color"/>
    </style:style>
    <style:style style:name="P27" style:family="paragraph">
      <loext:graphic-properties draw:fill="solid" draw:fill-color="#1a1a1a"/>
      <style:paragraph-properties fo:text-align="center"/>
      <style:text-properties style:use-window-font-color="true" style:text-outline="false" style:text-line-through-style="none" style:text-line-through-type="none" style:font-name="Liberation Serif1" fo:font-size="13.1999998092651pt" fo:letter-spacing="normal" fo:font-style="italic" fo:text-shadow="none" style:text-underline-style="none" fo:font-weight="normal" style:text-underline-mode="continuous" style:text-overline-mode="continuous" style:text-line-through-mode="continuous" style:font-name-asian="Liberation Serif1" style:font-size-asian="13.1999998092651pt" style:font-name-complex="Liberation Serif1" style:font-size-complex="13.1999998092651pt" style:text-scale="100%" style:text-overline-style="none" style:text-overline-color="font-color"/>
    </style:style>
    <style:style style:name="P28" style:family="paragraph">
      <loext:graphic-properties draw:fill="solid" draw:fill-color="#1a1a1a"/>
      <style:paragraph-properties fo:text-align="center"/>
      <style:text-properties style:use-window-font-color="true" style:text-outline="false" style:text-line-through-style="none" style:text-line-through-type="none" style:font-name="OpenSymbol2" fo:font-size="22pt" fo:letter-spacing="normal" fo:font-style="normal" fo:text-shadow="none" style:text-underline-style="none" fo:font-weight="normal" style:text-underline-mode="continuous" style:text-overline-mode="continuous" style:text-line-through-mode="continuous" style:font-name-asian="OpenSymbol2" style:font-size-asian="22pt" style:font-name-complex="OpenSymbol2" style:font-size-complex="22pt" style:text-scale="100%" style:text-overline-style="none" style:text-overline-color="font-color"/>
    </style:style>
    <style:style style:name="P29" style:family="paragraph">
      <style:text-properties style:font-name="Cantarell" fo:font-size="12pt" style:font-size-asian="12pt" style:font-size-complex="12pt"/>
    </style:style>
    <style:style style:name="P30" style:family="paragraph">
      <loext:graphic-properties draw:fill="none"/>
      <style:text-properties style:font-name="Cantarell" fo:font-size="12pt" style:font-size-asian="12pt" style:font-size-complex="12pt"/>
    </style:style>
    <style:style style:name="P31" style:family="paragraph">
      <loext:graphic-properties draw:fill="none"/>
      <style:text-properties style:font-name="Cantarell"/>
    </style:style>
    <style:style style:name="T1" style:family="text">
      <style:text-properties style:font-name="Cantarell" fo:font-size="14pt" style:font-size-asian="14pt" style:font-size-complex="14pt"/>
    </style:style>
    <style:style style:name="T2" style:family="text">
      <style:text-properties style:font-name="Cantarell"/>
    </style:style>
    <style:style style:name="T3" style:family="text">
      <style:text-properties style:font-name="Bookman URW" fo:font-weight="bold" style:font-weight-asian="bold" style:font-weight-complex="bold"/>
    </style:style>
    <style:style style:name="T4" style:family="text">
      <style:text-properties style:font-name="Cantarell" fo:font-weight="normal" style:font-weight-asian="normal" style:font-weight-complex="normal"/>
    </style:style>
    <style:style style:name="T5" style:family="text">
      <style:text-properties style:font-name="Cantarell" fo:font-weight="bold" style:font-weight-asian="bold" style:font-weight-complex="bold"/>
    </style:style>
    <style:style style:name="T6" style:family="text">
      <style:text-properties style:font-name="Dingbats" fo:font-size="18pt" fo:font-weight="bold" style:font-name-asian="StarSymbol2" style:font-size-asian="18pt" style:font-weight-asian="bold" style:font-name-complex="StarSymbol2" style:font-size-complex="18pt" style:font-weight-complex="bold"/>
    </style:style>
    <style:style style:name="T7" style:family="text">
      <style:text-properties style:font-name="Bookman URW" fo:font-size="26pt" fo:font-weight="bold" style:font-size-asian="26pt" style:font-weight-asian="bold" style:font-size-complex="26pt" style:font-weight-complex="bold"/>
    </style:style>
    <style:style style:name="T8" style:family="text">
      <style:text-properties style:font-name="Cantarell" fo:font-size="10pt" style:font-size-asian="10pt" style:font-size-complex="10pt"/>
    </style:style>
    <style:style style:name="T9" style:family="text">
      <style:text-properties style:font-name="Cantarell" fo:font-size="12pt" style:font-size-asian="12pt" style:font-size-complex="12pt"/>
    </style:style>
    <style:style style:name="T10" style:family="text">
      <style:text-properties style:font-name="Cantarell" fo:font-size="14pt" fo:font-weight="bold" style:font-name-asian="StarSymbol2" style:font-size-asian="14pt" style:font-weight-asian="bold" style:font-name-complex="StarSymbol2"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6.917cm" svg:height="7.175cm" svg:x="20.678cm" svg:y="8.468cm">
          <text:p/>
          <draw:enhanced-geometry svg:viewBox="0 0 21600 21600" draw:type="rectangle" draw:enhanced-path="M 0 0 L 21600 0 21600 21600 0 21600 0 0 Z N"/>
        </draw:custom-shape>
        <draw:custom-shape draw:style-name="gr1" draw:text-style-name="P1" draw:layer="layout" svg:width="6.917cm" svg:height="2.817cm" svg:x="20.678cm" svg:y="15.968cm">
          <text:p/>
          <draw:enhanced-geometry svg:viewBox="0 0 21600 21600" draw:type="rectangle" draw:enhanced-path="M 0 0 L 21600 0 21600 21600 0 21600 0 0 Z N"/>
        </draw:custom-shape>
        <draw:polygon draw:style-name="gr2" draw:text-style-name="P2" draw:layer="Pyramide" svg:width="11.146cm" svg:height="11.641cm" svg:x="2.019cm" svg:y="2.591cm" svg:viewBox="0 0 11147 11642" draw:points="11147,10373 0,11642 8299,0">
          <text:p/>
        </draw:polygon>
        <draw:polygon draw:style-name="gr3" draw:text-style-name="P3" draw:layer="Pyramide" svg:width="17.712cm" svg:height="5.301cm" svg:x="2.019cm" svg:y="12.964cm" svg:viewBox="0 0 17713 5302" draw:points="0,1269 4167,5302 17713,3164 11147,0">
          <text:p/>
        </draw:polygon>
        <draw:line draw:style-name="gr4" draw:text-style-name="P4" draw:layer="Pyramide" svg:x1="2.019cm" svg:y1="14.233cm" svg:x2="19.732cm" svg:y2="16.142cm">
          <text:p/>
        </draw:line>
        <draw:polygon draw:style-name="gr5" draw:text-style-name="P5" draw:layer="layout" svg:width="5.808cm" svg:height="7.527cm" svg:x="4.51cm" svg:y="10.738cm" svg:viewBox="0 0 5809 7528" draw:points="1682,7528 0,0 5809,4386">
          <text:p/>
        </draw:polygon>
        <draw:line draw:style-name="gr4" draw:text-style-name="P4" draw:layer="layout" svg:x1="13.166cm" svg:y1="12.964cm" svg:x2="6.191cm" svg:y2="18.266cm">
          <text:p/>
        </draw:line>
        <draw:polygon draw:style-name="gr5" draw:text-style-name="P5" draw:layer="layout" svg:width="8.623cm" svg:height="4.385cm" svg:x="4.511cm" svg:y="10.737cm" svg:viewBox="0 0 8624 4386" draw:points="8624,2227 0,0 5809,4386">
          <text:p/>
        </draw:polygon>
        <draw:line draw:style-name="gr4" draw:text-style-name="P4" draw:layer="layout" svg:x1="10.318cm" svg:y1="15.119cm" svg:x2="4.511cm" svg:y2="10.737cm">
          <text:p/>
        </draw:line>
        <draw:polygon draw:style-name="gr6" draw:text-style-name="P6" draw:layer="Pyramide" svg:width="8.298cm" svg:height="15.674cm" svg:x="2.019cm" svg:y="2.591cm" svg:viewBox="0 0 8299 15675" draw:points="4172,15675 0,11642 8299,0">
          <text:p/>
        </draw:polygon>
        <draw:polygon draw:style-name="gr7" draw:text-style-name="P7" draw:layer="Pyramide" svg:width="9.413cm" svg:height="13.549cm" svg:x="10.318cm" svg:y="2.591cm" svg:viewBox="0 0 9414 13550" draw:points="9414,13550 2817,10373 0,0">
          <text:p/>
        </draw:polygon>
        <draw:polygon draw:style-name="gr8" draw:text-style-name="P8" draw:layer="Pyramide" svg:width="13.54cm" svg:height="15.674cm" svg:x="6.191cm" svg:y="2.591cm" svg:viewBox="0 0 13541 15675" draw:points="13541,13550 0,15675 4127,0">
          <text:p/>
        </draw:polygon>
        <draw:line draw:style-name="gr4" draw:text-style-name="P4" draw:layer="Pyramide" svg:x1="10.318cm" svg:y1="15.119cm" svg:x2="10.318cm" svg:y2="2.591cm">
          <text:p/>
        </draw:line>
        <draw:custom-shape draw:style-name="gr1" draw:text-style-name="P1" draw:layer="layout" svg:width="6.917cm" svg:height="7.857cm" svg:x="20.679cm" svg:y="0.269cm">
          <text:p/>
          <draw:enhanced-geometry svg:viewBox="0 0 21600 21600" draw:type="rectangle" draw:enhanced-path="M 0 0 L 21600 0 21600 21600 0 21600 0 0 Z N"/>
        </draw:custom-shape>
        <draw:frame draw:style-name="gr9" draw:text-style-name="P10" draw:layer="layout" svg:width="6.994cm" svg:height="7.61cm" svg:x="20.63cm" svg:y="0.429cm">
          <draw:text-box>
            <text:p text:style-name="P9"><text:span text:style-name="T1">Gerade Pyramide mit quadratischem Grundriss</text:span></text:p>
            <text:p text:style-name="P9"><text:span text:style-name="T1">Ermittlung und Darstellung des Kantenwinkels am Grat der Pyramide</text:span></text:p>
            <text:p text:style-name="P9"><text:span text:style-name="T1">Der Winkel wird durch die Kanten- und die Seitenfläche aufgespannt.</text:span></text:p>
            <text:p text:style-name="P9"><text:span text:style-name="T1">Die Winkelebene schneidet den Grat der Pyramide rechtwinklig.</text:span></text:p>
          </draw:text-box>
        </draw:frame>
        <draw:frame draw:style-name="gr10" draw:text-style-name="P11" draw:layer="layout" svg:width="6.804cm" svg:height="2.842cm" svg:x="20.727cm" svg:y="16.162cm">
          <draw:text-box>
            <text:p text:style-name="P9"><text:span text:style-name="T2">gegeben sind Höhe </text:span><text:span text:style-name="T3">h</text:span></text:p>
            <text:p text:style-name="P9"><text:span text:style-name="T4">und Kantenlänge </text:span><text:span text:style-name="T3">a</text:span></text:p>
            <text:p text:style-name="P9"><text:span text:style-name="T4">gesucht ist</text:span><text:span text:style-name="T5"> </text:span><text:span text:style-name="T6">ω</text:span><text:span text:style-name="T5"> </text:span></text:p>
          </draw:text-box>
        </draw:frame>
        <draw:frame draw:style-name="gr11" draw:text-style-name="P12" draw:layer="layout" svg:width="1.999cm" svg:height="0.999cm" svg:x="17.585cm" svg:y="14.328cm">
          <text:p/>
          <draw:object xlink:href="./Object 1" xlink:type="simple" xlink:show="embed" xlink:actuate="onLoad"/>
          <draw:image xlink:href="./ObjectReplacements/Object 1" xlink:type="simple" xlink:show="embed" xlink:actuate="onLoad"/>
        </draw:frame>
        <draw:g>
          <draw:circle draw:style-name="gr12" draw:text-style-name="P13" draw:layer="layout" svg:width="1.222cm" svg:height="1.221cm" svg:x="10.905cm" svg:y="8.186cm">
            <text:p/>
          </draw:circle>
          <draw:line draw:style-name="gr13" draw:text-style-name="P14" draw:layer="layout" svg:x1="11.527cm" svg:y1="8.913cm" svg:x2="10.422cm" svg:y2="10.404cm">
            <text:p/>
          </draw:line>
          <draw:frame draw:style-name="gr14" draw:text-style-name="P16" draw:layer="layout" svg:width="1.035cm" svg:height="1.391cm" svg:x="10.997cm" svg:y="8.105cm">
            <draw:text-box>
              <text:p text:style-name="P15"><text:span text:style-name="T7">h</text:span></text:p>
            </draw:text-box>
          </draw:frame>
        </draw:g>
        <draw:g>
          <draw:g>
            <draw:line draw:style-name="gr13" draw:text-style-name="P14" draw:layer="layout" svg:x1="15.739cm" svg:y1="18.121cm" svg:x2="14.875cm" svg:y2="16.969cm">
              <text:p/>
            </draw:line>
            <draw:circle draw:style-name="gr12" draw:text-style-name="P13" draw:layer="layout" svg:width="1.222cm" svg:height="1.221cm" svg:x="15.225cm" svg:y="17.611cm">
              <text:p/>
            </draw:circle>
          </draw:g>
          <draw:frame draw:style-name="gr15" draw:text-style-name="P16" draw:layer="layout" svg:width="1.284cm" svg:height="1.39cm" svg:x="15.334cm" svg:y="17.503cm">
            <draw:text-box>
              <text:p text:style-name="P15"><text:span text:style-name="T7">a</text:span></text:p>
            </draw:text-box>
          </draw:frame>
        </draw:g>
        <draw:g>
          <draw:line draw:style-name="gr13" draw:text-style-name="P14" draw:layer="layout" svg:x1="5.092cm" svg:y1="8.354cm" svg:x2="6.343cm" svg:y2="9.499cm">
            <text:p/>
          </draw:line>
          <draw:frame draw:style-name="gr16" draw:text-style-name="P17" draw:layer="layout" svg:width="3.233cm" svg:height="0.92cm" svg:x="2.544cm" svg:y="7.916cm">
            <draw:text-box>
              <text:p text:style-name="P9"><text:span text:style-name="T1">Seitenfläche</text:span></text:p>
            </draw:text-box>
          </draw:frame>
        </draw:g>
        <draw:g>
          <draw:line draw:style-name="gr13" draw:text-style-name="P14" draw:layer="layout" svg:x1="9.689cm" svg:y1="17.59cm" svg:x2="9.797cm" svg:y2="16.303cm">
            <text:p/>
          </draw:line>
          <draw:frame draw:style-name="gr17" draw:text-style-name="P17" draw:layer="layout" svg:width="3.478cm" svg:height="1.589cm" svg:x="7.928cm" svg:y="17.39cm">
            <draw:text-box>
              <text:p text:style-name="P9"><text:span text:style-name="T1">quadratische Grundfläche</text:span></text:p>
            </draw:text-box>
          </draw:frame>
        </draw:g>
        <draw:g>
          <draw:line draw:style-name="gr13" draw:text-style-name="P14" draw:layer="layout" svg:x1="6.9cm" svg:y1="5.328cm" svg:x2="7.258cm" svg:y2="6.722cm">
            <text:p/>
          </draw:line>
          <draw:frame draw:style-name="gr16" draw:text-style-name="P17" draw:layer="layout" svg:width="1.51cm" svg:height="0.92cm" svg:x="6.07cm" svg:y="4.756cm">
            <draw:text-box>
              <text:p text:style-name="P9"><text:span text:style-name="T1">Grat</text:span></text:p>
            </draw:text-box>
          </draw:frame>
        </draw:g>
        <draw:polygon draw:style-name="gr5" draw:text-style-name="P5" draw:layer="layout" svg:width="3.534cm" svg:height="1.777cm" svg:x="22.032cm" svg:y="12.14cm" svg:viewBox="0 0 3535 1778" draw:points="3535,891 0,0 2354,1778">
          <text:p/>
        </draw:polygon>
        <draw:g>
          <draw:frame draw:style-name="gr11" draw:text-style-name="P12" draw:layer="layout" svg:width="1.999cm" svg:height="0.999cm" svg:x="20.326cm" svg:y="13.956cm">
            <text:p/>
            <draw:object xlink:href="./Object 15" xlink:type="simple" xlink:show="embed" xlink:actuate="onLoad"/>
            <draw:image xlink:href="./ObjectReplacements/Object 15" xlink:type="simple" xlink:show="embed" xlink:actuate="onLoad"/>
          </draw:frame>
          <draw:polygon draw:style-name="gr2" draw:text-style-name="P2" draw:layer="layout" svg:width="4.559cm" svg:height="4.761cm" svg:x="21.007cm" svg:y="8.788cm" svg:viewBox="0 0 4560 4762" draw:points="4560,4243 0,4762 3395,0">
            <text:p/>
          </draw:polygon>
          <draw:polygon draw:style-name="gr3" draw:text-style-name="P3" draw:layer="layout" svg:width="6.589cm" svg:height="2.168cm" svg:x="21.007cm" svg:y="13.031cm" svg:viewBox="0 0 6590 2169" draw:points="6590,1398 1705,2169 0,519 4560,0 6590,978">
            <text:p/>
          </draw:polygon>
          <draw:line draw:style-name="gr4" draw:text-style-name="P4" draw:layer="layout" svg:x1="24.402cm" svg:y1="13.913cm" svg:x2="22.714cm" svg:y2="15.2cm">
            <text:p/>
          </draw:line>
          <draw:polygon draw:style-name="gr6" draw:text-style-name="P6" draw:layer="layout" svg:width="3.394cm" svg:height="5.124cm" svg:x="21.007cm" svg:y="8.788cm" svg:viewBox="0 0 3395 5125" draw:points="3395,5125 0,4762 3395,0">
            <text:p/>
          </draw:polygon>
          <draw:polygon draw:style-name="gr7" draw:text-style-name="P7" draw:layer="layout" svg:width="1.151cm" svg:height="5.123cm" svg:x="24.402cm" svg:y="8.788cm" svg:viewBox="0 0 1152 5124" draw:points="0,5124 1152,4243 0,0">
            <text:p/>
          </draw:polygon>
          <draw:polygon draw:style-name="gr18" draw:text-style-name="P8" draw:layer="layout" svg:width="1.164cm" svg:height="5.124cm" svg:x="24.402cm" svg:y="8.788cm" svg:viewBox="0 0 1165 5125" draw:points="1165,4243 0,5125 0,0">
            <text:p/>
          </draw:polygon>
          <draw:line draw:style-name="gr4" draw:text-style-name="P4" draw:layer="layout" svg:x1="24.402cm" svg:y1="13.913cm" svg:x2="24.402cm" svg:y2="8.788cm">
            <text:p/>
          </draw:line>
          <draw:line draw:style-name="gr4" draw:text-style-name="P4" draw:layer="layout" svg:x1="24.402cm" svg:y1="13.913cm" svg:x2="27.585cm" svg:y2="14.262cm">
            <text:p/>
          </draw:line>
        </draw:g>
        <draw:g>
          <draw:line draw:style-name="gr19" draw:text-style-name="P14" draw:layer="layout" svg:x1="23.206cm" svg:y1="10.843cm" svg:x2="23.827cm" svg:y2="11.41cm">
            <text:p/>
          </draw:line>
          <draw:frame draw:style-name="gr20" draw:text-style-name="P18" draw:layer="layout" svg:width="2.606cm" svg:height="0.726cm" svg:x="20.938cm" svg:y="10.392cm">
            <draw:text-box>
              <text:p text:style-name="P9"><text:span text:style-name="T8">Kantenfläche</text:span></text:p>
            </draw:text-box>
          </draw:frame>
        </draw:g>
        <draw:polygon draw:style-name="gr5" draw:text-style-name="P5" draw:layer="layout" svg:width="2.353cm" svg:height="3.05cm" svg:x="22.033cm" svg:y="12.139cm" svg:viewBox="0 0 2354 3051" draw:points="682,3051 0,0 2354,1777">
          <text:p/>
        </draw:polygon>
        <draw:g>
          <draw:line draw:style-name="gr19" draw:text-style-name="P14" draw:layer="layout" svg:x1="24.11cm" svg:y1="14.28cm" svg:x2="23.443cm" svg:y2="13.769cm">
            <text:p/>
          </draw:line>
          <draw:frame draw:style-name="gr21" draw:text-style-name="P18" draw:layer="layout" svg:width="2.667cm" svg:height="0.726cm" svg:x="23.844cm" svg:y="14.09cm">
            <draw:text-box>
              <text:p text:style-name="P9"><text:span text:style-name="T8">Winkelebene</text:span></text:p>
            </draw:text-box>
          </draw:frame>
        </draw:g>
        <draw:line draw:style-name="gr4" draw:text-style-name="P4" draw:layer="layout" svg:x1="24.387cm" svg:y1="13.917cm" svg:x2="22.033cm" svg:y2="12.139cm">
          <text:p/>
        </draw:line>
        <draw:g>
          <draw:g>
            <draw:polygon draw:style-name="gr22" draw:text-style-name="P1" draw:layer="layout" svg:width="1.247cm" svg:height="1.495cm" svg:x="4.509cm" svg:y="10.74cm" svg:viewBox="0 0 1248 1496" draw:points="0,0 340,1496 377,1496 432,1496 526,1486 649,1463 762,1429 865,1383 975,1316 1080,1224 1164,1117 1214,1032 1248,942">
              <text:p/>
            </draw:polygon>
            <draw:path draw:style-name="gr23" draw:text-style-name="P19" draw:layer="layout" svg:width="1.011cm" svg:height="0.365cm" draw:transform="rotate (0.234397718542838) translate (4.77282869431063cm 11.9170073027347cm)" svg:viewBox="0 0 1012 366" svg:d="M0 328c748 179 1012-328 1012-328">
              <text:p/>
            </draw:path>
          </draw:g>
          <draw:frame draw:style-name="gr24" draw:text-style-name="P20" draw:layer="layout" svg:width="1.522cm" svg:height="1.439cm" draw:transform="rotate (0.44924774946334) translate (4.153cm 11.381cm)">
            <draw:image xlink:href="Pictures/2000000F000003AB00000378662F2AB5.svm" xlink:type="simple" xlink:show="embed" xlink:actuate="onLoad">
              <text:p/>
            </draw:image>
          </draw:frame>
        </draw:g>
      </draw:page>
      <draw:page draw:name="page2" draw:style-name="dp1" draw:master-page-name="Standard">
        <office:forms form:automatic-focus="false" form:apply-design-mode="false"/>
        <draw:polygon draw:style-name="gr2" draw:text-style-name="P2" draw:layer="Pyramide" svg:width="11.146cm" svg:height="11.641cm" svg:x="2.019cm" svg:y="2.591cm" svg:viewBox="0 0 11147 11642" draw:points="11147,10373 0,11642 8299,0">
          <text:p/>
        </draw:polygon>
        <draw:polygon draw:style-name="gr3" draw:text-style-name="P3" draw:layer="Pyramide" svg:width="17.712cm" svg:height="5.301cm" svg:x="2.019cm" svg:y="12.964cm" svg:viewBox="0 0 17713 5302" draw:points="0,1269 4167,5302 17713,3164 11147,0">
          <text:p/>
        </draw:polygon>
        <draw:line draw:style-name="gr4" draw:text-style-name="P4" draw:layer="layout" svg:x1="13.166cm" svg:y1="12.964cm" svg:x2="6.191cm" svg:y2="18.266cm">
          <text:p/>
        </draw:line>
        <draw:line draw:style-name="gr4" draw:text-style-name="P4" draw:layer="Pyramide" svg:x1="2.019cm" svg:y1="14.233cm" svg:x2="19.732cm" svg:y2="16.142cm">
          <text:p/>
        </draw:line>
        <draw:line draw:style-name="gr4" draw:text-style-name="P21" draw:layer="Pyramide" svg:x1="4.03cm" svg:y1="16.141cm" svg:x2="10.319cm" svg:y2="15.119cm">
          <text:p/>
        </draw:line>
        <draw:polygon draw:style-name="gr25" draw:text-style-name="P22" draw:layer="Pyramide" svg:width="6.287cm" svg:height="13.549cm" svg:x="4.03cm" svg:y="2.591cm" svg:viewBox="0 0 6288 13550" draw:points="0,13550 6288,0 6288,12533">
          <text:p/>
        </draw:polygon>
        <draw:polygon draw:style-name="gr6" draw:text-style-name="P6" draw:layer="Pyramide" svg:width="8.298cm" svg:height="15.674cm" svg:x="2.019cm" svg:y="2.591cm" svg:viewBox="0 0 8299 15675" draw:points="4172,15675 0,11642 8299,0">
          <text:p/>
        </draw:polygon>
        <draw:g>
          <draw:polygon draw:style-name="gr22" draw:text-style-name="P1" draw:layer="layout" svg:width="1.071cm" svg:height="0.857cm" draw:transform="rotate (1.51372406025468) translate (4.029cm 16.141cm)" svg:viewBox="0 0 1072 858" draw:points="0,0 205,845 236,853 320,856 392,858 511,851 576,842 635,830 736,796 796,771 869,729 917,695 960,655 1009,593 1042,546 1072,481 1072,444">
            <text:p/>
          </draw:polygon>
          <draw:path draw:style-name="gr23" draw:text-style-name="P19" draw:layer="layout" svg:width="0.263cm" svg:height="1.002cm" draw:transform="rotate (0.234397718542838) translate (4.509cm 15.077cm)" svg:viewBox="0 0 264 1003" svg:d="M149 1003c327-777-149-1003-149-1003">
            <text:p/>
          </draw:path>
          <draw:frame draw:style-name="gr26" draw:text-style-name="P19" draw:layer="layout" svg:width="0.9cm" svg:height="0.887cm" svg:x="4.131cm" svg:y="15.237cm">
            <draw:image xlink:href="Pictures/2000000F00000385000003780DECF608.svm" xlink:type="simple" xlink:show="embed" xlink:actuate="onLoad">
              <text:p/>
            </draw:image>
          </draw:frame>
        </draw:g>
        <draw:polygon draw:style-name="gr7" draw:text-style-name="P7" draw:layer="Pyramide" svg:width="9.413cm" svg:height="13.549cm" svg:x="10.318cm" svg:y="2.591cm" svg:viewBox="0 0 9414 13550" draw:points="9414,13550 2817,10373 0,0">
          <text:p/>
        </draw:polygon>
        <draw:polygon draw:style-name="gr8" draw:text-style-name="P8" draw:layer="Pyramide" svg:width="13.54cm" svg:height="15.674cm" svg:x="6.191cm" svg:y="2.591cm" svg:viewBox="0 0 13541 15675" draw:points="13541,13550 0,15675 4127,0">
          <text:p/>
        </draw:polygon>
        <draw:line draw:style-name="gr4" draw:text-style-name="P4" draw:layer="Pyramide" svg:x1="10.318cm" svg:y1="15.119cm" svg:x2="10.318cm" svg:y2="2.591cm">
          <text:p/>
        </draw:line>
        <draw:line draw:style-name="gr4" draw:text-style-name="P21" draw:layer="layout" svg:x1="4.029cm" svg:y1="16.141cm" svg:x2="10.318cm" svg:y2="2.591cm">
          <text:p/>
        </draw:line>
        <draw:g>
          <draw:line draw:style-name="gr13" draw:text-style-name="P14" draw:layer="layout" svg:x1="9.091cm" svg:y1="16.76cm" svg:x2="7.715cm" svg:y2="15.732cm">
            <text:p/>
          </draw:line>
          <draw:ellipse draw:style-name="gr12" draw:text-style-name="P13" draw:layer="layout" svg:width="1.756cm" svg:height="1.754cm" svg:x="8.213cm" svg:y="15.883cm">
            <text:p/>
          </draw:ellipse>
          <draw:path draw:style-name="gr27" draw:text-style-name="P23" draw:layer="layout" svg:width="0.498cm" svg:height="1.342cm" svg:x="8.841cm" svg:y="16.096cm" svg:viewBox="0 0 499 1343" svg:d="M0 615h499v-40h-499zM352 339l43 10-3 17h-108l11-59c-21 22-42 39-61 50-20 11-38 17-56 17-15 0-28-3-40-8-13-6-24-14-33-24-9-11-16-24-21-40s-8-34-8-55c0-22 3-43 7-63 5-21 12-41 21-59s20-35 32-50c13-16 27-29 43-40 15-11 33-19 51-26s38-9 58-9c17 0 32 1 46 4s27 7 40 12c1-1 2-1 3-2 1 0 2-1 3-2s2-1 3-3c3-1 5-3 8-6h21zM341 48c-5-3-9-6-14-8-4-2-8-4-13-6s-10-2-15-3-11-1-18-1c-21 0-40 6-57 19s-31 29-43 48c-12 20-21 42-28 67-6 25-9 49-9 73 0 16 2 30 5 41 4 11 8 21 14 28s12 12 20 16 15 5 23 5 17-2 25-5 17-7 25-12c7-5 15-10 23-16s14-13 21-20zM398 1343h-311v-54c26-23 49-44 70-62s41-35 58-51 32-31 45-45c12-15 23-30 32-45 8-16 14-33 18-51s7-39 7-61c0-32-8-57-23-73-15-17-39-25-73-25-7 0-15 0-22 1s-15 3-22 5-13 4-19 6-11 5-16 7l-13 61h-25v-95c19-5 38-8 57-11 18-4 39-5 60-5 56 0 98 11 125 34 28 22 42 54 42 94 0 21-2 39-8 56s-13 34-23 50-23 31-37 46c-15 16-32 32-50 48-19 16-39 34-62 52s-46 39-71 61h261z">
            <text:p/>
          </draw:path>
        </draw:g>
        <draw:g>
          <draw:line draw:style-name="gr13" draw:text-style-name="P14" draw:layer="layout" svg:x1="5.619cm" svg:y1="8.309cm" svg:x2="7.055cm" svg:y2="9.23cm">
            <text:p/>
          </draw:line>
          <draw:circle draw:style-name="gr12" draw:text-style-name="P13" draw:layer="layout" svg:width="1.222cm" svg:height="1.221cm" svg:x="5.07cm" svg:y="7.727cm">
            <text:p/>
          </draw:circle>
          <draw:path draw:style-name="gr28" draw:text-style-name="P23" draw:layer="layout" svg:width="0.61cm" svg:height="0.728cm" svg:x="5.369cm" svg:y="8.023cm" svg:viewBox="0 0 611 729" svg:d="M90 26l-45-9 3-17h109l-33 187c-1 5-2 12-4 19s-2 13-3 20-2 13-4 18-1 9-2 11c9-11 18-22 28-32s21-19 32-26c12-7 23-13 36-18s24-6 37-6c12 0 22 1 32 5 9 3 17 7 24 14s12 15 15 25c4 10 6 22 6 36 0 3 0 7-1 12s-1 11-2 17-2 13-4 19-2 12-3 18l-33 194 50 9-3 17h-114l38-221c1-5 2-11 3-17s2-12 3-18 2-11 2-16c1-5 1-9 1-12 0-11-3-20-9-27s-16-11-29-11c-10 0-21 2-32 7s-22 11-32 19c-11 8-20 16-29 26s-16 20-22 30l-42 240h-63zM575 708l26 6-2 10h-64l6-35c-13 13-25 23-37 30-11 7-22 10-33 10-9 0-17-2-24-5-8-3-14-8-20-14-5-7-9-15-13-24s-4-21-4-33c0-13 1-26 4-39 3-12 7-24 13-35 5-11 11-21 19-30s16-17 26-24 19-12 30-15 23-6 35-6c10 0 19 1 28 2s16 4 24 8c0-1 1-1 2-2l1-1c1-1 1-1 2-1 2-1 3-3 5-4h12zM569 533c-3-2-6-4-8-5-3-1-6-3-8-4-3 0-6-1-9-1-3-1-7-1-11-1-13 0-24 4-34 11s-19 18-26 30-13 25-17 40c-4 14-5 29-5 44 0 9 1 18 3 24s5 13 8 17 7 8 12 10c4 1 9 2 14 2s10 0 15-2 10-4 15-7c4-3 9-7 13-10s9-8 13-12z">
            <text:p/>
          </draw:path>
        </draw:g>
        <draw:custom-shape draw:style-name="gr1" draw:text-style-name="P1" draw:layer="layout" svg:width="6.917cm" svg:height="2.264cm" svg:x="20.677cm" svg:y="4.77cm">
          <text:p/>
          <draw:enhanced-geometry svg:viewBox="0 0 21600 21600" draw:type="rectangle" draw:enhanced-path="M 0 0 L 21600 0 21600 21600 0 21600 0 0 Z N"/>
        </draw:custom-shape>
        <draw:custom-shape draw:style-name="gr1" draw:text-style-name="P1" draw:layer="layout" svg:width="6.917cm" svg:height="2.873cm" svg:x="20.676cm" svg:y="1.469cm">
          <text:p/>
          <draw:enhanced-geometry svg:viewBox="0 0 21600 21600" draw:type="rectangle" draw:enhanced-path="M 0 0 L 21600 0 21600 21600 0 21600 0 0 Z N"/>
        </draw:custom-shape>
        <draw:frame draw:style-name="gr11" draw:text-style-name="P12" draw:layer="layout" svg:width="3.192cm" svg:height="1.944cm" svg:x="21.079cm" svg:y="4.933cm">
          <text:p/>
          <draw:object xlink:href="./Object 5" xlink:type="simple" xlink:show="embed" xlink:actuate="onLoad"/>
          <draw:image xlink:href="./ObjectReplacements/Object 5" xlink:type="simple" xlink:show="embed" xlink:actuate="onLoad"/>
        </draw:frame>
        <draw:frame draw:style-name="gr11" draw:text-style-name="P12" draw:layer="layout" svg:width="4.63cm" svg:height="2.213cm" svg:x="21.956cm" svg:y="2.024cm">
          <text:p/>
          <draw:object xlink:href="./Object 6" xlink:type="simple" xlink:show="embed" xlink:actuate="onLoad"/>
          <draw:image xlink:href="./ObjectReplacements/Object 6" xlink:type="simple" xlink:show="embed" xlink:actuate="onLoad"/>
        </draw:frame>
        <draw:custom-shape draw:style-name="gr1" draw:text-style-name="P1" draw:layer="layout" svg:width="6.917cm" svg:height="9.136cm" svg:x="20.678cm" svg:y="7.534cm">
          <text:p/>
          <draw:enhanced-geometry svg:viewBox="0 0 21600 21600" draw:type="rectangle" draw:enhanced-path="M 0 0 L 21600 0 21600 21600 0 21600 0 0 Z N"/>
        </draw:custom-shape>
        <draw:polygon draw:style-name="gr29" draw:text-style-name="P24" draw:layer="layout" svg:width="3.212cm" svg:height="6.803cm" svg:x="22.354cm" svg:y="7.96cm" svg:viewBox="0 0 3213 6804" draw:points="0,6804 3188,0 3213,6804">
          <text:p/>
        </draw:polygon>
        <draw:path draw:style-name="gr30" draw:text-style-name="P1" draw:layer="layout" svg:width="0.817cm" svg:height="0.819cm" svg:x="22.341cm" svg:y="13.944cm" svg:viewBox="0 0 818 820" svg:d="M388 0c77 43 139 94 198 157 73 78 131 170 171 272 39 102 61 214 61 333 0 11 0 23 0 34-1 4-2 8-4 12-2 3-5 6-9 9s-8 3-12 3h-790c-1 0-2 0-3 0z">
          <text:p/>
        </draw:path>
        <draw:frame draw:style-name="gr26" draw:text-style-name="P19" draw:layer="layout" svg:width="0.9cm" svg:height="0.887cm" svg:x="22.375cm" svg:y="13.971cm">
          <draw:image xlink:href="Pictures/2000000F00000385000003780DECF608.svm" xlink:type="simple" xlink:show="embed" xlink:actuate="onLoad">
            <text:p/>
          </draw:image>
        </draw:frame>
        <draw:path draw:style-name="gr28" draw:text-style-name="P23" draw:layer="layout" svg:width="0.61cm" svg:height="0.728cm" svg:x="23.17cm" svg:y="10.524cm" svg:viewBox="0 0 611 729" svg:d="M90 26l-45-9 3-17h109l-33 187c-1 5-2 12-4 19s-2 13-3 20-2 13-4 18-1 9-2 11c9-11 18-22 28-32s21-19 32-26c12-7 23-13 36-18s24-6 37-6c12 0 22 1 32 5 9 3 17 7 24 14s12 15 15 25c4 10 6 22 6 36 0 3 0 7-1 12s-1 11-2 17-2 13-4 19-2 12-3 18l-33 194 50 9-3 17h-114l38-221c1-5 2-11 3-17s2-12 3-18 2-11 2-16c1-5 1-9 1-12 0-11-3-20-9-27s-16-11-29-11c-10 0-21 2-32 7s-22 11-32 19c-11 8-20 16-29 26s-16 20-22 30l-42 240h-63zM575 708l26 6-2 10h-64l6-35c-13 13-25 23-37 30-11 7-22 10-33 10-9 0-17-2-24-5-8-3-14-8-20-14-5-7-9-15-13-24s-4-21-4-33c0-13 1-26 4-39 3-12 7-24 13-35 5-11 11-21 19-30s16-17 26-24 19-12 30-15 23-6 35-6c10 0 19 1 28 2s16 4 24 8c0-1 1-1 2-2l1-1c1-1 1-1 2-1 2-1 3-3 5-4h12zM569 533c-3-2-6-4-8-5-3-1-6-3-8-4-3 0-6-1-9-1-3-1-7-1-11-1-13 0-24 4-34 11s-19 18-26 30-13 25-17 40c-4 14-5 29-5 44 0 9 1 18 3 24s5 13 8 17 7 8 12 10c4 1 9 2 14 2s10 0 15-2 10-4 15-7c4-3 9-7 13-10s9-8 13-12z">
          <text:p/>
        </draw:path>
        <draw:g>
          <draw:circle draw:style-name="gr12" draw:text-style-name="P13" draw:layer="layout" svg:width="1.222cm" svg:height="1.221cm" svg:x="10.905cm" svg:y="8.186cm">
            <text:p/>
          </draw:circle>
          <draw:line draw:style-name="gr13" draw:text-style-name="P14" draw:layer="layout" svg:x1="11.527cm" svg:y1="8.913cm" svg:x2="10.422cm" svg:y2="10.404cm">
            <text:p/>
          </draw:line>
          <draw:path draw:style-name="gr28" draw:text-style-name="P23" draw:layer="layout" svg:width="0.327cm" svg:height="0.538cm" svg:x="11.356cm" svg:y="8.527cm" svg:viewBox="0 0 328 539" svg:d="M90 26l-45-9 3-17h109l-33 187c-1 5-2 12-4 19s-2 13-3 20-2 13-4 18-1 9-2 11c9-11 18-22 28-32s21-19 32-26c12-7 23-13 36-18s24-6 37-6c12 0 22 1 32 5 9 3 17 7 24 14s12 15 15 25c4 10 6 22 6 36 0 3 0 7-1 12s-1 11-2 17-2 13-4 19-2 12-3 18l-33 194 50 9-3 17h-114l38-221c1-5 2-11 3-17s2-12 3-18 2-11 2-16c1-5 1-9 1-12 0-11-3-20-9-27s-16-11-29-11c-10 0-21 2-32 7s-22 11-32 19c-11 8-20 16-29 26s-16 20-22 30l-42 240h-63z">
            <text:p/>
          </draw:path>
        </draw:g>
        <draw:path draw:style-name="gr28" draw:text-style-name="P23" draw:layer="layout" svg:width="0.327cm" svg:height="0.538cm" svg:x="25.756cm" svg:y="11.228cm" svg:viewBox="0 0 328 539" svg:d="M90 26l-45-9 3-17h109l-33 187c-1 5-2 12-4 19s-2 13-3 20-2 13-4 18-1 9-2 11c9-11 18-22 28-32s21-19 32-26c12-7 23-13 36-18s24-6 37-6c12 0 22 1 32 5 9 3 17 7 24 14s12 15 15 25c4 10 6 22 6 36 0 3 0 7-1 12s-1 11-2 17-2 13-4 19-2 12-3 18l-33 194 50 9-3 17h-114l38-221c1-5 2-11 3-17s2-12 3-18 2-11 2-16c1-5 1-9 1-12 0-11-3-20-9-27s-16-11-29-11c-10 0-21 2-32 7s-22 11-32 19c-11 8-20 16-29 26s-16 20-22 30l-42 240h-63z">
          <text:p/>
        </draw:path>
        <draw:g>
          <draw:path draw:style-name="gr31" draw:text-style-name="P1" draw:layer="layout" svg:width="0.789cm" svg:height="0.884cm" svg:x="24.777cm" svg:y="13.879cm" svg:viewBox="0 0 790 885" svg:d="M1 885c-1-11-1-22-1-33 0-462 338-821 790-852v885z">
            <text:p/>
          </draw:path>
          <draw:custom-shape draw:style-name="gr32" draw:text-style-name="P25" draw:layer="layout" svg:width="0.114cm" svg:height="0.114cm" svg:x="25.185cm" svg:y="1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3" draw:text-style-name="P26" draw:layer="layout" svg:width="0.495cm" svg:height="1.343cm" svg:x="23.859cm" svg:y="15.109cm" svg:viewBox="0 0 496 1344" svg:d="M349 339l42 10-3 17h-107l11-59c-21 22-41 39-60 50s-38 17-56 17c-14 0-27-3-39-8-13-6-23-14-32-24-9-11-16-24-21-40-6-16-8-34-8-55 0-22 2-43 7-63 5-21 12-41 20-59s20-35 33-50c12-16 26-29 42-40 15-11 32-19 50-26s38-9 58-9c16 0 31 1 45 4s27 7 40 12c1-1 2-1 3-2 0 0 1-1 2-2s2-1 4-3c2-1 5-3 8-6h20zM338 48c-5-3-9-6-13-8-5-2-9-4-14-6s-9-2-14-3c-6-1-11-1-18-1-21 0-40 6-57 19s-31 29-43 48c-11 20-20 42-27 67-6 25-9 49-9 73 0 16 2 30 5 41 4 11 8 21 14 28s12 12 19 16 16 5 24 5 16-2 24-5c9-3 17-7 24-12 8-5 16-10 23-16s15-13 21-20zM0 616v-37h496v37zM395 1344h-308v-56c25-24 48-45 69-64s40-36 57-52 32-32 45-47c12-15 23-31 31-47s15-33 19-52 6-40 6-63c0-33-7-58-22-75-15-18-39-26-72-26-8 0-15 0-23 2s-14 2-21 4-13 4-19 7c-6 2-11 4-15 7l-14 62h-24v-98c19-4 37-8 56-11 18-3 38-5 60-5 55 0 96 12 123 35 28 23 42 55 42 98 0 20-3 40-8 57s-13 35-23 51-22 33-37 48c-14 16-31 33-49 49-19 17-39 35-61 54s-46 41-71 64h259z">
          <text:p/>
        </draw:path>
      </draw:page>
      <draw:page draw:name="page3" draw:style-name="dp1" draw:master-page-name="Standard">
        <office:forms form:automatic-focus="false" form:apply-design-mode="false"/>
        <draw:polygon draw:style-name="gr2" draw:text-style-name="P2" draw:layer="Pyramide" svg:width="11.146cm" svg:height="11.641cm" svg:x="2.019cm" svg:y="2.591cm" svg:viewBox="0 0 11147 11642" draw:points="11147,10373 0,11642 8299,0">
          <text:p/>
        </draw:polygon>
        <draw:polygon draw:style-name="gr3" draw:text-style-name="P3" draw:layer="Pyramide" svg:width="17.712cm" svg:height="5.301cm" svg:x="2.019cm" svg:y="12.964cm" svg:viewBox="0 0 17713 5302" draw:points="0,1269 4167,5302 17713,3164 11147,0">
          <text:p/>
        </draw:polygon>
        <draw:line draw:style-name="gr4" draw:text-style-name="P4" draw:layer="layout" svg:x1="13.166cm" svg:y1="12.964cm" svg:x2="6.191cm" svg:y2="18.266cm">
          <text:p/>
        </draw:line>
        <draw:line draw:style-name="gr4" draw:text-style-name="P4" draw:layer="Pyramide" svg:x1="2.019cm" svg:y1="14.233cm" svg:x2="19.732cm" svg:y2="16.142cm">
          <text:p/>
        </draw:line>
        <draw:polygon draw:style-name="gr25" draw:text-style-name="P22" draw:layer="Pyramide" svg:width="8.298cm" svg:height="13.549cm" svg:x="2.019cm" svg:y="2.591cm" svg:viewBox="0 0 8299 13550" draw:points="2011,13550 8299,0 0,11642">
          <text:p/>
        </draw:polygon>
        <draw:polygon draw:style-name="gr6" draw:text-style-name="P6" draw:layer="Pyramide" svg:width="8.298cm" svg:height="15.674cm" svg:x="2.019cm" svg:y="2.591cm" svg:viewBox="0 0 8299 15675" draw:points="4172,15675 0,11642 8299,0">
          <text:p/>
        </draw:polygon>
        <draw:polygon draw:style-name="gr7" draw:text-style-name="P7" draw:layer="Pyramide" svg:width="9.413cm" svg:height="13.549cm" svg:x="10.318cm" svg:y="2.591cm" svg:viewBox="0 0 9414 13550" draw:points="9414,13550 2817,10373 0,0">
          <text:p/>
        </draw:polygon>
        <draw:polygon draw:style-name="gr8" draw:text-style-name="P8" draw:layer="Pyramide" svg:width="13.54cm" svg:height="15.674cm" svg:x="6.191cm" svg:y="2.591cm" svg:viewBox="0 0 13541 15675" draw:points="13541,13550 0,15675 4127,0">
          <text:p/>
        </draw:polygon>
        <draw:line draw:style-name="gr4" draw:text-style-name="P4" draw:layer="Pyramide" svg:x1="10.318cm" svg:y1="15.119cm" svg:x2="10.318cm" svg:y2="2.591cm">
          <text:p/>
        </draw:line>
        <draw:line draw:style-name="gr4" draw:text-style-name="P21" draw:layer="layout" svg:x1="4.029cm" svg:y1="16.141cm" svg:x2="10.318cm" svg:y2="2.591cm">
          <text:p/>
        </draw:line>
        <draw:g>
          <draw:polygon draw:style-name="gr22" draw:text-style-name="P1" draw:layer="layout" svg:width="0.864cm" svg:height="1.135cm" draw:transform="skewX (0.00157079632679496) rotate (0.602313124863243) translate (1.86095597207015cm 13.9911482787595cm)" svg:viewBox="0 0 865 1136" draw:points="0,294 173,1136 228,1118 311,1086 370,1059 428,1030 482,996 538,961 595,919 647,865 706,803 758,727 787,665 817,598 837,543 849,480 861,406 865,328 859,239 848,162 830,81 805,0">
            <text:p/>
          </draw:polygon>
          <draw:path draw:style-name="gr23" draw:text-style-name="P19" draw:layer="layout" svg:width="0.403cm" svg:height="1.287cm" draw:transform="rotate (0.234397718542838) translate (2.35487062892012cm 13.5752961891817cm)" svg:viewBox="0 0 404 1288" svg:d="M0 1288c786-629 182-1288 182-1288">
            <text:p/>
          </draw:path>
          <draw:frame draw:style-name="gr26" draw:text-style-name="P19" draw:layer="layout" svg:width="0.849cm" svg:height="0.887cm" draw:transform="rotate (-0.530580092606276) translate (2.41cm 13.58cm)">
            <draw:image xlink:href="Pictures/2000000F0000035200000378E6483A1F.svm" xlink:type="simple" xlink:show="embed" xlink:actuate="onLoad">
              <text:p/>
            </draw:image>
          </draw:frame>
        </draw:g>
        <draw:g>
          <draw:line draw:style-name="gr13" draw:text-style-name="P14" draw:layer="layout" svg:x1="1.501cm" svg:y1="16.374cm" svg:x2="2.877cm" svg:y2="15.346cm">
            <text:p/>
          </draw:line>
          <draw:ellipse draw:style-name="gr12" draw:text-style-name="P13" draw:layer="layout" svg:width="1.756cm" svg:height="1.754cm" svg:x="0.623cm" svg:y="15.497cm">
            <text:p/>
          </draw:ellipse>
          <draw:path draw:style-name="gr27" draw:text-style-name="P23" draw:layer="layout" svg:width="0.498cm" svg:height="1.342cm" svg:x="1.251cm" svg:y="15.71cm" svg:viewBox="0 0 499 1343" svg:d="M0 615h499v-40h-499zM352 339l43 10-3 17h-108l11-59c-21 22-42 39-61 50-20 11-38 17-56 17-15 0-28-3-40-8-13-6-24-14-33-24-9-11-16-24-21-40s-8-34-8-55c0-22 3-43 7-63 5-21 12-41 21-59s20-35 32-50c13-16 27-29 43-40 15-11 33-19 51-26s38-9 58-9c17 0 32 1 46 4s27 7 40 12c1-1 2-1 3-2 1 0 2-1 3-2s2-1 3-3c3-1 5-3 8-6h21zM341 48c-5-3-9-6-14-8-4-2-8-4-13-6s-10-2-15-3-11-1-18-1c-21 0-40 6-57 19s-31 29-43 48c-12 20-21 42-28 67-6 25-9 49-9 73 0 16 2 30 5 41 4 11 8 21 14 28s12 12 20 16 15 5 23 5 17-2 25-5 17-7 25-12c7-5 15-10 23-16s14-13 21-20zM398 1343h-311v-54c26-23 49-44 70-62s41-35 58-51 32-31 45-45c12-15 23-30 32-45 8-16 14-33 18-51s7-39 7-61c0-32-8-57-23-73-15-17-39-25-73-25-7 0-15 0-22 1s-15 3-22 5-13 4-19 6-11 5-16 7l-13 61h-25v-95c19-5 38-8 57-11 18-4 39-5 60-5 56 0 98 11 125 34 28 22 42 54 42 94 0 21-2 39-8 56s-13 34-23 50-23 31-37 46c-15 16-32 32-50 48-19 16-39 34-62 52s-46 39-71 61h261z">
            <text:p/>
          </draw:path>
        </draw:g>
        <draw:g>
          <draw:line draw:style-name="gr13" draw:text-style-name="P14" draw:layer="layout" svg:x1="8.787cm" svg:y1="8.408cm" svg:x2="7.351cm" svg:y2="9.329cm">
            <text:p/>
          </draw:line>
          <draw:circle draw:style-name="gr12" draw:text-style-name="P13" draw:layer="layout" svg:width="1.222cm" svg:height="1.221cm" svg:x="8.114cm" svg:y="7.826cm">
            <text:p/>
          </draw:circle>
          <draw:path draw:style-name="gr28" draw:text-style-name="P23" draw:layer="layout" svg:width="0.61cm" svg:height="0.728cm" svg:x="8.425cm" svg:y="8.122cm" svg:viewBox="0 0 611 729" svg:d="M90 26l-45-9 3-17h109l-33 187c-1 5-2 12-4 19s-2 13-3 20-2 13-4 18-1 9-2 11c9-11 18-22 28-32s21-19 32-26c12-7 23-13 36-18s24-6 37-6c12 0 22 1 32 5 9 3 17 7 24 14s12 15 15 25c4 10 6 22 6 36 0 3 0 7-1 12s-1 11-2 17-2 13-4 19-2 12-3 18l-33 194 50 9-3 17h-114l38-221c1-5 2-11 3-17s2-12 3-18 2-11 2-16c1-5 1-9 1-12 0-11-3-20-9-27s-16-11-29-11c-10 0-21 2-32 7s-22 11-32 19c-11 8-20 16-29 26s-16 20-22 30l-42 240h-63zM575 708l26 6-2 10h-64l6-35c-13 13-25 23-37 30-11 7-22 10-33 10-9 0-17-2-24-5-8-3-14-8-20-14-5-7-9-15-13-24s-4-21-4-33c0-13 1-26 4-39 3-12 7-24 13-35 5-11 11-21 19-30s16-17 26-24 19-12 30-15 23-6 35-6c10 0 19 1 28 2s16 4 24 8c0-1 1-1 2-2l1-1c1-1 1-1 2-1 2-1 3-3 5-4h12zM569 533c-3-2-6-4-8-5-3-1-6-3-8-4-3 0-6-1-9-1-3-1-7-1-11-1-13 0-24 4-34 11s-19 18-26 30-13 25-17 40c-4 14-5 29-5 44 0 9 1 18 3 24s5 13 8 17 7 8 12 10c4 1 9 2 14 2s10 0 15-2 10-4 15-7c4-3 9-7 13-10s9-8 13-12z">
            <text:p/>
          </draw:path>
        </draw:g>
        <draw:g>
          <draw:line draw:style-name="gr13" draw:text-style-name="P14" draw:layer="layout" svg:x1="7.925cm" svg:y1="4.085cm" svg:x2="8.231cm" svg:y2="5.489cm">
            <text:p/>
          </draw:line>
          <draw:circle draw:style-name="gr12" draw:text-style-name="P13" draw:layer="layout" svg:width="1.222cm" svg:height="1.221cm" svg:x="7.311cm" svg:y="3.408cm">
            <text:p/>
          </draw:circle>
          <draw:path draw:style-name="gr28" draw:text-style-name="P23" draw:layer="layout" svg:width="0.364cm" svg:height="0.504cm" svg:x="7.742cm" svg:y="3.819cm" svg:viewBox="0 0 365 505" svg:d="M158 310c9 0 17-1 26-4s18-7 27-12c8-5 16-10 24-16s15-12 21-18l41-223c-6-1-11-3-16-4s-9-2-14-3-10-1-15-1c-5-1-11-1-18-1-20 0-39 6-56 17s-32 25-45 44c-12 18-22 39-29 63s-10 48-10 73c0 12 1 24 4 34 2 10 6 19 12 27 5 7 12 13 20 18s17 6 28 6zM250 290c-5 5-11 12-20 19s-19 15-30 21-22 13-34 18-25 7-37 7c-16 0-31-3-44-9s-24-14-33-24c-8-11-15-24-19-38s-7-32-7-49c0-22 2-42 7-62s13-39 22-56 20-33 33-48 28-26 44-37c16-10 33-18 51-24s38-8 58-8c8 0 18 0 29 1s22 2 33 4c12 1 23 2 33 4s21 4 29 6l-64 345c-5 26-12 48-21 67-9 18-21 33-35 45-14 11-31 20-51 25-19 5-42 8-68 8-13 0-27-1-40-3-12-1-24-3-35-6-11-2-21-5-30-8s-16-6-21-9l7-82h17l14 46c9 8 20 15 35 20 14 5 32 8 53 8 19 0 34-2 47-8 13-5 24-12 33-21 8-8 15-19 19-30 5-12 8-24 11-37z">
            <text:p/>
          </draw:path>
        </draw:g>
        <draw:custom-shape draw:style-name="gr1" draw:text-style-name="P1" draw:layer="layout" svg:width="6.917cm" svg:height="2.873cm" svg:x="20.677cm" svg:y="10.27cm">
          <text:p/>
          <draw:enhanced-geometry svg:viewBox="0 0 21600 21600" draw:type="rectangle" draw:enhanced-path="M 0 0 L 21600 0 21600 21600 0 21600 0 0 Z N"/>
        </draw:custom-shape>
        <draw:custom-shape draw:style-name="gr1" draw:text-style-name="P1" draw:layer="layout" svg:width="6.917cm" svg:height="2.272cm" svg:x="20.678cm" svg:y="13.571cm">
          <text:p/>
          <draw:enhanced-geometry svg:viewBox="0 0 21600 21600" draw:type="rectangle" draw:enhanced-path="M 0 0 L 21600 0 21600 21600 0 21600 0 0 Z N"/>
        </draw:custom-shape>
        <draw:frame draw:style-name="gr11" draw:text-style-name="P12" draw:layer="layout" svg:width="3.09cm" svg:height="1.947cm" svg:x="21.165cm" svg:y="13.697cm">
          <text:p/>
          <draw:object xlink:href="./Object 7" xlink:type="simple" xlink:show="embed" xlink:actuate="onLoad"/>
          <draw:image xlink:href="./ObjectReplacements/Object 7" xlink:type="simple" xlink:show="embed" xlink:actuate="onLoad"/>
        </draw:frame>
        <draw:custom-shape draw:style-name="gr1" draw:text-style-name="P1" draw:layer="layout" svg:width="6.917cm" svg:height="9.136cm" svg:x="20.633cm" svg:y="0.781cm">
          <text:p/>
          <draw:enhanced-geometry svg:viewBox="0 0 21600 21600" draw:type="rectangle" draw:enhanced-path="M 0 0 L 21600 0 21600 21600 0 21600 0 0 Z N"/>
        </draw:custom-shape>
        <draw:polygon draw:style-name="gr29" draw:text-style-name="P24" draw:layer="layout" svg:width="3.212cm" svg:height="6.803cm" svg:x="22.309cm" svg:y="1.207cm" svg:viewBox="0 0 3213 6804" draw:points="0,6804 3188,0 3213,6804">
          <text:p/>
        </draw:polygon>
        <draw:path draw:style-name="gr30" draw:text-style-name="P1" draw:layer="layout" svg:width="0.962cm" svg:height="0.964cm" svg:x="22.296cm" svg:y="7.046cm" svg:viewBox="0 0 963 965" svg:d="M457 0c90 51 163 111 233 185 86 92 154 200 201 320 46 120 72 252 72 392 0 13 0 27 0 40-2 4-3 9-5 14-2 3-6 7-11 10s-9 4-14 4h-929c-2 0-3 0-4 0z">
          <text:p/>
        </draw:path>
        <draw:g>
          <draw:path draw:style-name="gr31" draw:text-style-name="P1" draw:layer="layout" svg:width="0.789cm" svg:height="0.884cm" svg:x="24.732cm" svg:y="7.126cm" svg:viewBox="0 0 790 885" svg:d="M1 885c-1-11-1-22-1-33 0-462 338-821 790-852v885z">
            <text:p/>
          </draw:path>
          <draw:custom-shape draw:style-name="gr32" draw:text-style-name="P25" draw:layer="layout" svg:width="0.114cm" svg:height="0.114cm" svg:x="25.14cm" svg:y="7.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3" draw:text-style-name="P26" draw:layer="layout" svg:width="0.36cm" svg:height="0.53cm" svg:x="22.885cm" svg:y="4.984cm" svg:viewBox="0 0 361 531" svg:d="M156 326c9 0 18-2 26-5 9-3 18-7 27-12 8-5 16-11 24-17 7-6 14-13 20-19l41-234c-6-1-11-3-16-4s-9-2-14-3-9-1-15-2c-5 0-11 0-18 0-20 0-38 5-55 17s-32 27-44 46c-13 19-22 42-29 67s-10 50-10 77c0 13 1 24 4 35 2 11 6 20 11 28 6 8 12 15 20 19s18 7 28 7zM248 305c-5 5-12 12-21 20-8 8-18 15-29 22s-22 14-34 19-24 7-36 7c-17 0-31-3-44-9s-23-15-32-26-15-24-20-40-6-33-6-51c0-23 2-44 7-65s12-41 21-59c10-18 21-35 34-50s27-28 43-39c15-11 32-19 50-25s37-9 57-9c9 0 18 0 29 1s22 2 33 4c11 1 22 3 33 5s20 4 28 6l-63 363c-5 27-12 51-21 70s-20 35-34 47-31 21-51 27c-19 5-42 8-67 8-14 0-27-1-39-3-13-1-25-4-36-6-11-3-21-6-29-9-9-3-16-6-21-9l7-87h17l13 48c9 9 21 16 35 22 15 6 32 8 53 8 18 0 34-2 47-8 12-5 23-13 31-22 9-9 15-20 20-32s8-25 10-39z">
          <text:p/>
        </draw:path>
        <draw:path draw:style-name="gr33" draw:text-style-name="P26" draw:layer="layout" svg:width="0.323cm" svg:height="0.538cm" svg:x="25.759cm" svg:y="4.623cm" svg:viewBox="0 0 324 539" svg:d="M89 26l-44-9 3-17h108l-33 187c-1 5-3 12-4 19s-2 13-3 20-3 13-4 18-2 9-2 11c8-11 18-22 28-32s20-19 31-26c12-7 23-13 35-18s25-6 38-6c11 0 21 1 31 5 9 3 17 7 24 14 6 7 12 15 15 25 4 10 6 22 6 36 0 3-1 7-1 12-1 5-2 11-3 17s-2 13-3 19-2 12-3 18l-33 194 49 9-3 17h-112l38-221c1-5 2-11 3-17s2-12 3-18 1-11 2-16c0-5 0-9 0-12 0-11-3-20-9-27s-15-11-28-11c-11 0-21 2-32 7s-22 11-32 19-20 16-28 26c-9 10-16 20-22 30l-42 240h-62z">
          <text:p/>
        </draw:path>
        <draw:path draw:style-name="gr33" draw:text-style-name="P27" draw:layer="layout" svg:width="0.198cm" svg:height="0.221cm" svg:x="26.168cm" svg:y="5.129cm" svg:viewBox="0 0 199 222" svg:d="M164 201l25 6-2 10h-64l7-35c-13 13-25 23-37 30-11 6-22 10-33 10-8 0-16-2-24-5-7-3-13-8-19-14s-9-15-12-24-5-20-5-32c0-13 1-26 4-38s7-24 13-35c5-11 11-21 19-30s16-17 25-23c9-7 19-12 30-15 11-4 23-6 35-6 9 0 19 1 27 2s16 4 24 7c0 0 1 0 1-1 1 0 1 0 2-1 1 0 1-1 2-1 1-1 3-3 5-4h12zM157 29c-3-2-6-4-8-5s-5-3-8-4-6-1-9-2c-3 0-6 0-10 0-13 0-24 3-34 11-10 7-19 17-26 29s-12 25-16 39c-4 15-6 29-6 44 0 9 1 17 3 24s5 12 9 16c3 5 7 8 11 10s9 3 14 3 10-1 15-3 10-4 14-7c5-3 10-6 14-10s9-8 13-12z">
          <text:p/>
        </draw:path>
        <draw:path draw:style-name="gr33" draw:text-style-name="P28" draw:layer="layout" svg:width="0.333cm" svg:height="0.688cm" svg:x="22.71cm" svg:y="7.292cm" svg:viewBox="0 0 334 689" svg:d="M102 473c4 14 13 26 26 35s29 14 47 14c27 0 49-12 64-36 16-24 24-57 24-97 0-42-8-75-23-101s-37-44-66-53h-1-1c-1 0-4 1-8 3-18 8-33 12-42 12-7 0-12-2-16-6-3-4-5-9-5-17 0-7 2-13 5-16 4-3 10-4 18-4 6 0 20 3 40 11l12 4h1c17-7 30-19 38-35s12-37 12-62c0-32-7-58-21-78-15-19-34-28-59-28-29 0-50 11-63 34s-20 61-20 114v522h-64v-449c0-77 14-136 41-178s67-62 118-62c40 0 73 11 98 32 26 21 38 49 38 83 0 24-9 46-26 65s-43 34-77 45l-6 2 6 2c47 12 82 30 106 55s36 56 36 93c0 47-14 86-43 116-28 30-63 46-106 46-27 0-50-7-68-19s-28-28-31-47z">
          <text:p/>
        </draw:path>
        <draw:path draw:style-name="gr33" draw:text-style-name="P26" draw:layer="layout" svg:width="0.495cm" svg:height="1.343cm" svg:x="23.859cm" svg:y="8.209cm" svg:viewBox="0 0 496 1344" svg:d="M349 339l42 10-3 17h-107l11-59c-21 22-41 39-60 50s-38 17-56 17c-14 0-27-3-39-8-13-6-23-14-32-24-9-11-16-24-21-40-6-16-8-34-8-55 0-22 2-43 7-63 5-21 12-41 20-59s20-35 33-50c12-16 26-29 42-40 15-11 32-19 50-26s38-9 58-9c16 0 31 1 45 4s27 7 40 12c1-1 2-1 3-2 0 0 1-1 2-2s2-1 4-3c2-1 5-3 8-6h20zM338 48c-5-3-9-6-13-8-5-2-9-4-14-6s-9-2-14-3c-6-1-11-1-18-1-21 0-40 6-57 19s-31 29-43 48c-11 20-20 42-27 67-6 25-9 49-9 73 0 16 2 30 5 41 4 11 8 21 14 28s12 12 19 16 16 5 24 5 16-2 24-5c9-3 17-7 24-12 8-5 16-10 23-16s15-13 21-20zM0 616v-37h496v37zM395 1344h-308v-56c25-24 48-45 69-64s40-36 57-52 32-32 45-47c12-15 23-31 31-47s15-33 19-52 6-40 6-63c0-33-7-58-22-75-15-18-39-26-72-26-8 0-15 0-23 2s-14 2-21 4-13 4-19 7c-6 2-11 4-15 7l-14 62h-24v-98c19-4 37-8 56-11 18-3 38-5 60-5 55 0 96 12 123 35 28 23 42 55 42 98 0 20-3 40-8 57s-13 35-23 51-22 33-37 48c-14 16-31 33-49 49-19 17-39 35-61 54s-46 41-71 64h259z">
          <text:p/>
        </draw:path>
      </draw:page>
      <draw:page draw:name="page4" draw:style-name="dp1" draw:master-page-name="Standard">
        <office:forms form:automatic-focus="false" form:apply-design-mode="false"/>
        <draw:polygon draw:style-name="gr2" draw:text-style-name="P2" draw:layer="Pyramide" svg:width="11.146cm" svg:height="11.641cm" svg:x="2.019cm" svg:y="2.591cm" svg:viewBox="0 0 11147 11642" draw:points="11147,10373 0,11642 8299,0">
          <text:p/>
        </draw:polygon>
        <draw:polygon draw:style-name="gr3" draw:text-style-name="P3" draw:layer="Pyramide" svg:width="17.712cm" svg:height="5.301cm" svg:x="2.019cm" svg:y="12.964cm" svg:viewBox="0 0 17713 5302" draw:points="0,1269 4167,5302 17713,3164 11147,0">
          <text:p/>
        </draw:polygon>
        <draw:line draw:style-name="gr4" draw:text-style-name="P4" draw:layer="Pyramide" svg:x1="2.019cm" svg:y1="14.233cm" svg:x2="19.732cm" svg:y2="16.142cm">
          <text:p/>
        </draw:line>
        <draw:polygon draw:style-name="gr25" draw:text-style-name="P22" draw:layer="Pyramide" svg:width="4.171cm" svg:height="7.527cm" svg:x="2.019cm" svg:y="10.738cm" svg:viewBox="0 0 4172 7528" draw:points="4172,7528 2490,0 0,3473">
          <text:p/>
        </draw:polygon>
        <draw:polygon draw:style-name="gr6" draw:text-style-name="P6" draw:layer="Pyramide" svg:width="8.298cm" svg:height="15.674cm" svg:x="2.019cm" svg:y="2.591cm" svg:viewBox="0 0 8299 15675" draw:points="4172,15675 0,11642 8299,0">
          <text:p/>
        </draw:polygon>
        <draw:polygon draw:style-name="gr7" draw:text-style-name="P7" draw:layer="Pyramide" svg:width="9.413cm" svg:height="13.549cm" svg:x="10.318cm" svg:y="2.591cm" svg:viewBox="0 0 9414 13550" draw:points="9414,13550 2817,10373 0,0">
          <text:p/>
        </draw:polygon>
        <draw:polygon draw:style-name="gr8" draw:text-style-name="P8" draw:layer="Pyramide" svg:width="13.54cm" svg:height="15.674cm" svg:x="6.192cm" svg:y="2.591cm" svg:viewBox="0 0 13541 15675" draw:points="13541,13550 0,15675 4127,0">
          <text:p/>
        </draw:polygon>
        <draw:line draw:style-name="gr4" draw:text-style-name="P4" draw:layer="Pyramide" svg:x1="10.318cm" svg:y1="15.119cm" svg:x2="10.318cm" svg:y2="2.591cm">
          <text:p/>
        </draw:line>
        <draw:line draw:style-name="gr4" draw:text-style-name="P4" draw:layer="layout" svg:x1="4.509cm" svg:y1="10.738cm" svg:x2="6.191cm" svg:y2="18.266cm">
          <text:p/>
        </draw:line>
        <draw:line draw:style-name="gr4" draw:text-style-name="P4" draw:layer="layout" svg:x1="13.167cm" svg:y1="12.964cm" svg:x2="6.192cm" svg:y2="18.266cm">
          <text:p/>
        </draw:line>
        <draw:g>
          <draw:g>
            <draw:line draw:style-name="gr13" draw:text-style-name="P14" draw:layer="layout" svg:x1="2.797cm" svg:y1="17.155cm" svg:x2="3.661cm" svg:y2="16.003cm">
              <text:p/>
            </draw:line>
            <draw:circle draw:style-name="gr12" draw:text-style-name="P13" draw:layer="layout" svg:width="1.222cm" svg:height="1.221cm" svg:x="2.089cm" svg:y="16.645cm">
              <text:p/>
            </draw:circle>
          </draw:g>
          <draw:path draw:style-name="gr28" draw:text-style-name="P23" draw:layer="layout" svg:width="0.335cm" svg:height="0.373cm" svg:x="2.534cm" svg:y="17.066cm" svg:viewBox="0 0 336 374" svg:d="M276 339l43 10-3 17h-108l11-59c-22 22-42 39-61 50-20 11-39 17-56 17-15 0-28-3-41-8-12-6-23-14-32-24-9-11-16-24-21-40s-8-34-8-55c0-22 2-43 7-63 5-21 12-41 21-59s20-35 32-50c13-16 27-29 43-40 15-11 32-19 51-26s38-9 58-9c16 0 32 1 46 4s27 7 40 12c1-1 2-1 3-2 1 0 2-1 3-2s2-1 3-3c2-1 5-3 8-6h21zM265 48c-5-3-9-6-14-8-4-2-9-4-13-6s-10-2-15-3-11-1-18-1c-21 0-40 6-57 19s-32 29-43 48c-12 20-21 42-28 67-6 25-9 49-9 73 0 16 2 30 5 41 4 11 8 21 14 28s12 12 20 16 15 5 23 5 17-2 25-5 16-7 24-12 16-10 24-16 14-13 21-20z">
            <text:p/>
          </draw:path>
        </draw:g>
        <draw:g>
          <draw:circle draw:style-name="gr12" draw:text-style-name="P13" draw:layer="layout" svg:width="1.222cm" svg:height="1.221cm" svg:x="6.086cm" svg:y="11.365cm">
            <text:p/>
          </draw:circle>
          <draw:line draw:style-name="gr13" draw:text-style-name="P14" draw:layer="layout" svg:x1="6.269cm" svg:y1="12.217cm" svg:x2="5.09cm" svg:y2="12.899cm">
            <text:p/>
          </draw:line>
          <draw:path draw:style-name="gr28" draw:text-style-name="P23" draw:layer="layout" svg:width="0.613cm" svg:height="0.826cm" svg:x="6.394cm" svg:y="11.629cm" svg:viewBox="0 0 614 827" svg:d="M90 26l-45-9 3-17h109l-33 187c-1 5-2 12-4 19s-2 13-3 20-2 13-4 18-1 9-2 11c9-11 18-22 28-32s21-19 32-26c12-7 23-13 36-18s24-6 37-6c12 0 22 1 32 5 9 3 17 7 24 14s12 15 15 25c4 10 6 22 6 36 0 3 0 7-1 12s-1 11-2 17-2 13-4 19-2 12-3 18l-33 194 50 9-3 17h-114l38-221c1-5 2-11 3-17s2-12 3-18 2-11 2-16c1-5 1-9 1-12 0-11-3-20-9-27s-16-11-29-11c-10 0-21 2-32 7s-22 11-32 19c-11 8-20 16-29 26s-16 20-22 30l-42 240h-63zM490 704c5 0 10-1 16-3 5-2 11-4 16-7s10-7 14-11c5-3 9-7 13-11l25-141c-4 0-7-1-10-2s-6-1-9-2c-2 0-5-1-9-1-3 0-6 0-10 0-13 0-24 3-34 10s-19 16-27 28-13 25-17 40-7 30-7 46c0 8 1 15 3 22 1 6 4 12 7 17s7 8 12 11 11 4 17 4zM546 691c-3 4-8 8-13 12s-11 10-17 14-14 8-21 11c-8 3-15 4-22 4-10 0-19-1-27-5s-14-9-19-16-10-14-12-24c-3-9-4-19-4-31 0-13 1-26 4-39s8-24 13-35 13-21 20-30 17-17 26-24c10-6 20-11 31-15 11-3 23-5 35-5 5 0 11 0 17 1s13 1 20 2 14 2 20 3 12 2 17 3l-38 219c-3 16-7 30-13 42-5 11-12 21-21 28-8 7-18 13-30 16s-26 5-41 5c-8 0-16-1-24-2s-15-2-21-4c-7-1-13-3-18-5s-10-4-13-5l4-52h11l8 29c5 5 12 9 21 13 9 3 19 5 32 5 11 0 20-2 28-5 8-4 15-8 20-14 5-5 9-12 11-19 3-7 5-15 7-23z">
            <text:p/>
          </draw:path>
        </draw:g>
        <draw:custom-shape draw:style-name="gr1" draw:text-style-name="P1" draw:layer="layout" svg:width="6.917cm" svg:height="1.38cm" svg:x="20.68cm" svg:y="13.461cm">
          <text:p/>
          <draw:enhanced-geometry svg:viewBox="0 0 21600 21600" draw:type="rectangle" draw:enhanced-path="M 0 0 L 21600 0 21600 21600 0 21600 0 0 Z N"/>
        </draw:custom-shape>
        <draw:frame draw:style-name="gr11" draw:text-style-name="P12" draw:layer="layout" svg:width="3.877cm" svg:height="0.974cm" svg:x="21.907cm" svg:y="13.585cm">
          <text:p/>
          <draw:object xlink:href="./Object 9" xlink:type="simple" xlink:show="embed" xlink:actuate="onLoad"/>
          <draw:image xlink:href="./ObjectReplacements/Object 9" xlink:type="simple" xlink:show="embed" xlink:actuate="onLoad"/>
        </draw:frame>
        <draw:custom-shape draw:style-name="gr1" draw:text-style-name="P1" draw:layer="layout" svg:width="6.917cm" svg:height="4.909cm" svg:x="20.634cm" svg:y="8.033cm">
          <text:p/>
          <draw:enhanced-geometry svg:viewBox="0 0 21600 21600" draw:type="rectangle" draw:enhanced-path="M 0 0 L 21600 0 21600 21600 0 21600 0 0 Z N"/>
        </draw:custom-shape>
        <draw:polygon draw:style-name="gr29" draw:text-style-name="P24" draw:layer="layout" svg:width="3.28cm" svg:height="5.494cm" draw:transform="skewX (-0.000349065850398829) rotate (-2.10853226933435) translate (27.2472644239713cm 11.6266778231014cm)" svg:viewBox="0 0 3281 5495" draw:points="3281,5495 27,0 0,5495">
          <text:p/>
        </draw:polygon>
        <draw:path draw:style-name="gr30" draw:text-style-name="P1" draw:layer="layout" svg:width="1.235cm" svg:height="1.154cm" draw:transform="skewX (0.000872664625997131) rotate (-2.10870680225955) translate (22.4699069708656cm 11.1636517740298cm)" svg:viewBox="0 0 1236 1155" svg:d="M512 0c-118 64-75 58-163 153-109 119-197 258-257 411-59 155-92 325-91 504 0 17-1 34-1 50 0 7 3 13 5 20 4 3 9 9 14 13s13 4 19 4h1194c1 0 3 0 4-1z">
          <text:p/>
        </draw:path>
        <draw:g>
          <draw:path draw:style-name="gr31" draw:text-style-name="P1" draw:layer="layout" svg:width="0.637cm" svg:height="0.714cm" draw:transform="rotate (-2.10835773640915) translate (23.1412728370128cm 9.18017504929043cm)" svg:viewBox="0 0 638 715" svg:d="M638 715c0-9 0-18 0-27 0-373-273-663-638-688v715z">
            <text:p/>
          </draw:path>
          <draw:custom-shape draw:style-name="gr32" draw:text-style-name="P25" draw:layer="layout" svg:width="0.092cm" svg:height="0.092cm" draw:transform="rotate (2.10853226933435) translate (22.611cm 9.24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33" draw:text-style-name="P26" draw:layer="layout" svg:width="0.61cm" svg:height="0.817cm" svg:x="24.825cm" svg:y="9.214cm" svg:viewBox="0 0 611 818" svg:d="M89 26l-44-9 3-17h107l-33 186c-1 6-2 12-3 19s-2 14-3 20-3 13-4 18-2 9-2 11c8-11 17-22 27-32s21-18 32-26 23-13 35-17 24-7 37-7c12 0 22 2 31 5 10 3 18 8 24 14 7 7 12 15 16 25s5 22 5 36c0 3 0 7-1 13 0 5-1 10-2 16s-2 13-3 19-2 13-3 18l-33 193 49 9-3 17h-113l38-220c1-5 2-11 3-17l3-18c1-6 2-11 2-16 1-5 1-8 1-11 0-12-3-21-9-28s-15-11-28-11c-11 0-22 3-33 8-11 4-21 11-31 18s-20 17-29 27c-8 9-16 19-22 29l-41 239h-62zM489 697c5 0 10-1 15-3 6-2 11-4 16-7s10-7 14-10c5-4 9-8 13-11l24-140c-3-1-6-2-9-2s-6-2-9-2-5-1-9-1h-10c-12 0-23 3-34 10-10 7-19 16-26 27-7 12-13 25-17 40s-7 30-7 46c0 7 1 14 3 21s4 12 7 17 7 8 12 11 10 4 17 4zM543 684c-3 4-7 8-12 12-5 5-11 9-17 14s-13 8-21 11-14 4-21 4c-10 0-19-2-27-6-7-3-14-8-19-15s-9-14-12-24c-2-9-4-19-4-30 0-14 2-27 5-39s7-24 13-35 12-21 19-30 17-16 26-23 20-11 31-15 22-5 34-5c5 0 10 0 17 1 6 0 13 1 20 2s13 2 19 3c7 1 12 2 17 3l-37 216c-3 16-7 30-13 41-5 12-12 21-21 28-8 7-18 13-30 16-11 3-25 5-40 5-8 0-16-1-24-2-7-1-14-2-21-4-7-1-12-3-18-5-5-2-9-3-12-5l4-51h10l8 28c6 5 13 10 21 13 9 3 19 5 32 5 11 0 20-2 28-5 7-3 14-8 19-13s9-12 12-19c2-7 4-15 6-23z">
          <text:p/>
        </draw:path>
        <draw:path draw:style-name="gr33" draw:text-style-name="P26" draw:layer="layout" svg:width="0.331cm" svg:height="0.372cm" svg:x="23.743cm" svg:y="11.986cm" svg:viewBox="0 0 332 373" svg:d="M273 338l42 10-3 17h-107l11-59c-21 22-41 39-60 50s-38 17-56 17c-14 0-27-3-39-8-13-6-23-14-32-24-9-11-16-24-21-40s-8-34-8-55 2-42 7-63 12-40 21-58 19-35 32-51 26-28 41-39 33-20 51-26 37-9 57-9c17 0 32 1 46 4s27 7 40 12c0-1 1-1 2-2s2-1 3-2 2-2 3-3c3-1 6-3 9-6h20zM262 48c-5-3-9-6-14-8-4-3-8-4-13-6s-9-3-15-3-11-1-17-1c-21 0-40 6-57 19s-31 28-43 48c-11 20-20 42-27 67s-9 48-9 73c0 16 2 29 5 40s8 21 14 28 12 12 19 16c8 3 15 5 23 5 9 0 17-2 25-5s16-7 24-11 16-11 23-17c8-7 14-13 21-20z">
          <text:p/>
        </draw:path>
        <draw:path draw:style-name="gr33" draw:text-style-name="P28" draw:layer="layout" svg:width="0.332cm" svg:height="0.687cm" svg:x="21.435cm" svg:y="10.849cm" svg:viewBox="0 0 333 688" svg:d="M102 472c4 14 13 26 26 35 14 10 29 14 47 14 27 0 49-12 64-36 16-24 24-56 24-97s-8-75-23-101-37-43-67-53h-1c-1 1-4 2-8 3-18 8-33 13-43 13-6 0-12-2-15-6-4-4-5-10-5-18 0-7 1-12 5-15s10-5 18-5c6 0 20 4 40 11l12 5c18-8 30-19 39-35 8-16 12-37 12-62 0-33-7-59-22-78-14-19-34-28-58-28-29 0-50 11-63 34s-20 61-20 114v521h-64v-449c0-76 14-135 41-177 28-41 67-62 118-62 40 0 73 11 98 32s38 48 38 83c0 24-9 46-27 65-17 18-43 33-76 45l-6 2 6 1c47 12 82 30 106 55s35 56 35 93c0 47-14 86-42 116s-64 46-106 46c-27 0-50-7-68-19s-28-28-31-47z">
          <text:p/>
        </draw:path>
        <draw:g>
          <draw:polygon draw:style-name="gr22" draw:text-style-name="P1" draw:layer="layout" svg:width="0.864cm" svg:height="1.135cm" draw:transform="skewX (0.0015707963267949) rotate (0.602313124863243) translate (1.86195597207015cm 13.9921482787595cm)" svg:viewBox="0 0 865 1136" draw:points="0,294 173,1136 228,1118 311,1086 370,1059 428,1030 482,996 538,961 595,919 647,865 706,803 758,727 787,665 817,598 837,543 849,480 861,406 865,328 859,239 848,162 830,81 805,0">
            <text:p/>
          </draw:polygon>
          <draw:path draw:style-name="gr23" draw:text-style-name="P19" draw:layer="layout" svg:width="0.403cm" svg:height="1.287cm" draw:transform="rotate (0.234397718542838) translate (2.35587062892012cm 13.5762961891817cm)" svg:viewBox="0 0 404 1288" svg:d="M0 1288c786-629 182-1288 182-1288">
            <text:p/>
          </draw:path>
          <draw:frame draw:style-name="gr26" draw:text-style-name="P19" draw:layer="layout" svg:width="0.849cm" svg:height="0.887cm" draw:transform="rotate (-0.530580092606276) translate (2.411cm 13.581cm)">
            <draw:image xlink:href="Pictures/2000000F0000035200000378E6483A1F.svm" xlink:type="simple" xlink:show="embed" xlink:actuate="onLoad">
              <text:p/>
            </draw:image>
          </draw:frame>
        </draw:g>
      </draw:page>
      <draw:page draw:name="page5" draw:style-name="dp1" draw:master-page-name="Standard">
        <office:forms form:automatic-focus="false" form:apply-design-mode="false"/>
        <draw:polygon draw:style-name="gr2" draw:text-style-name="P2" draw:layer="Pyramide" svg:width="11.146cm" svg:height="11.641cm" svg:x="2.019cm" svg:y="2.591cm" svg:viewBox="0 0 11147 11642" draw:points="11147,10373 0,11642 8299,0">
          <text:p/>
        </draw:polygon>
        <draw:polygon draw:style-name="gr3" draw:text-style-name="P3" draw:layer="Pyramide" svg:width="17.712cm" svg:height="5.301cm" svg:x="2.019cm" svg:y="12.964cm" svg:viewBox="0 0 17713 5302" draw:points="0,1269 4167,5302 17713,3164 11147,0">
          <text:p/>
        </draw:polygon>
        <draw:line draw:style-name="gr4" draw:text-style-name="P4" draw:layer="Pyramide" svg:x1="2.019cm" svg:y1="14.233cm" svg:x2="19.732cm" svg:y2="16.142cm">
          <text:p/>
        </draw:line>
        <draw:polygon draw:style-name="gr5" draw:text-style-name="P5" draw:layer="Pyramide" svg:width="5.808cm" svg:height="7.527cm" svg:x="4.509cm" svg:y="10.738cm" svg:viewBox="0 0 5809 7528" draw:points="1682,7528 0,0 5809,4386">
          <text:p/>
        </draw:polygon>
        <draw:polygon draw:style-name="gr23" draw:text-style-name="P19" draw:layer="Pyramide" svg:width="7.713cm" svg:height="7.968cm" draw:transform="skewX (0.00034906585039887) rotate (1.79227860887298) translate (6.1907588241215cm 18.2660312006326cm)" svg:viewBox="0 0 7714 7969" draw:points="7714,13 3643,7969 0,0">
          <text:p/>
        </draw:polygon>
        <draw:polygon draw:style-name="gr6" draw:text-style-name="P6" draw:layer="Pyramide" svg:width="8.298cm" svg:height="15.674cm" svg:x="2.019cm" svg:y="2.591cm" svg:viewBox="0 0 8299 15675" draw:points="4172,15675 0,11642 8299,0">
          <text:p/>
        </draw:polygon>
        <draw:polygon draw:style-name="gr7" draw:text-style-name="P7" draw:layer="Pyramide" svg:width="9.413cm" svg:height="13.549cm" svg:x="10.318cm" svg:y="2.591cm" svg:viewBox="0 0 9414 13550" draw:points="9414,13550 2817,10373 0,0">
          <text:p/>
        </draw:polygon>
        <draw:polygon draw:style-name="gr8" draw:text-style-name="P8" draw:layer="Pyramide" svg:width="13.54cm" svg:height="15.674cm" svg:x="6.191cm" svg:y="2.591cm" svg:viewBox="0 0 13541 15675" draw:points="13541,13550 0,15675 4127,0">
          <text:p/>
        </draw:polygon>
        <draw:line draw:style-name="gr4" draw:text-style-name="P4" draw:layer="Pyramide" svg:x1="10.318cm" svg:y1="15.119cm" svg:x2="10.318cm" svg:y2="2.591cm">
          <text:p/>
        </draw:line>
        <draw:g>
          <draw:g>
            <draw:polygon draw:style-name="gr22" draw:text-style-name="P1" draw:layer="layout" svg:width="1.247cm" svg:height="1.495cm" svg:x="4.509cm" svg:y="10.738cm" svg:viewBox="0 0 1248 1496" draw:points="0,0 340,1496 377,1496 432,1496 526,1486 649,1463 762,1429 865,1383 975,1316 1080,1224 1164,1117 1214,1032 1248,942">
              <text:p/>
            </draw:polygon>
            <draw:path draw:style-name="gr23" draw:text-style-name="P19" draw:layer="layout" svg:width="1.011cm" svg:height="0.365cm" draw:transform="rotate (0.234397718542838) translate (4.77282869431063cm 11.9150073027347cm)" svg:viewBox="0 0 1012 366" svg:d="M0 328c748 179 1012-328 1012-328">
              <text:p/>
            </draw:path>
          </draw:g>
          <draw:frame draw:style-name="gr24" draw:text-style-name="P20" draw:layer="Pyramide" svg:width="1.522cm" svg:height="1.439cm" draw:transform="rotate (0.44924774946334) translate (4.153cm 11.379cm)">
            <draw:image xlink:href="Pictures/2000000F000003AB00000378662F2AB5.svm" xlink:type="simple" xlink:show="embed" xlink:actuate="onLoad">
              <text:p/>
            </draw:image>
          </draw:frame>
        </draw:g>
        <draw:g>
          <draw:line draw:style-name="gr13" draw:text-style-name="P14" draw:layer="layout" svg:x1="10.579cm" svg:y1="16.995cm" svg:x2="8.824cm" svg:y2="16.385cm">
            <text:p/>
          </draw:line>
          <draw:ellipse draw:style-name="gr12" draw:text-style-name="P13" draw:layer="layout" svg:width="1.756cm" svg:height="1.754cm" svg:x="9.701cm" svg:y="16.092cm">
            <text:p/>
          </draw:ellipse>
          <draw:path draw:style-name="gr27" draw:text-style-name="P23" draw:layer="layout" svg:width="0.526cm" svg:height="1.519cm" svg:x="10.326cm" svg:y="16.226cm" svg:viewBox="0 0 527 1520" svg:d="M0 792h527v-39h-527zM350 182c0-3 0-7 1-13s2-12 3-18 2-12 3-18 1-10 2-14l16-93-58-9 3-17h123l-91 512 43 10-3 17h-108l11-59c-21 22-42 39-61 50-20 11-38 17-56 17-15 0-29-3-42-9-12-6-23-14-31-25s-16-24-21-40-7-34-7-54c0-22 2-43 7-64s11-40 20-58 20-35 32-50 27-28 42-39c16-11 33-19 51-25 19-7 38-10 58-10 13 0 24 1 34 3s20 3 29 6zM341 222c-9-6-18-11-27-14-10-3-21-5-34-5-14 0-27 3-39 9s-23 13-33 23-19 22-27 36c-8 13-14 27-20 43-6 15-10 31-13 48-3 16-4 32-4 48s2 30 5 41c4 11 8 21 14 28s12 12 20 16 15 5 23 5c14 0 29-5 46-14s32-22 48-39zM423 1520h-311v-56c26-23 49-45 70-64s41-36 58-52 32-32 45-47c12-15 23-31 32-47 8-16 14-33 18-52s7-40 7-63c0-33-8-58-23-75-15-18-39-26-73-26-7 0-15 0-22 2s-15 2-22 4-13 4-19 7c-6 2-11 4-16 7l-13 62h-25v-98c19-4 38-8 57-11 18-3 39-5 60-5 56 0 98 12 125 35 28 23 42 55 42 98 0 20-2 40-8 57s-13 35-23 51-23 33-37 48c-15 16-32 33-50 49-19 17-39 35-62 54s-46 41-71 64h261z">
            <text:p/>
          </draw:path>
        </draw:g>
        <draw:g>
          <draw:circle draw:style-name="gr12" draw:text-style-name="P13" draw:layer="layout" svg:width="1.222cm" svg:height="1.221cm" svg:x="2.807cm" svg:y="11.93cm">
            <text:p/>
          </draw:circle>
          <draw:line draw:style-name="gr13" draw:text-style-name="P14" draw:layer="layout" svg:x1="3.846cm" svg:y1="12.782cm" svg:x2="5.025cm" svg:y2="13.464cm">
            <text:p/>
          </draw:line>
          <draw:path draw:style-name="gr28" draw:text-style-name="P23" draw:layer="layout" svg:width="0.613cm" svg:height="0.826cm" svg:x="3.107cm" svg:y="12.194cm" svg:viewBox="0 0 614 827" svg:d="M90 26l-45-9 3-17h109l-33 187c-1 5-2 12-4 19s-2 13-3 20-2 13-4 18-1 9-2 11c9-11 18-22 28-32s21-19 32-26c12-7 23-13 36-18s24-6 37-6c12 0 22 1 32 5 9 3 17 7 24 14s12 15 15 25c4 10 6 22 6 36 0 3 0 7-1 12s-1 11-2 17-2 13-4 19-2 12-3 18l-33 194 50 9-3 17h-114l38-221c1-5 2-11 3-17s2-12 3-18 2-11 2-16c1-5 1-9 1-12 0-11-3-20-9-27s-16-11-29-11c-10 0-21 2-32 7s-22 11-32 19c-11 8-20 16-29 26s-16 20-22 30l-42 240h-63zM490 704c5 0 10-1 16-3 5-2 11-4 16-7s10-7 14-11c5-3 9-7 13-11l25-141c-4 0-7-1-10-2s-6-1-9-2c-2 0-5-1-9-1-3 0-6 0-10 0-13 0-24 3-34 10s-19 16-27 28-13 25-17 40-7 30-7 46c0 8 1 15 3 22 1 6 4 12 7 17s7 8 12 11 11 4 17 4zM546 691c-3 4-8 8-13 12s-11 10-17 14-14 8-21 11c-8 3-15 4-22 4-10 0-19-1-27-5s-14-9-19-16-10-14-12-24c-3-9-4-19-4-31 0-13 1-26 4-39s8-24 13-35 13-21 20-30 17-17 26-24c10-6 20-11 31-15 11-3 23-5 35-5 5 0 11 0 17 1s13 1 20 2 14 2 20 3 12 2 17 3l-38 219c-3 16-7 30-13 42-5 11-12 21-21 28-8 7-18 13-30 16s-26 5-41 5c-8 0-16-1-24-2s-15-2-21-4c-7-1-13-3-18-5s-10-4-13-5l4-52h11l8 29c5 5 12 9 21 13 9 3 19 5 32 5 11 0 20-2 28-5 8-4 15-8 20-14 5-5 9-12 11-19 3-7 5-15 7-23z">
            <text:p/>
          </draw:path>
        </draw:g>
        <draw:custom-shape draw:style-name="gr1" draw:text-style-name="P1" draw:layer="layout" svg:width="6.917cm" svg:height="3.166cm" svg:x="20.68cm" svg:y="15.169cm">
          <text:p/>
          <draw:enhanced-geometry svg:viewBox="0 0 21600 21600" draw:type="rectangle" draw:enhanced-path="M 0 0 L 21600 0 21600 21600 0 21600 0 0 Z N"/>
        </draw:custom-shape>
        <draw:frame draw:style-name="gr11" draw:text-style-name="P12" draw:layer="layout" svg:width="3.348cm" svg:height="2.92cm" svg:x="21.059cm" svg:y="15.244cm">
          <text:p/>
          <draw:object xlink:href="./Object 14" xlink:type="simple" xlink:show="embed" xlink:actuate="onLoad"/>
          <draw:image xlink:href="./ObjectReplacements/Object 14" xlink:type="simple" xlink:show="embed" xlink:actuate="onLoad"/>
        </draw:frame>
        <draw:custom-shape draw:style-name="gr1" draw:text-style-name="P1" draw:layer="layout" svg:width="6.917cm" svg:height="10.873cm" svg:x="20.68cm" svg:y="3.533cm">
          <text:p/>
          <draw:enhanced-geometry svg:viewBox="0 0 21600 21600" draw:type="rectangle" draw:enhanced-path="M 0 0 L 21600 0 21600 21600 0 21600 0 0 Z N"/>
        </draw:custom-shape>
        <draw:polygon draw:style-name="gr29" draw:text-style-name="P24" draw:layer="layout" svg:width="5.196cm" svg:height="7.518cm" svg:x="21.195cm" svg:y="4.515cm" svg:viewBox="0 0 5197 7519" draw:points="0,7519 5156,0 5197,7519">
          <text:p/>
        </draw:polygon>
        <draw:path draw:style-name="gr30" draw:text-style-name="P1" draw:layer="layout" svg:width="1.885cm" svg:height="1.139cm" draw:transform="skewX (-0.000523598775598274) rotate (-2.16857159560295) translate (27.2809497916936cm 5.15630930282613cm)" svg:viewBox="0 0 1886 1140" svg:d="M1603 0c20 61 0 0 143 237 90 236 141 494 140 768 0 26 1 53 0 79-2 9-4 19-9 28-4 7-11 13-21 20s-18 7-27 7h-1822c-3 1-5 1-7 1z">
          <text:p/>
        </draw:path>
        <draw:g>
          <draw:path draw:style-name="gr31" draw:text-style-name="P1" draw:layer="layout" svg:width="0.789cm" svg:height="0.884cm" svg:x="25.602cm" svg:y="11.148cm" svg:viewBox="0 0 790 885" svg:d="M1 885c-1-11-1-22-1-33 0-462 338-821 790-852v885z">
            <text:p/>
          </draw:path>
          <draw:custom-shape draw:style-name="gr32" draw:text-style-name="P25" draw:layer="layout" svg:width="0.114cm" svg:height="0.114cm" svg:x="26.01cm" svg:y="11.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3" draw:text-style-name="P28" draw:layer="layout" svg:width="0.47cm" svg:height="0.362cm" svg:x="25.678cm" svg:y="5.709cm" svg:viewBox="0 0 471 363" svg:d="M317 17v-17c49 4 87 22 114 54 26 31 40 75 40 130 0 53-13 96-39 129s-59 50-99 50c-24 0-44-8-59-23-16-16-28-40-37-72l-2-7-2 7c-8 32-20 56-36 72-16 15-35 23-59 23-41 0-74-16-100-49-25-33-38-76-38-130 0-55 13-99 40-130 27-32 65-50 115-54v17c-31 2-53 15-66 37s-20 61-20 114c0 63 6 108 18 135 11 27 31 40 58 40 22 0 40-10 52-30 13-20 19-48 19-84 0-18-2-41-7-70s-8-49-8-60c0-12 3-21 9-27s14-10 25-10 20 3 26 10 9 15 9 27c0 11-3 32-8 61s-7 52-7 70c0 35 6 63 19 83s30 30 53 30c26 0 45-13 57-40s18-69 18-128c0-57-7-98-20-120-13-23-34-36-65-38z">
          <text:p/>
        </draw:path>
        <draw:path draw:style-name="gr33" draw:text-style-name="P26" draw:layer="layout" svg:width="0.522cm" svg:height="1.516cm" svg:x="23.666cm" svg:y="12.229cm" svg:viewBox="0 0 523 1517" svg:d="M347 182c0-3 0-7 1-13s2-12 3-18 2-12 3-18c0-6 1-10 2-14l16-93-58-9 3-17h122l-90 512 42 10-3 17h-107l11-59c-21 22-41 39-60 50s-38 17-56 17c-15 0-28-3-40-9-13-6-23-14-32-25s-16-24-20-40-8-34-8-54c0-22 3-43 7-64s12-40 21-58 19-35 31-50 27-28 42-39c16-11 32-19 51-25 18-7 37-10 57-10 12 0 24 1 34 3s19 3 28 6zM338 222c-9-6-18-11-27-14s-20-5-34-5c-13 0-26 3-38 9-11 6-22 13-32 23s-19 22-27 36c-8 13-15 27-20 43-6 15-10 31-13 48-3 16-4 32-4 48s2 30 5 41c4 11 8 21 14 28s12 12 19 16 15 5 23 5c14 0 29-5 46-14s32-22 47-39zM0 790v-37h523v37zM421 1517h-308v-56c25-23 48-45 69-64s40-36 57-52 32-32 45-47c12-15 23-31 31-47s15-33 19-52 6-40 6-63c0-33-7-58-22-75-15-18-39-26-72-26-8 0-15 0-23 2s-14 2-21 4-13 4-19 7c-6 2-11 4-15 7l-14 62h-24v-98c19-4 37-8 56-11 18-3 38-5 60-5 55 0 96 12 123 35 28 23 42 55 42 98 0 20-3 40-8 57s-13 35-23 51-22 33-37 48c-14 16-31 33-49 49-19 17-39 35-61 54s-46 41-71 64h259z">
          <text:p/>
        </draw:path>
        <draw:path draw:style-name="gr33" draw:text-style-name="P26" draw:layer="layout" svg:width="0.61cm" svg:height="0.817cm" svg:x="23.001cm" svg:y="7.308cm" svg:viewBox="0 0 611 818" svg:d="M89 26l-44-9 3-17h107l-33 186c-1 6-2 12-3 19s-2 14-3 20-3 13-4 18-2 9-2 11c8-11 17-22 27-32s21-18 32-26 23-13 35-17 24-7 37-7c12 0 22 2 31 5 10 3 18 8 24 14 7 7 12 15 16 25s5 22 5 36c0 3 0 7-1 13 0 5-1 10-2 16s-2 13-3 19-2 13-3 18l-33 193 49 9-3 17h-113l38-220c1-5 2-11 3-17l3-18c1-6 2-11 2-16 1-5 1-8 1-11 0-12-3-21-9-28s-15-11-28-11c-11 0-22 3-33 8-11 4-21 11-31 18s-20 17-29 27c-8 9-16 19-22 29l-41 239h-62zM489 697c5 0 10-1 15-3 6-2 11-4 16-7s10-7 14-10c5-4 9-8 13-11l24-140c-3-1-6-2-9-2s-6-2-9-2-5-1-9-1h-10c-12 0-23 3-34 10-10 7-19 16-26 27-7 12-13 25-17 40s-7 30-7 46c0 7 1 14 3 21s4 12 7 17 7 8 12 11 10 4 17 4zM543 684c-3 4-7 8-12 12-5 5-11 9-17 14s-13 8-21 11-14 4-21 4c-10 0-19-2-27-6-7-3-14-8-19-15s-9-14-12-24c-2-9-4-19-4-30 0-14 2-27 5-39s7-24 13-35 12-21 19-30 17-16 26-23 20-11 31-15 22-5 34-5c5 0 10 0 17 1 6 0 13 1 20 2s13 2 19 3c7 1 12 2 17 3l-37 216c-3 16-7 30-13 41-5 12-12 21-21 28-8 7-18 13-30 16-11 3-25 5-40 5-8 0-16-1-24-2-7-1-14-2-21-4-7-1-12-3-18-5-5-2-9-3-12-5l4-51h10l8 28c6 5 13 10 21 13 9 3 19 5 32 5 11 0 20-2 28-5 7-3 14-8 19-13s9-12 12-19c2-7 4-15 6-23z">
          <text:p/>
        </draw:path>
      </draw:page>
      <draw:page draw:name="page6" draw:style-name="dp1" draw:master-page-name="Standard">
        <office:forms form:automatic-focus="false" form:apply-design-mode="false"/>
        <draw:g>
          <draw:polygon draw:style-name="gr34" draw:text-style-name="P2" draw:layer="Pyramide" svg:width="11.146cm" svg:height="11.641cm" svg:x="2.019cm" svg:y="2.591cm" svg:viewBox="0 0 11147 11642" draw:points="11147,10373 0,11642 8299,0">
            <text:p/>
          </draw:polygon>
          <draw:polygon draw:style-name="gr35" draw:text-style-name="P3" draw:layer="Pyramide" svg:width="17.712cm" svg:height="5.301cm" svg:x="2.019cm" svg:y="12.964cm" svg:viewBox="0 0 17713 5302" draw:points="0,1269 4167,5302 17713,3164 11147,0">
            <text:p/>
          </draw:polygon>
          <draw:line draw:style-name="gr36" draw:text-style-name="P4" draw:layer="Pyramide" svg:x1="2.019cm" svg:y1="14.233cm" svg:x2="19.732cm" svg:y2="16.142cm">
            <text:p/>
          </draw:line>
          <draw:line draw:style-name="gr4" draw:text-style-name="P21" draw:layer="Pyramide" svg:x1="4.03cm" svg:y1="16.141cm" svg:x2="10.319cm" svg:y2="15.119cm">
            <text:p/>
          </draw:line>
          <draw:polygon draw:style-name="gr5" draw:text-style-name="P5" draw:layer="Pyramide" svg:width="5.808cm" svg:height="7.527cm" svg:x="4.509cm" svg:y="10.738cm" svg:viewBox="0 0 5809 7528" draw:points="1682,7528 0,0 5809,4386">
            <text:p/>
          </draw:polygon>
          <draw:polygon draw:style-name="gr37" draw:text-style-name="P19" draw:layer="Pyramide" svg:width="7.713cm" svg:height="7.968cm" draw:transform="skewX (0.00034906585039887) rotate (1.79227860887298) translate (6.1907588241215cm 18.2660312006326cm)" svg:viewBox="0 0 7714 7969" draw:points="7714,13 3643,7969 0,0">
            <text:p/>
          </draw:polygon>
          <draw:polygon draw:style-name="gr6" draw:text-style-name="P6" draw:layer="Pyramide" svg:width="8.298cm" svg:height="15.674cm" svg:x="2.019cm" svg:y="2.591cm" svg:viewBox="0 0 8299 15675" draw:points="4172,15675 0,11642 8299,0">
            <text:p/>
          </draw:polygon>
          <draw:polygon draw:style-name="gr38" draw:text-style-name="P7" draw:layer="Pyramide" svg:width="9.413cm" svg:height="13.549cm" svg:x="10.318cm" svg:y="2.591cm" svg:viewBox="0 0 9414 13550" draw:points="9414,13550 2817,10373 0,0">
            <text:p/>
          </draw:polygon>
          <draw:polygon draw:style-name="gr8" draw:text-style-name="P8" draw:layer="Pyramide" svg:width="13.54cm" svg:height="15.674cm" svg:x="6.191cm" svg:y="2.591cm" svg:viewBox="0 0 13541 15675" draw:points="13541,13550 0,15675 4127,0">
            <text:p/>
          </draw:polygon>
          <draw:line draw:style-name="gr36" draw:text-style-name="P4" draw:layer="Pyramide" svg:x1="10.318cm" svg:y1="15.119cm" svg:x2="10.318cm" svg:y2="2.591cm">
            <text:p/>
          </draw:line>
        </draw:g>
        <draw:line draw:style-name="gr4" draw:text-style-name="P21" draw:layer="layout" svg:x1="4.029cm" svg:y1="16.141cm" svg:x2="10.318cm" svg:y2="2.591cm">
          <text:p/>
        </draw:line>
        <draw:g>
          <draw:circle draw:style-name="gr12" draw:text-style-name="P13" draw:layer="layout" svg:width="1.222cm" svg:height="1.221cm" svg:x="10.904cm" svg:y="8.186cm">
            <text:p/>
          </draw:circle>
          <draw:line draw:style-name="gr13" draw:text-style-name="P14" draw:layer="layout" svg:x1="11.526cm" svg:y1="8.913cm" svg:x2="10.421cm" svg:y2="10.404cm">
            <text:p/>
          </draw:line>
          <draw:path draw:style-name="gr28" draw:text-style-name="P23" draw:layer="layout" svg:width="0.327cm" svg:height="0.538cm" svg:x="11.355cm" svg:y="8.527cm" svg:viewBox="0 0 328 539" svg:d="M90 26l-45-9 3-17h109l-33 187c-1 5-2 12-4 19s-2 13-3 20-2 13-4 18-1 9-2 11c9-11 18-22 28-32s21-19 32-26c12-7 23-13 36-18s24-6 37-6c12 0 22 1 32 5 9 3 17 7 24 14s12 15 15 25c4 10 6 22 6 36 0 3 0 7-1 12s-1 11-2 17-2 13-4 19-2 12-3 18l-33 194 50 9-3 17h-114l38-221c1-5 2-11 3-17s2-12 3-18 2-11 2-16c1-5 1-9 1-12 0-11-3-20-9-27s-16-11-29-11c-10 0-21 2-32 7s-22 11-32 19c-11 8-20 16-29 26s-16 20-22 30l-42 240h-63z">
            <text:p/>
          </draw:path>
        </draw:g>
        <draw:g>
          <draw:line draw:style-name="gr13" draw:text-style-name="P14" draw:layer="layout" svg:x1="5.618cm" svg:y1="8.308cm" svg:x2="7.054cm" svg:y2="9.229cm">
            <text:p/>
          </draw:line>
          <draw:circle draw:style-name="gr12" draw:text-style-name="P13" draw:layer="layout" svg:width="1.222cm" svg:height="1.221cm" svg:x="5.069cm" svg:y="7.726cm">
            <text:p/>
          </draw:circle>
          <draw:path draw:style-name="gr28" draw:text-style-name="P23" draw:layer="layout" svg:width="0.61cm" svg:height="0.728cm" svg:x="5.368cm" svg:y="8.022cm" svg:viewBox="0 0 611 729" svg:d="M90 26l-45-9 3-17h109l-33 187c-1 5-2 12-4 19s-2 13-3 20-2 13-4 18-1 9-2 11c9-11 18-22 28-32s21-19 32-26c12-7 23-13 36-18s24-6 37-6c12 0 22 1 32 5 9 3 17 7 24 14s12 15 15 25c4 10 6 22 6 36 0 3 0 7-1 12s-1 11-2 17-2 13-4 19-2 12-3 18l-33 194 50 9-3 17h-114l38-221c1-5 2-11 3-17s2-12 3-18 2-11 2-16c1-5 1-9 1-12 0-11-3-20-9-27s-16-11-29-11c-10 0-21 2-32 7s-22 11-32 19c-11 8-20 16-29 26s-16 20-22 30l-42 240h-63zM575 708l26 6-2 10h-64l6-35c-13 13-25 23-37 30-11 7-22 10-33 10-9 0-17-2-24-5-8-3-14-8-20-14-5-7-9-15-13-24s-4-21-4-33c0-13 1-26 4-39 3-12 7-24 13-35 5-11 11-21 19-30s16-17 26-24 19-12 30-15 23-6 35-6c10 0 19 1 28 2s16 4 24 8c0-1 1-1 2-2l1-1c1-1 1-1 2-1 2-1 3-3 5-4h12zM569 533c-3-2-6-4-8-5-3-1-6-3-8-4-3 0-6-1-9-1-3-1-7-1-11-1-13 0-24 4-34 11s-19 18-26 30-13 25-17 40c-4 14-5 29-5 44 0 9 1 18 3 24s5 13 8 17 7 8 12 10c4 1 9 2 14 2s10 0 15-2 10-4 15-7c4-3 9-7 13-10s9-8 13-12z">
            <text:p/>
          </draw:path>
        </draw:g>
        <draw:g>
          <draw:custom-shape draw:style-name="gr1" draw:text-style-name="P1" draw:layer="layout" svg:width="6.917cm" svg:height="1.38cm" svg:x="20.679cm" svg:y="14.001cm">
            <text:p/>
            <draw:enhanced-geometry svg:viewBox="0 0 21600 21600" draw:type="rectangle" draw:enhanced-path="M 0 0 L 21600 0 21600 21600 0 21600 0 0 Z N"/>
          </draw:custom-shape>
          <draw:frame draw:style-name="gr11" draw:text-style-name="P12" draw:layer="layout" svg:width="3.877cm" svg:height="0.974cm" svg:x="21.906cm" svg:y="14.125cm">
            <text:p/>
            <draw:object xlink:href="./Object 8" xlink:type="simple" xlink:show="embed" xlink:actuate="onLoad"/>
            <draw:image xlink:href="./ObjectReplacements/Object 8" xlink:type="simple" xlink:show="embed" xlink:actuate="onLoad"/>
          </draw:frame>
        </draw:g>
        <draw:g>
          <draw:custom-shape draw:style-name="gr1" draw:text-style-name="P1" draw:layer="layout" svg:width="6.917cm" svg:height="3.166cm" svg:x="20.679cm" svg:y="15.769cm">
            <text:p/>
            <draw:enhanced-geometry svg:viewBox="0 0 21600 21600" draw:type="rectangle" draw:enhanced-path="M 0 0 L 21600 0 21600 21600 0 21600 0 0 Z N"/>
          </draw:custom-shape>
          <draw:frame draw:style-name="gr11" draw:text-style-name="P12" draw:layer="layout" svg:width="3.239cm" svg:height="2.92cm" svg:x="21.058cm" svg:y="15.844cm">
            <text:p/>
            <draw:object xlink:href="./Object 10" xlink:type="simple" xlink:show="embed" xlink:actuate="onLoad"/>
            <draw:image xlink:href="./ObjectReplacements/Object 10" xlink:type="simple" xlink:show="embed" xlink:actuate="onLoad"/>
          </draw:frame>
        </draw:g>
        <draw:g>
          <draw:custom-shape draw:style-name="gr1" draw:text-style-name="P1" draw:layer="layout" svg:width="6.917cm" svg:height="2.264cm" svg:x="20.677cm" svg:y="5.435cm">
            <text:p/>
            <draw:enhanced-geometry svg:viewBox="0 0 21600 21600" draw:type="rectangle" draw:enhanced-path="M 0 0 L 21600 0 21600 21600 0 21600 0 0 Z N"/>
          </draw:custom-shape>
          <draw:frame draw:style-name="gr11" draw:text-style-name="P12" draw:layer="layout" svg:width="3.192cm" svg:height="1.944cm" svg:x="21.079cm" svg:y="5.598cm">
            <text:p/>
            <draw:object xlink:href="./Object 2" xlink:type="simple" xlink:show="embed" xlink:actuate="onLoad"/>
            <draw:image xlink:href="./ObjectReplacements/Object 2" xlink:type="simple" xlink:show="embed" xlink:actuate="onLoad"/>
          </draw:frame>
        </draw:g>
        <draw:g>
          <draw:custom-shape draw:style-name="gr1" draw:text-style-name="P1" draw:layer="layout" svg:width="6.917cm" svg:height="2.873cm" svg:x="20.676cm" svg:y="2.177cm">
            <text:p/>
            <draw:enhanced-geometry svg:viewBox="0 0 21600 21600" draw:type="rectangle" draw:enhanced-path="M 0 0 L 21600 0 21600 21600 0 21600 0 0 Z N"/>
          </draw:custom-shape>
          <draw:frame draw:style-name="gr11" draw:text-style-name="P12" draw:layer="layout" svg:width="4.63cm" svg:height="2.213cm" svg:x="21.956cm" svg:y="2.732cm">
            <text:p/>
            <draw:object xlink:href="./Object 4" xlink:type="simple" xlink:show="embed" xlink:actuate="onLoad"/>
            <draw:image xlink:href="./ObjectReplacements/Object 4" xlink:type="simple" xlink:show="embed" xlink:actuate="onLoad"/>
          </draw:frame>
        </draw:g>
        <draw:g>
          <draw:custom-shape draw:style-name="gr1" draw:text-style-name="P1" draw:layer="layout" svg:width="6.917cm" svg:height="2.873cm" svg:x="20.677cm" svg:y="8.085cm">
            <text:p/>
            <draw:enhanced-geometry svg:viewBox="0 0 21600 21600" draw:type="rectangle" draw:enhanced-path="M 0 0 L 21600 0 21600 21600 0 21600 0 0 Z N"/>
          </draw:custom-shape>
          <draw:frame draw:style-name="gr11" draw:text-style-name="P12" draw:layer="layout" svg:width="4.433cm" svg:height="2.213cm" svg:x="22.167cm" svg:y="8.539cm">
            <text:p/>
            <draw:object xlink:href="./Object 11" xlink:type="simple" xlink:show="embed" xlink:actuate="onLoad"/>
            <draw:image xlink:href="./ObjectReplacements/Object 11" xlink:type="simple" xlink:show="embed" xlink:actuate="onLoad"/>
          </draw:frame>
        </draw:g>
        <draw:g>
          <draw:custom-shape draw:style-name="gr1" draw:text-style-name="P1" draw:layer="layout" svg:width="6.917cm" svg:height="2.272cm" svg:x="20.678cm" svg:y="11.343cm">
            <text:p/>
            <draw:enhanced-geometry svg:viewBox="0 0 21600 21600" draw:type="rectangle" draw:enhanced-path="M 0 0 L 21600 0 21600 21600 0 21600 0 0 Z N"/>
          </draw:custom-shape>
          <draw:frame draw:style-name="gr11" draw:text-style-name="P12" draw:layer="layout" svg:width="3.09cm" svg:height="1.947cm" svg:x="21.165cm" svg:y="11.469cm">
            <text:p/>
            <draw:object xlink:href="./Object 12" xlink:type="simple" xlink:show="embed" xlink:actuate="onLoad"/>
            <draw:image xlink:href="./ObjectReplacements/Object 12" xlink:type="simple" xlink:show="embed" xlink:actuate="onLoad"/>
          </draw:frame>
        </draw:g>
        <draw:g>
          <draw:line draw:style-name="gr13" draw:text-style-name="P14" draw:layer="Pyramide" svg:x1="10.579cm" svg:y1="16.995cm" svg:x2="8.824cm" svg:y2="16.385cm">
            <text:p/>
          </draw:line>
          <draw:ellipse draw:style-name="gr12" draw:text-style-name="P13" draw:layer="layout" svg:width="1.756cm" svg:height="1.754cm" svg:x="9.701cm" svg:y="16.092cm">
            <text:p/>
          </draw:ellipse>
          <draw:path draw:style-name="gr27" draw:text-style-name="P23" draw:layer="layout" svg:width="0.526cm" svg:height="1.519cm" svg:x="10.326cm" svg:y="16.226cm" svg:viewBox="0 0 527 1520" svg:d="M0 792h527v-39h-527zM350 182c0-3 0-7 1-13s2-12 3-18 2-12 3-18 1-10 2-14l16-93-58-9 3-17h123l-91 512 43 10-3 17h-108l11-59c-21 22-42 39-61 50-20 11-38 17-56 17-15 0-29-3-42-9-12-6-23-14-31-25s-16-24-21-40-7-34-7-54c0-22 2-43 7-64s11-40 20-58 20-35 32-50 27-28 42-39c16-11 33-19 51-25 19-7 38-10 58-10 13 0 24 1 34 3s20 3 29 6zM341 222c-9-6-18-11-27-14-10-3-21-5-34-5-14 0-27 3-39 9s-23 13-33 23-19 22-27 36c-8 13-14 27-20 43-6 15-10 31-13 48-3 16-4 32-4 48s2 30 5 41c4 11 8 21 14 28s12 12 20 16 15 5 23 5c14 0 29-5 46-14s32-22 48-39zM423 1520h-311v-56c26-23 49-45 70-64s41-36 58-52 32-32 45-47c12-15 23-31 32-47 8-16 14-33 18-52s7-40 7-63c0-33-8-58-23-75-15-18-39-26-73-26-7 0-15 0-22 2s-15 2-22 4-13 4-19 7c-6 2-11 4-16 7l-13 62h-25v-98c19-4 38-8 57-11 18-3 39-5 60-5 56 0 98 12 125 35 28 23 42 55 42 98 0 20-2 40-8 57s-13 35-23 51-23 33-37 48c-15 16-32 33-50 49-19 17-39 35-62 54s-46 41-71 64h261z">
            <text:p/>
          </draw:path>
        </draw:g>
        <draw:g>
          <draw:circle draw:style-name="gr12" draw:text-style-name="P13" draw:layer="layout" svg:width="1.222cm" svg:height="1.221cm" svg:x="2.807cm" svg:y="11.53cm">
            <text:p/>
          </draw:circle>
          <draw:line draw:style-name="gr13" draw:text-style-name="P14" draw:layer="Pyramide" svg:x1="3.846cm" svg:y1="12.382cm" svg:x2="5.025cm" svg:y2="13.064cm">
            <text:p/>
          </draw:line>
          <draw:path draw:style-name="gr28" draw:text-style-name="P23" draw:layer="layout" svg:width="0.613cm" svg:height="0.826cm" svg:x="3.107cm" svg:y="11.794cm" svg:viewBox="0 0 614 827" svg:d="M90 26l-45-9 3-17h109l-33 187c-1 5-2 12-4 19s-2 13-3 20-2 13-4 18-1 9-2 11c9-11 18-22 28-32s21-19 32-26c12-7 23-13 36-18s24-6 37-6c12 0 22 1 32 5 9 3 17 7 24 14s12 15 15 25c4 10 6 22 6 36 0 3 0 7-1 12s-1 11-2 17-2 13-4 19-2 12-3 18l-33 194 50 9-3 17h-114l38-221c1-5 2-11 3-17s2-12 3-18 2-11 2-16c1-5 1-9 1-12 0-11-3-20-9-27s-16-11-29-11c-10 0-21 2-32 7s-22 11-32 19c-11 8-20 16-29 26s-16 20-22 30l-42 240h-63zM490 704c5 0 10-1 16-3 5-2 11-4 16-7s10-7 14-11c5-3 9-7 13-11l25-141c-4 0-7-1-10-2s-6-1-9-2c-2 0-5-1-9-1-3 0-6 0-10 0-13 0-24 3-34 10s-19 16-27 28-13 25-17 40-7 30-7 46c0 8 1 15 3 22 1 6 4 12 7 17s7 8 12 11 11 4 17 4zM546 691c-3 4-8 8-13 12s-11 10-17 14-14 8-21 11c-8 3-15 4-22 4-10 0-19-1-27-5s-14-9-19-16-10-14-12-24c-3-9-4-19-4-31 0-13 1-26 4-39s8-24 13-35 13-21 20-30 17-17 26-24c10-6 20-11 31-15 11-3 23-5 35-5 5 0 11 0 17 1s13 1 20 2 14 2 20 3 12 2 17 3l-38 219c-3 16-7 30-13 42-5 11-12 21-21 28-8 7-18 13-30 16s-26 5-41 5c-8 0-16-1-24-2s-15-2-21-4c-7-1-13-3-18-5s-10-4-13-5l4-52h11l8 29c5 5 12 9 21 13 9 3 19 5 32 5 11 0 20-2 28-5 8-4 15-8 20-14 5-5 9-12 11-19 3-7 5-15 7-23z">
            <text:p/>
          </draw:path>
        </draw:g>
        <draw:g>
          <draw:line draw:style-name="gr13" draw:text-style-name="P14" draw:layer="Pyramide" svg:x1="7.925cm" svg:y1="4.084cm" svg:x2="8.231cm" svg:y2="5.488cm">
            <text:p/>
          </draw:line>
          <draw:circle draw:style-name="gr12" draw:text-style-name="P13" draw:layer="layout" svg:width="1.222cm" svg:height="1.221cm" svg:x="7.311cm" svg:y="3.407cm">
            <text:p/>
          </draw:circle>
          <draw:path draw:style-name="gr28" draw:text-style-name="P23" draw:layer="layout" svg:width="0.364cm" svg:height="0.504cm" svg:x="7.742cm" svg:y="3.818cm" svg:viewBox="0 0 365 505" svg:d="M158 310c9 0 17-1 26-4s18-7 27-12c8-5 16-10 24-16s15-12 21-18l41-223c-6-1-11-3-16-4s-9-2-14-3-10-1-15-1c-5-1-11-1-18-1-20 0-39 6-56 17s-32 25-45 44c-12 18-22 39-29 63s-10 48-10 73c0 12 1 24 4 34 2 10 6 19 12 27 5 7 12 13 20 18s17 6 28 6zM250 290c-5 5-11 12-20 19s-19 15-30 21-22 13-34 18-25 7-37 7c-16 0-31-3-44-9s-24-14-33-24c-8-11-15-24-19-38s-7-32-7-49c0-22 2-42 7-62s13-39 22-56 20-33 33-48 28-26 44-37c16-10 33-18 51-24s38-8 58-8c8 0 18 0 29 1s22 2 33 4c12 1 23 2 33 4s21 4 29 6l-64 345c-5 26-12 48-21 67-9 18-21 33-35 45-14 11-31 20-51 25-19 5-42 8-68 8-13 0-27-1-40-3-12-1-24-3-35-6-11-2-21-5-30-8s-16-6-21-9l7-82h17l14 46c9 8 20 15 35 20 14 5 32 8 53 8 19 0 34-2 47-8 13-5 24-12 33-21 8-8 15-19 19-30 5-12 8-24 11-37z">
            <text:p/>
          </draw:path>
        </draw:g>
        <draw:g>
          <draw:g>
            <draw:line draw:style-name="gr13" draw:text-style-name="P14" draw:layer="layout" svg:x1="13.438cm" svg:y1="18.521cm" svg:x2="12.574cm" svg:y2="17.369cm">
              <text:p/>
            </draw:line>
            <draw:circle draw:style-name="gr12" draw:text-style-name="P13" draw:layer="layout" svg:width="1.222cm" svg:height="1.221cm" svg:x="12.924cm" svg:y="18.011cm">
              <text:p/>
            </draw:circle>
          </draw:g>
          <draw:path draw:style-name="gr28" draw:text-style-name="P23" draw:layer="layout" svg:width="0.335cm" svg:height="0.373cm" svg:x="13.365cm" svg:y="18.432cm" svg:viewBox="0 0 336 374" svg:d="M276 339l43 10-3 17h-108l11-59c-22 22-42 39-61 50-20 11-39 17-56 17-15 0-28-3-41-8-12-6-23-14-32-24-9-11-16-24-21-40s-8-34-8-55c0-22 2-43 7-63 5-21 12-41 21-59s20-35 32-50c13-16 27-29 43-40 15-11 32-19 51-26s38-9 58-9c16 0 32 1 46 4s27 7 40 12c1-1 2-1 3-2 1 0 2-1 3-2s2-1 3-3c2-1 5-3 8-6h21zM265 48c-5-3-9-6-14-8-4-2-9-4-13-6s-10-2-15-3-11-1-18-1c-21 0-40 6-57 19s-32 29-43 48c-12 20-21 42-28 67-6 25-9 49-9 73 0 16 2 30 5 41 4 11 8 21 14 28s12 12 20 16 15 5 23 5 17-2 25-5 16-7 24-12 16-10 24-16 14-13 21-20z">
            <text:p/>
          </draw:path>
        </draw:g>
        <draw:g>
          <draw:polygon draw:style-name="gr22" draw:text-style-name="P1" draw:layer="layout" svg:width="1.071cm" svg:height="0.857cm" draw:transform="rotate (1.51372406025468) translate (4.029cm 16.141cm)" svg:viewBox="0 0 1072 858" draw:points="0,0 205,845 236,853 320,856 392,858 511,851 576,842 635,830 736,796 796,771 869,729 917,695 960,655 1009,593 1042,546 1072,481 1072,444">
            <text:p/>
          </draw:polygon>
          <draw:path draw:style-name="gr23" draw:text-style-name="P19" draw:layer="layout" svg:width="0.263cm" svg:height="1.002cm" draw:transform="rotate (0.234397718542838) translate (4.509cm 15.077cm)" svg:viewBox="0 0 264 1003" svg:d="M149 1003c327-777-149-1003-149-1003">
            <text:p/>
          </draw:path>
          <draw:frame draw:style-name="gr26" draw:text-style-name="P19" draw:layer="layout" svg:width="0.9cm" svg:height="0.887cm" svg:x="4.131cm" svg:y="15.237cm">
            <draw:image xlink:href="Pictures/2000000F00000385000003780DECF608.svm" xlink:type="simple" xlink:show="embed" xlink:actuate="onLoad">
              <text:p/>
            </draw:image>
          </draw:frame>
        </draw:g>
        <draw:g>
          <draw:polygon draw:style-name="gr22" draw:text-style-name="P1" draw:layer="layout" svg:width="0.864cm" svg:height="1.135cm" draw:transform="skewX (0.0015707963267949) rotate (0.602313124863243) translate (1.86195597207015cm 13.9921482787595cm)" svg:viewBox="0 0 865 1136" draw:points="0,294 173,1136 228,1118 311,1086 370,1059 428,1030 482,996 538,961 595,919 647,865 706,803 758,727 787,665 817,598 837,543 849,480 861,406 865,328 859,239 848,162 830,81 805,0">
            <text:p/>
          </draw:polygon>
          <draw:path draw:style-name="gr23" draw:text-style-name="P19" draw:layer="layout" svg:width="0.403cm" svg:height="1.287cm" draw:transform="rotate (0.234397718542838) translate (2.35587062892012cm 13.5762961891817cm)" svg:viewBox="0 0 404 1288" svg:d="M0 1288c786-629 182-1288 182-1288">
            <text:p/>
          </draw:path>
          <draw:frame draw:style-name="gr26" draw:text-style-name="P19" draw:layer="layout" svg:width="0.849cm" svg:height="0.887cm" draw:transform="rotate (-0.530580092606276) translate (2.411cm 13.581cm)">
            <draw:image xlink:href="Pictures/2000000F0000035200000378E6483A1F.svm" xlink:type="simple" xlink:show="embed" xlink:actuate="onLoad">
              <text:p/>
            </draw:image>
          </draw:frame>
        </draw:g>
        <draw:g>
          <draw:g>
            <draw:polygon draw:style-name="gr22" draw:text-style-name="P1" draw:layer="layout" svg:width="1.247cm" svg:height="1.495cm" svg:x="4.509cm" svg:y="10.739cm" svg:viewBox="0 0 1248 1496" draw:points="0,0 340,1496 377,1496 432,1496 526,1486 649,1463 762,1429 865,1383 975,1316 1080,1224 1164,1117 1214,1032 1248,942">
              <text:p/>
            </draw:polygon>
            <draw:path draw:style-name="gr23" draw:text-style-name="P19" draw:layer="layout" svg:width="1.011cm" svg:height="0.365cm" draw:transform="rotate (0.234397718542838) translate (4.77282869431063cm 11.9160073027347cm)" svg:viewBox="0 0 1012 366" svg:d="M0 328c748 179 1012-328 1012-328">
              <text:p/>
            </draw:path>
          </draw:g>
          <draw:frame draw:style-name="gr24" draw:text-style-name="P20" draw:layer="layout" svg:width="1.522cm" svg:height="1.439cm" draw:transform="rotate (0.44924774946334) translate (4.153cm 11.38cm)">
            <draw:image xlink:href="Pictures/2000000F000003AB00000378662F2AB5.svm" xlink:type="simple" xlink:show="embed" xlink:actuate="onLoad">
              <text:p/>
            </draw:image>
          </draw:frame>
        </draw:g>
        <draw:g>
          <draw:custom-shape draw:style-name="gr1" draw:text-style-name="P1" draw:layer="layout" svg:width="6.917cm" svg:height="1.462cm" svg:x="20.676cm" svg:y="0.306cm">
            <text:p/>
            <draw:enhanced-geometry svg:viewBox="0 0 21600 21600" draw:type="rectangle" draw:enhanced-path="M 0 0 L 21600 0 21600 21600 0 21600 0 0 Z N"/>
          </draw:custom-shape>
          <draw:frame draw:style-name="gr39" draw:text-style-name="P30" draw:layer="layout" svg:width="6.994cm" svg:height="1.395cm" svg:x="20.63cm" svg:y="0.33cm">
            <draw:text-box>
              <text:p text:style-name="P29"><text:span text:style-name="T9">Gerade Pyramide mit quadratischem Grundriss</text:span></text:p>
            </draw:text-box>
          </draw:frame>
        </draw:g>
        <draw:custom-shape draw:style-name="gr1" draw:text-style-name="P1" draw:layer="layout" svg:width="19.728cm" svg:height="1.462cm" svg:x="0.477cm" svg:y="0.306cm">
          <text:p/>
          <draw:enhanced-geometry svg:viewBox="0 0 21600 21600" draw:type="rectangle" draw:enhanced-path="M 0 0 L 21600 0 21600 21600 0 21600 0 0 Z N"/>
        </draw:custom-shape>
        <draw:frame draw:style-name="gr40" draw:text-style-name="P31" draw:layer="layout" svg:width="19.379cm" svg:height="1.589cm" svg:x="0.53cm" svg:y="0.253cm">
          <draw:text-box>
            <text:p text:style-name="P9"><text:span text:style-name="T1">Ermittlung und Darstellung des Kantenwinkels </text:span><text:span text:style-name="T10">ω</text:span><text:span text:style-name="T1"> am Grat der Pyramide</text:span></text:p>
            <text:p text:style-name="P9"><text:span text:style-name="T1">Veranschaulichung der Lage (der Ebene) des Winkel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StarSymbol2" svg:font-family="StarSymbol" style:font-adornments="Regular" style:font-charset="x-symbol"/>
    <style:font-face style:name="Dingbats" svg:font-family="Dingbats" style:font-pitch="variable" style:font-charset="x-symbol"/>
    <style:font-face style:name="Liberation Sans3" svg:font-family="'Liberation Sans'" style:font-pitch="variable" style:font-charset="x-symbol"/>
    <style:font-face style:name="Lohit Devanagari2" svg:font-family="'Lohit Devanagari'" style:font-pitch="variable" style:font-charset="x-symbol"/>
    <style:font-face style:name="OpenSymbol" svg:font-family="OpenSymbol" style:font-pitch="variable" style:font-charset="x-symbol"/>
    <style:font-face style:name="StarSymbol" svg:font-family="StarSymbol" style:font-pitch="variable" style:font-charset="x-symbol"/>
    <style:font-face style:name="WenQuanYi Zen Hei2" svg:font-family="'WenQuanYi Zen Hei'" style:font-pitch="variable" style:font-charset="x-symbol"/>
    <style:font-face style:name="Liberation Sans2" svg:font-family="'Liberation Sans'" style:font-family-generic="roman" style:font-pitch="variable" style:font-charset="x-symbol"/>
    <style:font-face style:name="Lohit Devanagari1" svg:font-family="'Lohit Devanagari'" style:font-family-generic="system" style:font-pitch="variable" style:font-charset="x-symbol"/>
    <style:font-face style:name="WenQuanYi Zen Hei1" svg:font-family="'WenQuanYi Zen Hei'" style:font-family-generic="system" style:font-pitch="variable" style:font-charset="x-symbol"/>
    <style:font-face style:name="OpenSymbol2" svg:font-family="OpenSymbol"/>
    <style:font-face style:name="Liberation Serif1" svg:font-family="'Liberation Serif'" style:font-family-generic="roman"/>
    <style:font-face style:name="Bookman URW" svg:font-family="'Bookman URW'" style:font-pitch="variable"/>
    <style:font-face style:name="Cantarell" svg:font-family="Cantarell" style:font-pitch="variable"/>
    <style:font-face style:name="Liberation Sans4" svg:font-family="'Liberation Sans'" style:font-pitch="variable"/>
    <style:font-face style:name="Lohit Devanagari4" svg:font-family="'Lohit Devanagari'" style:font-pitch="variable"/>
    <style:font-face style:name="OpenSymbol1" svg:font-family="OpenSymbol" style:font-pitch="variable"/>
    <style:font-face style:name="WenQuanYi Zen Hei4" svg:font-family="'WenQuanYi Zen Hei'"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3" svg:font-family="'Lohit Devanagari'" style:font-family-generic="roman" style:font-pitch="variable"/>
    <style:font-face style:name="WenQuanYi Zen Hei3" svg:font-family="'WenQuanYi Zen Hei'" style:font-family-generic="roman" style:font-pitch="variable"/>
    <style:font-face style:name="DejaVu Sans1" svg:font-family="'DejaVu Sans'" style:font-family-generic="swiss" style:font-pitch="variable"/>
    <style:font-face style:name="Droid Sans" svg:font-family="'Droid Sans'" style:font-family-generic="swiss" style:font-pitch="variable"/>
    <style:font-face style:name="Liberation Sans1" svg:font-family="'Liberation Sans'" style:font-family-generic="swiss" style:font-pitch="variable"/>
    <style:font-face style:name="URW Gothic" svg:font-family="'URW Gothic'" style:font-family-generic="swiss" style:font-pitch="variable"/>
    <style:font-face style:name="VL Gothic" svg:font-family="'VL Gothic'"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solid" draw:fill-color="#000000" draw:textarea-horizontal-align="center" draw:textarea-vertical-align="middle"/>
    </style:style>
    <style:style style:name="Mgr2" style:family="graphic" style:parent-style-name="standard">
      <style:graphic-properties draw:stroke="none" draw:fill-color="#ffffff" draw:textarea-horizontal-align="justify" draw:textarea-vertical-align="middle" draw:auto-grow-height="false"/>
    </style:style>
    <style:style style:name="Mgr3" style:family="graphic" style:parent-style-name="standard">
      <style:graphic-properties draw:stroke="none" svg:stroke-color="#000000" draw:fill="none" draw:fill-color="#ffffff" draw:textarea-horizontal-align="left" draw:auto-grow-height="true" draw:auto-grow-width="false" fo:min-height="1.604cm" fo:min-width="6.981cm"/>
    </style:style>
    <style:style style:name="Mgr4" style:family="graphic" style:parent-style-name="standard">
      <style:graphic-properties draw:stroke="none" draw:fill="none" draw:fill-color="#ffffff" fo:min-height="0.937cm"/>
    </style:style>
    <style:style style:name="Mgr5" style:family="graphic" style:parent-style-name="standard">
      <style:graphic-properties draw:stroke="none" draw:fill-color="#ffffff" draw:textarea-horizontal-align="justify" draw:textarea-vertical-align="middle" draw:auto-grow-height="false" fo:min-height="1.8cm" fo:min-width="3.397cm"/>
    </style:style>
    <style:style style:name="Mgr6"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Mgr7" style:family="graphic" style:parent-style-name="standard">
      <style:graphic-properties draw:stroke="none" svg:stroke-width="0.082cm" draw:stroke-linejoin="round" draw:fill="none"/>
    </style:style>
    <style:style style:name="Mgr8" style:family="graphic" style:parent-style-name="standard">
      <style:graphic-properties draw:stroke="none" svg:stroke-width="0.082cm" draw:stroke-linejoin="round" draw:fill="solid" draw:fill-color="#b2b2b2"/>
    </style:style>
    <style:style style:name="Mgr9" style:family="graphic" style:parent-style-name="standard">
      <style:graphic-properties draw:stroke="none" svg:stroke-width="0.082cm" draw:stroke-linejoin="round" draw:fill="solid" draw:fill-color="#ffffff"/>
    </style:style>
    <style:style style:name="Mgr10" style:family="graphic" style:parent-style-name="standard">
      <style:graphic-properties draw:stroke="none" svg:stroke-width="0.082cm" draw:stroke-linejoin="round" draw:fill="solid" draw:fill-color="#000000"/>
    </style:style>
    <style:style style:name="Mgr11" style:family="graphic" style:parent-style-name="standard">
      <style:graphic-properties draw:stroke="none" svg:stroke-width="0.082cm" draw:stroke-linejoin="round" draw:fill="solid" draw:fill-color="#808080"/>
    </style:style>
    <style:style style:name="Mgr12" style:family="graphic" style:parent-style-name="standard">
      <style:graphic-properties draw:stroke="solid" svg:stroke-width="0.05cm" svg:stroke-color="#000000" draw:marker-start-width="0.131cm" draw:marker-end-width="0.131cm" draw:stroke-linejoin="round" draw:fill="none" fo:padding-top="0.15cm" fo:padding-bottom="0.15cm" fo:padding-left="0.275cm" fo:padding-right="0.275cm"/>
    </style:style>
    <style:style style:name="Mgr13" style:family="graphic" style:parent-style-name="standard">
      <style:graphic-properties draw:stroke="none" svg:stroke-width="0.082cm" draw:stroke-linejoin="round" draw:fill="solid" draw:fill-color="#000000" draw:textarea-horizontal-align="center" draw:textarea-vertical-align="middle"/>
    </style:style>
    <style:style style:name="MP1" style:family="paragraph">
      <loext:graphic-properties draw:fill="solid" draw:fill-color="#000000"/>
      <style:paragraph-properties fo:text-align="center"/>
    </style:style>
    <style:style style:name="MP2" style:family="paragraph">
      <loext:graphic-properties draw:fill-color="#ffffff"/>
      <style:paragraph-properties fo:text-align="center"/>
    </style:style>
    <style:style style:name="MP3" style:family="paragraph">
      <loext:graphic-properties draw:fill="none" draw:fill-color="#ffffff"/>
      <style:text-properties fo:font-size="9pt" style:font-size-asian="9pt" style:font-size-complex="9pt"/>
    </style:style>
    <style:style style:name="MP4" style:family="paragraph">
      <loext:graphic-properties draw:fill="none" draw:fill-color="#ffffff"/>
    </style:style>
    <style:style style:name="MP5" style:family="paragraph">
      <loext:graphic-properties draw:fill="solid" draw:fill-color="#000000"/>
      <style:paragraph-properties fo:text-align="center"/>
      <style:text-properties style:font-name="DejaVu Sans1"/>
    </style:style>
    <style:style style:name="MP6" style:family="paragraph">
      <loext:graphic-properties draw:fill="none"/>
    </style:style>
    <style:style style:name="MP7" style:family="paragraph">
      <loext:graphic-properties draw:fill="solid" draw:fill-color="#b2b2b2"/>
    </style:style>
    <style:style style:name="MP8" style:family="paragraph">
      <loext:graphic-properties draw:fill="solid" draw:fill-color="#ffffff"/>
    </style:style>
    <style:style style:name="MP9" style:family="paragraph">
      <loext:graphic-properties draw:fill="solid" draw:fill-color="#000000"/>
    </style:style>
    <style:style style:name="MP10" style:family="paragraph">
      <loext:graphic-properties draw:fill="solid" draw:fill-color="#808080"/>
    </style:style>
    <style:style style:name="MT1" style:family="text">
      <style:text-properties style:font-name="Cantarell" fo:font-size="10pt" style:font-size-asian="10pt" style:font-size-complex="10pt"/>
    </style:style>
    <style:style style:name="MT2" style:family="text">
      <style:text-properties style:font-name="Cantarell" fo:font-size="6pt" style:font-size-asian="6pt" style:font-size-complex="6pt"/>
    </style:style>
    <style:style style:name="MT3" style:family="text">
      <style:text-properties style:font-name="Cantarell"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Pyramide"/>
      <draw:layer draw:name="Ebene5"/>
    </draw:layer-set>
    <style:master-page style:name="Standard" style:page-layout-name="PM0" draw:style-name="Mdp1">
      <office:forms form:automatic-focus="false" form:apply-design-mode="false"/>
      <draw:rect draw:style-name="Mgr1" draw:text-style-name="MP1" draw:layer="backgroundobjects" svg:width="28cm" svg:height="21cm" svg:x="0cm" svg:y="0cm">
        <text:p/>
      </draw:rect>
      <draw:custom-shape draw:style-name="Mgr2" draw:text-style-name="MP2" draw:layer="backgroundobjects" svg:width="6.917cm" svg:height="1.612cm" svg:x="20.68cm" svg:y="19.261cm">
        <text:p/>
        <draw:enhanced-geometry svg:viewBox="0 0 21600 21600" draw:type="rectangle" draw:enhanced-path="M 0 0 L 21600 0 21600 21600 0 21600 0 0 Z N"/>
      </draw:custom-shape>
      <draw:frame draw:style-name="Mgr3" draw:text-style-name="MP3" draw:layer="backgroundobjects" svg:width="7.018cm" svg:height="1.854cm" svg:x="20.557cm" svg:y="19.214cm">
        <draw:text-box>
          <text:p><text:span text:style-name="MT1">Kantenwinkel </text:span><text:span text:style-name="MT2">am Grat einer</text:span><text:span text:style-name="MT3"> </text:span><text:span text:style-name="MT2">geraden</text:span><text:span text:style-name="MT3"> </text:span><text:span text:style-name="MT1">Pyramide</text:span><text:span text:style-name="MT3"> </text:span><text:span text:style-name="MT2">mit quadratischem Grundriss,</text:span><text:span text:style-name="MT3"> </text:span><text:span text:style-name="MT2">rechnerisch ermittelt </text:span></text:p>
          <text:p><text:span text:style-name="MT2">Dez. 88; Jun. 93; Dez. 97; Aug. 10</text:span><text:span text:style-name="MT3">, </text:span><text:span text:style-name="MT2">zuletzt geändert am </text:span><text:span text:style-name="MT2"><text:date style:data-style-name="D1" text:date-value="2015-07-16">16.07.15</text:date></text:span></text:p>
        </draw:text-box>
      </draw:frame>
      <draw:frame draw:style-name="Mgr4" draw:text-style-name="MP4" draw:layer="backgroundobjects" svg:width="25.199cm" svg:height="1.237cm" svg:x="1.4cm" svg:y="0.837cm">
        <draw:text-box>
          <text:p/>
        </draw:text-box>
      </draw:frame>
      <draw:frame draw:style-name="Mgr4" draw:text-style-name="MP4" draw:layer="backgroundobjects" svg:width="24.639cm" svg:height="1.237cm" svg:x="1.4cm" svg:y="4.914cm">
        <draw:text-box>
          <text:p/>
        </draw:text-box>
      </draw:frame>
      <draw:custom-shape draw:style-name="Mgr5" draw:text-style-name="MP2" draw:layer="backgroundobjects" svg:width="3.897cm" svg:height="2.05cm" svg:x="0.523cm" svg:y="2.215cm">
        <text:p/>
        <draw:enhanced-geometry svg:viewBox="0 0 21600 21600" draw:mirror-horizontal="false" draw:mirror-vertical="false" draw:type="rectangle" draw:enhanced-path="M 0 0 L 21600 0 21600 21600 0 21600 0 0 Z N"/>
      </draw:custom-shape>
      <draw:g>
        <draw:polygon draw:style-name="Mgr6" draw:text-style-name="MP5" draw:layer="backgroundobjects" svg:width="0.243cm" svg:height="0.326cm" svg:x="0.699cm" svg:y="3.659cm" svg:viewBox="0 0 244 327" draw:points="0,0 58,0 202,273 202,0 244,0 244,327 186,327 43,53 43,327 0,327">
          <text:p/>
        </draw:polygon>
        <draw:path draw:style-name="Mgr6" draw:text-style-name="MP5" draw:layer="backgroundobjects" svg:width="0.222cm" svg:height="0.256cm" svg:x="1.011cm" svg:y="3.736cm" svg:viewBox="0 0 223 257" svg:d="M111 34h-4l-4 1h-3l-4 1h-3l-5 2-3 1-3 2-3 2-3 1-3 2-3 3-3 2-2 2-2 4-3 2-2 4-2 3-4 8-3 7-3 9-2 8-1 11-1 9v11 11l1 10 1 9 2 10 3 8 3 8 4 6 2 4 2 3 3 4 2 2 2 3 3 3 3 2 3 1 3 2 3 2 3 2 3 1 4 1 4 1 4 1h3l4 1h4 4l3-1h5l4-1 3-1 3-1 3-1 3-2 4-2 2-2 4-1 2-2 3-3 3-3 2-2 2-4 3-3 2-4 4-6 3-9 2-8 3-9 1-9 1-10v-11-11l-1-9-1-10-3-9-2-9-3-7-4-8-5-6-2-3-2-4-3-2-3-2-2-3-4-2-2-1-4-2-3-2-3-1-3-2h-3l-4-1h-5l-3-1zM111 0l13 1 12 1 6 1 5 2 5 2 5 1 5 3 5 3 5 2 4 4 5 3 4 4 4 3 4 4 3 5 4 4 2 6 4 3 2 6 3 6 4 10 3 13 3 13 1 15 1 14-1 15-1 14-3 12-3 13-4 11-3 5-2 6-4 5-2 4-4 5-3 5-4 4-4 4-4 3-5 3-4 3-5 3-5 3-5 2-5 2-5 3h-5l-6 2-12 1h-13-12l-13-1-5-2h-6l-5-3-6-2-5-2-4-3-5-3-4-3-5-3-4-3-3-4-5-4-3-5-4-5-3-4-3-5-2-6-2-5-5-11-3-13-3-12v-14l-1-15 1-14v-15l3-13 3-13 5-10 2-6 2-6 3-3 3-6 4-4 3-5 5-4 3-3 4-4 5-3 4-4 5-2 4-3 5-3 6-1 5-2 6-2 5-1 13-1z">
          <text:p/>
        </draw:path>
        <draw:polygon draw:style-name="Mgr6" draw:text-style-name="MP5" draw:layer="backgroundobjects" svg:width="0.141cm" svg:height="0.25cm" svg:x="1.299cm" svg:y="3.736cm" svg:viewBox="0 0 142 251" draw:points="142,43 140,43 138,42 136,41 135,39 133,39 131,39 129,38 127,38 125,37 123,37 118,36 115,36 109,36 102,36 94,37 91,38 87,39 84,39 80,42 77,43 73,45 71,46 67,49 65,51 63,53 60,56 58,58 56,61 53,65 52,67 50,71 46,78 44,86 43,93 41,103 40,112 40,122 40,251 0,251 0,6 40,6 40,44 43,39 46,34 50,29 55,24 58,21 63,17 67,14 73,11 78,8 84,6 88,5 94,2 101,2 108,1 115,0 121,0 124,0 125,0 128,0 130,1 142,2">
          <text:p/>
        </draw:polygon>
        <draw:path draw:style-name="Mgr6" draw:text-style-name="MP5" draw:layer="backgroundobjects" svg:width="0.216cm" svg:height="0.347cm" svg:x="1.481cm" svg:y="3.645cm" svg:viewBox="0 0 217 348" svg:d="M175 219v-12l-1-10-1-9-2-10-3-8-3-8-4-7-1-3-3-3-3-3-2-2-2-4-3-2-2-2-3-3-3-2-3-1-3-2-3-1-3-1-4-1h-5l-3-1h-4-3-5-3l-4 1h-3l-4 1-3 1-4 1-3 2-3 1-3 2-3 3-3 2-2 2-2 4-3 2-2 3-2 3-3 3-3 7-4 8-2 8-1 10-2 9-1 10v12 10l1 11 2 9 1 9 2 9 4 8 3 7 3 3 2 3 2 4 3 2 2 4 2 1 3 2 3 3 3 2 3 2 3 1 4 1 3 1 4 1 3 1 4 1h3 5 3 4l3-1 5-1 4-1 3-1 3-1 3-1 3-2 3-2 3-3 2-2 3-1 2-4 2-2 3-4 3-3 1-3 4-7 3-8 3-9 2-9 1-9 1-11zM40 133l3-5 3-5 4-5 5-4 3-4 5-3 4-4 5-3 5-3 5-1 5-2 6-1 6-1 5-2h7 6 6 5 5l5 2 5 1 5 2 5 1 4 2 4 3 5 2 5 4 3 2 4 5 3 3 5 4 3 4 7 9 5 10 5 11 4 11 2 12 3 13 1 13 1 15-1 14-1 14-3 12-2 12-4 11-5 11-5 9-7 10-3 4-5 4-3 3-4 5-3 2-5 4-5 2-4 3-4 2-5 1-5 2-5 1-5 1h-5l-5 2h-6-6l-7-2-5-1h-6l-6-2-5-1-5-2-5-3-5-3-4-4-5-3-3-4-5-3-4-6-3-5-3-5v38h-40v-342h40z">
          <text:p/>
        </draw:path>
        <draw:path draw:style-name="Mgr6" draw:text-style-name="MP5" draw:layer="backgroundobjects" svg:width="0.223cm" svg:height="0.256cm" svg:x="1.745cm" svg:y="3.736cm" svg:viewBox="0 0 224 257" svg:d="M224 118v20h-182l1 10 1 10 2 9 3 8 3 8 3 4 1 3 2 3 3 3 3 3 2 3 4 2 2 3 3 3 4 1 3 2 3 2 3 2 5 1 7 2 9 2 9 2h10l11-1h6l6-1 6-1 4-1 6-1 5-1 11-4 11-3 10-5 11-6v39l-11 4-11 5-11 2-10 4-12 1-11 2h-12-12-14l-13-1-13-2-12-5-6-2-4-2-5-4-6-2-4-4-5-3-5-4-4-4-4-5-4-5-4-4-3-5-3-5-3-5-2-6-3-6-3-12-3-12-1-14-1-14 1-15v-13l3-14 4-12 5-12 2-5 4-5 2-6 3-4 4-6 3-3 5-5 4-4 5-3 4-3 6-4 4-3 5-3 6-3 5-1 6-2 12-3 13-1 12-1 12 1 12 1 5 1 5 2 5 1 5 2 5 2 5 3 4 2 5 2 4 4 3 3 5 4 3 4 3 4 3 5 4 4 2 4 3 5 3 5 3 11 4 10 2 13 1 12zM185 107l-1-8-1-7-2-8-1-7-2-6-3-3-1-3-2-3-1-3-3-2-2-3-2-2-3-3-2-2-2-1-3-3h-3l-2-2-4-2-2-1-4-1-3-1h-3l-6-1-9-1-7 1-8 1-7 1-7 2h-3l-4 3-3 1-2 2-4 1-2 3-2 2-3 2-2 3-3 2-3 3-1 3-2 3-2 3-3 6-2 7-3 7-2 8v9z">
          <text:p/>
        </draw:path>
        <draw:polygon draw:style-name="Mgr6" draw:text-style-name="MP5" draw:layer="backgroundobjects" svg:width="0.141cm" svg:height="0.25cm" svg:x="2.033cm" svg:y="3.736cm" svg:viewBox="0 0 142 251" draw:points="142,43 140,43 138,42 136,41 135,39 133,39 131,39 129,38 127,38 125,37 123,37 118,36 115,36 109,36 102,36 94,37 91,38 87,39 84,39 80,42 77,43 73,45 71,46 67,49 65,51 63,53 60,56 58,58 56,61 53,65 52,67 50,71 46,78 44,86 43,93 41,103 40,112 40,122 40,251 0,251 0,6 40,6 40,44 43,39 46,34 50,29 55,24 58,21 63,17 67,14 73,11 78,8 84,6 88,5 94,2 101,2 108,1 115,0 121,0 124,0 125,0 128,0 130,1 142,2">
          <text:p/>
        </draw:polygon>
        <draw:polygon draw:style-name="Mgr6" draw:text-style-name="MP5" draw:layer="backgroundobjects" svg:width="0.15cm" svg:height="0.314cm" svg:x="2.187cm" svg:y="3.671cm" svg:viewBox="0 0 151 315" draw:points="70,0 70,71 151,71 151,102 70,102 70,235 70,241 70,248 70,254 71,259 72,263 73,266 73,268 74,270 75,270 76,272 77,273 79,275 79,276 81,276 82,277 84,278 85,278 88,279 89,279 94,280 99,282 104,282 110,282 151,282 151,315 110,315 100,315 88,314 79,313 71,311 64,308 60,307 57,306 55,304 52,301 49,300 46,298 44,295 43,293 41,291 39,287 37,285 36,282 35,277 34,273 31,265 30,256 29,246 29,235 29,102 0,102 0,71 29,71 29,0">
          <text:p/>
        </draw:polygon>
        <draw:path draw:style-name="Mgr6" draw:text-style-name="MP5" draw:layer="backgroundobjects" svg:width="0.251cm" svg:height="0.326cm" svg:x="2.535cm" svg:y="3.659cm" svg:viewBox="0 0 252 327" svg:d="M153 174l4 1 3 2 3 1 4 3 4 3 3 4 4 3 3 4 3 3 3 5 3 4 4 6 7 12 7 13 44 89h-47l-42-84-4-8-3-7-5-6-4-6-3-5-5-4-3-4-2-3h-2l-4-3-4-2-4-2-5-2h-6l-6-1-5-1h-7-48v138h-43v-327h99 13l12 2 12 1 11 3 10 3 4 2 5 3 4 1 4 2 4 4 3 3 4 3 2 3 3 3 3 3 3 5 1 3 3 5 2 3 1 6 2 4 2 10 1 11v11 8 7l-1 7-2 7-2 6-2 5-4 6-3 6-4 5-3 4-6 4-5 3-4 4-6 3-6 3zM43 36v117h56 7l8-1 7-1 6-2 5-2 3-1 2-2h2l3-3 2-1 2-2 2-2 2-2 1-3 2-1 1-3 3-2v-3l1-3 1-2 1-3 1-6 1-7v-7-7l-1-7-1-6-1-2-1-2-1-4v-2l-3-2-1-3-2-2-1-2-2-3-2-1-2-2-2-2-3-1-2-1-2-2h-3l-5-4-6-1-7-1-8-1h-7z">
          <text:p/>
        </draw:path>
        <draw:path draw:style-name="Mgr6" draw:text-style-name="MP5" draw:layer="backgroundobjects" svg:width="0.223cm" svg:height="0.256cm" svg:x="2.803cm" svg:y="3.736cm" svg:viewBox="0 0 224 257" svg:d="M224 118v20h-182l1 10 1 10 2 9 3 8 3 8 3 4 1 3 2 3 3 3 3 3 2 3 4 2 2 3 3 3 4 1 3 2 3 2 3 2 5 1 7 2 9 2 9 2h10l11-1h6l6-1 6-1 4-1 6-1 5-1 11-4 11-3 10-5 11-6v39l-11 4-11 5-11 2-10 4-12 1-11 2h-12-12-14l-13-1-13-2-12-5-6-2-4-2-5-4-6-2-4-4-5-3-5-4-4-4-4-5-4-5-4-4-3-5-3-5-3-5-2-6-3-6-3-12-3-12-1-14-1-14 1-15v-13l3-14 4-12 5-12 2-5 4-5 2-6 3-4 4-6 3-3 5-5 4-4 5-3 4-3 6-4 4-3 5-3 6-3 5-1 6-2 12-3 13-1 12-1 12 1 12 1 5 1 5 2 5 1 5 2 5 2 5 3 4 2 5 2 4 4 3 3 5 4 3 4 3 4 3 5 4 4 2 4 3 5 3 5 3 11 4 10 2 13 1 12zM185 107l-1-8-1-7-2-8-1-7-2-6-3-3-1-3-2-3-1-3-3-2-2-3-2-2-3-3-2-2-2-1-3-3h-3l-2-2-4-2-2-1-4-1-3-1h-3l-6-1-9-1-7 1-8 1-7 1-7 2h-3l-4 3-3 1-2 2-4 1-2 3-2 2-3 2-2 3-3 2-3 3-1 3-2 3-2 3-3 6-2 7-3 7-2 8v9z">
          <text:p/>
        </draw:path>
        <draw:polygon draw:style-name="Mgr6" draw:text-style-name="MP5" draw:layer="backgroundobjects" svg:width="0.184cm" svg:height="0.256cm" svg:x="3.073cm" svg:y="3.736cm" svg:viewBox="0 0 185 257" draw:points="172,14 172,52 164,47 154,43 146,41 137,38 128,36 118,35 109,34 100,34 92,34 85,35 79,35 73,36 69,37 64,39 58,41 57,42 55,43 53,44 52,46 50,46 49,49 46,50 46,51 45,52 44,54 43,56 43,58 42,60 41,62 41,65 40,66 40,68 40,71 40,72 40,74 41,75 41,77 41,79 42,80 43,81 43,83 43,85 44,86 45,87 46,88 46,90 49,90 49,92 51,93 52,93 53,95 58,96 62,98 67,101 73,103 79,104 94,108 107,111 117,114 127,116 136,118 143,122 151,125 157,129 162,133 165,134 167,137 170,139 172,141 173,144 175,146 176,148 178,152 180,154 181,156 181,160 182,162 184,169 185,176 185,184 185,188 185,192 184,196 183,200 182,203 181,207 180,211 178,214 176,218 175,221 172,224 170,227 167,229 165,233 161,235 158,238 154,241 151,242 144,247 136,250 127,253 117,255 107,257 96,257 85,257 75,257 65,257 55,256 44,254 34,251 22,249 12,246 0,242 0,200 11,206 22,211 33,215 43,219 55,221 59,222 64,223 70,223 75,224 80,224 86,224 93,224 99,224 106,223 110,222 116,220 121,219 125,217 127,215 129,214 130,213 133,212 134,210 136,210 137,207 138,206 139,204 140,203 142,200 142,199 143,197 143,195 144,193 144,191 144,189 144,187 144,183 144,178 143,177 143,175 142,174 142,172 140,170 139,169 139,168 138,166 137,166 136,163 135,162 133,162 132,160 130,159 127,158 121,155 116,153 109,151 102,149 85,145 72,141 63,139 55,137 46,134 39,131 34,128 28,125 22,121 20,119 19,117 16,115 14,112 13,111 11,109 9,106 8,103 7,101 6,97 4,93 2,86 1,80 1,72 2,64 2,60 3,56 4,52 5,49 7,45 7,42 9,38 11,36 13,32 15,30 17,27 20,24 22,21 26,19 29,17 33,14 36,13 39,11 46,8 55,5 64,2 73,1 84,0 94,0 106,0 116,1 127,2 136,3 145,5 154,8 164,10">
          <text:p/>
        </draw:polygon>
        <draw:polygon draw:style-name="Mgr6" draw:text-style-name="MP5" draw:layer="backgroundobjects" svg:width="0.191cm" svg:height="0.256cm" svg:x="3.303cm" svg:y="3.736cm" svg:viewBox="0 0 192 257" draw:points="192,15 192,53 183,49 175,45 166,42 162,39 158,39 153,38 149,36 145,36 140,36 136,35 132,35 128,34 124,34 114,35 106,36 101,36 97,37 93,39 88,41 85,43 82,44 79,46 75,49 72,51 69,53 66,56 64,59 61,63 58,65 56,70 55,73 52,76 50,80 48,89 45,98 43,108 43,118 42,129 43,140 43,150 45,160 48,169 50,177 52,181 55,185 56,189 58,192 61,196 64,199 66,202 69,204 72,207 75,210 79,212 82,213 85,216 88,218 93,219 97,220 101,221 106,222 114,223 124,224 128,224 132,224 136,223 140,223 145,222 149,221 153,220 158,219 162,218 166,216 175,213 183,210 192,205 192,242 183,246 175,249 166,251 157,254 148,256 139,257 129,257 118,257 106,257 93,256 81,253 75,251 70,249 64,247 59,244 55,241 49,238 45,235 41,232 36,227 33,223 28,219 24,213 21,210 19,204 15,199 13,193 8,182 4,169 1,156 1,144 0,129 1,115 1,101 4,87 8,75 10,70 13,64 15,58 19,53 22,49 25,43 28,39 33,35 37,30 41,27 45,23 50,20 55,16 60,14 65,11 71,8 77,7 82,5 94,2 108,1 122,0 130,0 139,1 149,2 157,5 166,6 175,8 183,12">
          <text:p/>
        </draw:polygon>
        <draw:polygon draw:style-name="Mgr6" draw:text-style-name="MP5" draw:layer="backgroundobjects" svg:width="0.201cm" svg:height="0.341cm" svg:x="3.562cm" svg:y="3.645cm" svg:viewBox="0 0 202 342" draw:points="202,193 202,342 163,342 163,194 163,185 162,178 161,170 160,163 158,158 156,152 154,149 153,147 151,144 150,142 148,140 146,138 144,137 142,134 139,133 138,131 136,131 133,129 130,128 128,127 124,126 122,126 116,125 109,125 101,125 94,126 87,128 84,129 80,130 78,131 74,133 72,134 69,137 66,138 64,140 61,144 58,146 56,148 55,151 52,154 50,156 49,160 46,163 44,170 43,178 41,185 40,194 40,203 40,342 0,342 0,0 40,0 40,134 43,129 48,124 51,118 55,115 60,110 64,107 69,103 73,101 79,98 84,96 88,94 94,93 100,92 106,90 112,90 118,90 128,90 138,92 142,93 146,93 151,95 154,96 159,98 162,100 166,102 170,104 172,107 175,110 179,112 181,116 184,119 187,123 189,126 190,131 194,139 197,148 200,159 202,169 202,181">
          <text:p/>
        </draw:polygon>
        <draw:polygon draw:style-name="Mgr6" draw:text-style-name="MP5" draw:layer="backgroundobjects" svg:width="0.214cm" svg:height="0.341cm" svg:x="3.843cm" svg:y="3.645cm" svg:viewBox="0 0 215 342" draw:points="0,0 40,0 40,202 159,96 209,96 81,210 215,342 163,342 40,221 40,342 0,342">
          <text:p/>
        </draw:polygon>
        <draw:path draw:style-name="Mgr6" draw:text-style-name="MP5" draw:layer="backgroundobjects" svg:width="0.223cm" svg:height="0.256cm" svg:x="4.066cm" svg:y="3.736cm" svg:viewBox="0 0 224 257" svg:d="M224 118v20h-182l1 10 1 10 2 9 3 8 3 8 3 4 1 3 2 3 3 3 3 3 2 3 4 2 2 3 3 3 4 1 3 2 3 2 3 2 5 1 7 2 9 2 9 2h10l11-1h6l6-1 6-1 4-1 6-1 5-1 11-4 11-3 10-5 11-6v39l-11 4-11 5-11 2-10 4-12 1-11 2h-12-12-14l-13-1-13-2-12-5-6-2-4-2-5-4-6-2-4-4-5-3-5-4-4-4-4-5-4-5-4-4-3-5-3-5-3-5-2-6-3-6-3-12-3-12-1-14-1-14 1-15v-13l3-14 4-12 5-12 2-5 4-5 2-6 3-4 4-6 3-3 5-5 4-4 5-3 4-3 6-4 4-3 5-3 6-3 5-1 6-2 12-3 13-1 12-1 12 1 12 1 5 1 5 2 5 1 5 2 5 2 5 3 4 2 5 2 4 4 3 3 5 4 3 4 3 4 3 5 4 4 2 4 3 5 3 5 3 11 4 10 2 13 1 12zM185 107l-1-8-1-7-2-8-1-7-2-6-3-3-1-3-2-3-1-3-3-2-2-3-2-2-3-3-2-2-2-1-3-3h-3l-2-2-4-2-2-1-4-1-3-1h-3l-6-1-9-1-7 1-8 1-7 1-7 2h-3l-4 3-3 1-2 2-4 1-2 3-2 2-3 2-2 3-3 2-3 3-1 3-2 3-2 3-3 6-2 7-3 7-2 8v9z">
          <text:p/>
        </draw:path>
      </draw:g>
      <draw:polygon draw:style-name="Mgr7" draw:text-style-name="MP6" draw:layer="backgroundobjects" svg:width="3.442cm" svg:height="1.195cm" svg:x="0.75cm" svg:y="3.068cm" svg:viewBox="0 0 3443 1196" draw:points="1721,1196 0,1196 0,0 3443,0 3443,1196">
        <text:p/>
      </draw:polygon>
      <draw:polygon draw:style-name="Mgr7" draw:text-style-name="MP6" draw:layer="backgroundobjects" svg:width="3.442cm" svg:height="1.195cm" svg:x="0.752cm" svg:y="3.069cm" svg:viewBox="0 0 3443 1196" draw:points="1721,1196 0,1196 0,0 3443,0 3443,1196">
        <text:p/>
      </draw:polygon>
      <draw:polygon draw:style-name="Mgr7" draw:text-style-name="MP6" draw:layer="backgroundobjects" svg:width="3.512cm" svg:height="1.168cm" svg:x="0.757cm" svg:y="2.391cm" svg:viewBox="0 0 3513 1169" draw:points="1756,1169 0,1169 0,0 3513,0 3513,1169">
        <text:p/>
      </draw:polygon>
      <draw:path draw:style-name="Mgr8" draw:text-style-name="MP7" draw:layer="backgroundobjects" svg:width="3.585cm" svg:height="1.253cm" svg:x="0.7cm" svg:y="2.367cm" svg:viewBox="0 0 3586 1254" svg:d="M3519 0h-3453-7l-6 2-7 1-6 2-5 3-5 3-5 4-6 5-3 5-5 5-3 6-3 6-2 6-2 7-1 7v6 1172 1 1l1 2 1 2 1 1 1 1v1l1 1 2 1 2 1 1 1 1 1h1 1 3559 2 1l1-1 1-1 1-1h1l2-1v-1l1-1 1-1 1-1v-2h1l1-2v-1-1-1172-6l-2-7-1-7-2-6-3-6-3-6-3-5-5-5-4-5-5-4-6-3-6-3-6-2-7-1-7-2zM66 30h3453 3l4 1 4 1 4 1 3 2 3 1 3 3 3 2 3 3 3 2 1 4 2 3 2 4 1 4v4 3 812h-2470l-18 30-20 28-22 28-23 26-26 24-26 22-27 21-30 19-30 17-33 15-32 13-34 11-35 8-36 6-36 4-37 1-37-1-37-4-35-6-35-8-34-11-33-13-31-15-31-17-29-19-28-21-27-22-25-24-23-26-22-28-19-28-18-30h-128v-812-3-4l1-4 1-4 1-3 2-4 2-2 2-3 3-2 2-3 3-1 3-2 4-1 3-1 4-1z">
        <text:p/>
      </draw:path>
      <draw:polygon draw:style-name="Mgr7" draw:text-style-name="MP6" draw:layer="backgroundobjects" svg:width="0.166cm" svg:height="0.201cm" svg:x="2.074cm" svg:y="3.353cm" svg:viewBox="0 0 167 202" draw:points="83,202 0,202 0,0 167,0 167,202">
        <text:p/>
      </draw:polygon>
      <draw:g>
        <draw:path draw:style-name="Mgr9" draw:text-style-name="MP8" draw:layer="backgroundobjects" svg:width="0.164cm" svg:height="0.196cm" svg:x="2.084cm" svg:y="3.353cm" svg:viewBox="0 0 165 197" svg:d="M93 0c7 0 19 0 25 2 7 0 14 6 19 8 7 4 11 8 14 14 2 9 4 16 4 23 0 11-2 19-7 26-4 7-11 11-21 16 15 2 21 10 28 20 8 8 10 18 10 32 0 9-2 16-8 26-2 7-9 11-13 16-7 5-14 7-23 10-8 4-17 4-26 4h-95v-197zM88 80c7 0 12-3 16-7 8-2 9-7 9-17 0-4 0-9-1-11-3-2-5-5-8-7-4-3-7-3-9-3-5-2-7-2-12-2h-41v47zM90 165c3 0 7-3 10-3 4 0 9-3 12-5s3-4 9-7c0-3 0-7 0-11 0-12-3-20-8-24-6-4-13-4-23-4h-48v54z">
          <text:p/>
        </draw:path>
        <draw:polygon draw:style-name="Mgr9" draw:text-style-name="MP8" draw:layer="backgroundobjects" svg:width="0.186cm" svg:height="0.196cm" svg:x="2.255cm" svg:y="3.353cm" svg:viewBox="0 0 187 197" draw:points="0,0 48,0 95,77 142,0 187,0 115,122 115,197 74,197 74,119">
          <text:p/>
        </draw:polygon>
      </draw:g>
      <draw:polygon draw:style-name="Mgr7" draw:text-style-name="MP6" draw:layer="backgroundobjects" svg:width="0.192cm" svg:height="0.201cm" svg:x="2.244cm" svg:y="3.353cm" svg:viewBox="0 0 193 202" draw:points="96,202 0,202 0,0 193,0 193,202">
        <text:p/>
      </draw:polygon>
      <draw:polygon draw:style-name="Mgr7" draw:text-style-name="MP6" draw:layer="backgroundobjects" svg:width="0.168cm" svg:height="0.212cm" svg:x="3.592cm" svg:y="3.347cm" svg:viewBox="0 0 169 213" draw:points="85,213 0,213 0,0 169,0 169,213">
        <text:p/>
      </draw:polygon>
      <draw:g>
        <draw:path draw:style-name="Mgr9" draw:text-style-name="MP8" draw:layer="backgroundobjects" svg:width="0.166cm" svg:height="0.208cm" svg:x="3.624cm" svg:y="3.349cm" svg:viewBox="0 0 167 209" svg:d="M46 155c2 2 7 7 9 10 5 2 10 7 15 7 6 2 11 2 15 2 5 0 10 0 12 0 7-2 10-2 15-5 1-2 6-4 9-10 2-2 4-4 4-12 0-4-2-8-4-10-6-6-9-8-14-10-7-2-12-5-19-5-7-3-14-5-21-7-9 0-16-3-23-6-4-3-14-6-19-10-5-5-9-10-11-17s-4-14-4-24c0-9 2-18 6-25 2-7 7-15 14-19 10-4 16-9 25-12 7-2 19-2 26-2 9 0 19 0 31 2 9 3 15 8 25 12 7 4 11 12 16 19 4 10 7 19 7 30h-42c0-7-3-11-5-14-1-4-4-6-6-9-5-2-10-2-14-5-5-2-8-2-14-2-3 0-5 0-9 0-5 2-8 5-12 7-3 0-5 3-5 5-2 4-2 7-2 11 0 2 0 7 0 10 2 0 4 5 9 7s12 2 19 4c6 3 16 5 30 10 3 0 9 0 14 2 7 2 14 5 21 10 4 4 11 10 13 18 8 5 10 14 10 26 0 10-2 19-7 26-3 6-7 14-15 19-6 7-15 12-24 14-12 4-24 7-36 7-11 0-23-3-32-5s-21-9-28-14c-7-7-13-15-15-21-8-10-10-22-10-30h44c0 4 0 8 2 16z">
          <text:p/>
        </draw:path>
        <draw:path draw:style-name="Mgr9" draw:text-style-name="MP8" draw:layer="backgroundobjects" svg:width="0.189cm" svg:height="0.196cm" svg:x="3.794cm" svg:y="3.353cm" svg:viewBox="0 0 190 197" svg:d="M118 0l72 197h-45l-13-44h-74l-16 44h-42l74-197zM121 119l-24-72h-2l-25 72z">
          <text:p/>
        </draw:path>
      </draw:g>
      <draw:polygon draw:style-name="Mgr7" draw:text-style-name="MP6" draw:layer="backgroundobjects" svg:width="0.194cm" svg:height="0.201cm" svg:x="3.762cm" svg:y="3.353cm" svg:viewBox="0 0 195 202" draw:points="97,202 0,202 0,0 195,0 195,202">
        <text:p/>
      </draw:polygon>
      <draw:polygon draw:style-name="Mgr7" draw:text-style-name="MP6" draw:layer="backgroundobjects" svg:width="0.168cm" svg:height="0.201cm" svg:x="2.833cm" svg:y="3.353cm" svg:viewBox="0 0 169 202" draw:points="85,202 0,202 0,0 169,0 169,202">
        <text:p/>
      </draw:polygon>
      <draw:g>
        <draw:polygon draw:style-name="Mgr9" draw:text-style-name="MP8" draw:layer="backgroundobjects" svg:width="0.164cm" svg:height="0.196cm" svg:x="2.845cm" svg:y="3.353cm" svg:viewBox="0 0 165 197" draw:points="44,0 125,134 125,0 165,0 165,197 123,197 42,66 40,66 40,197 0,197 0,0">
          <text:p/>
        </draw:polygon>
        <draw:path draw:style-name="Mgr9" draw:text-style-name="MP8" draw:layer="backgroundobjects" svg:width="0.182cm" svg:height="0.208cm" svg:x="3.04cm" svg:y="3.349cm" svg:viewBox="0 0 183 209" svg:d="M135 56c-3-4-5-7-10-9-2-4-10-7-13-7-5-2-10-2-15-2-12 0-18 0-25 5-7 2-12 6-17 13-4 7-7 15-9 24-2 7-2 14-2 23s0 16 2 26c2 8 5 14 9 21 5 5 10 9 17 15 7 4 13 7 25 7 15 0 24-5 30-15 8-7 12-16 15-30h41c-2 12-5 23-9 32-5 13-9 19-17 26-9 8-15 12-27 17-9 2-21 7-33 7-16 0-27-5-39-9-14-7-24-15-30-22-10-9-16-21-21-33-5-14-7-28-7-42s2-28 7-40c5-11 11-23 21-33 6-9 16-16 30-22 12-6 23-8 39-8 12 0 21 0 30 5 10 3 18 7 26 13 10 6 14 12 19 22 3 9 6 18 9 31h-42c0-5-2-10-4-15z">
          <text:p/>
        </draw:path>
      </draw:g>
      <draw:polygon draw:style-name="Mgr7" draw:text-style-name="MP6" draw:layer="backgroundobjects" svg:width="0.184cm" svg:height="0.212cm" svg:x="3.027cm" svg:y="3.347cm" svg:viewBox="0 0 185 213" draw:points="93,213 0,213 0,0 185,0 185,213">
        <text:p/>
      </draw:polygon>
      <draw:g>
        <draw:path draw:style-name="Mgr10" draw:text-style-name="MP9" draw:layer="backgroundobjects" svg:width="0.685cm" svg:height="0.689cm" svg:x="3.46cm" svg:y="2.479cm" svg:viewBox="0 0 686 690" svg:d="M585 100c-65-67-147-100-241-100-97 0-178 33-243 100-67 69-101 151-101 244 0 96 34 178 101 245 68 69 149 101 243 101 92 0 174-32 243-103 64-65 99-145 99-243 0-96-35-178-101-244z">
          <text:p/>
        </draw:path>
        <draw:polygon draw:style-name="Mgr7" draw:text-style-name="MP6" draw:layer="backgroundobjects" svg:width="0.688cm" svg:height="0.694cm" svg:x="3.46cm" svg:y="2.477cm" svg:viewBox="0 0 689 695" draw:points="344,695 0,695 0,0 689,0 689,695">
          <text:p/>
        </draw:polygon>
        <draw:path draw:style-name="Mgr9" draw:text-style-name="MP8" draw:layer="backgroundobjects" svg:width="0.606cm" svg:height="0.614cm" svg:x="3.5cm" svg:y="2.516cm" svg:viewBox="0 0 607 615" svg:d="M607 307c0 171-136 308-302 308-169 0-305-137-305-308 0-169 136-307 303-307 168 0 304 138 304 307z">
          <text:p/>
        </draw:path>
        <draw:polygon draw:style-name="Mgr7" draw:text-style-name="MP6" draw:layer="backgroundobjects" svg:width="0.608cm" svg:height="0.616cm" svg:x="3.5cm" svg:y="2.516cm" svg:viewBox="0 0 609 617" draw:points="305,617 0,617 0,0 609,0 609,617">
          <text:p/>
        </draw:polygon>
        <draw:path draw:style-name="Mgr11" draw:text-style-name="MP10" draw:layer="backgroundobjects" svg:width="0.35cm" svg:height="0.371cm" svg:x="3.621cm" svg:y="2.64cm" svg:viewBox="0 0 351 372" svg:d="M25 133c17-87 75-133 150-133 109 0 176 80 176 188 0 105-71 184-176 184-73 0-141-44-152-135h86c4 46 34 63 76 63 49 0 79-45 79-115 0-73-26-112-77-112-36 0-72 14-78 60h25l-67 70-67-70z">
          <text:p/>
        </draw:path>
        <draw:polygon draw:style-name="Mgr7" draw:text-style-name="MP6" draw:layer="backgroundobjects" svg:width="0.355cm" svg:height="0.373cm" svg:x="3.62cm" svg:y="2.64cm" svg:viewBox="0 0 356 374" draw:points="178,374 0,374 0,0 356,0 356,374">
          <text:p/>
        </draw:polygon>
      </draw:g>
      <draw:path draw:style-name="Mgr10" draw:text-style-name="MP9" draw:layer="backgroundobjects" svg:width="0.685cm" svg:height="0.689cm" svg:x="2.69cm" svg:y="2.479cm" svg:viewBox="0 0 686 690" svg:d="M585 100c-65-67-147-100-241-100-97 0-178 33-243 100-67 69-101 151-101 244 0 96 34 178 101 245 68 69 149 101 243 101 92 0 174-32 243-103 67-65 99-145 99-243 0-96-32-178-101-244z">
        <text:p/>
      </draw:path>
      <draw:polygon draw:style-name="Mgr7" draw:text-style-name="MP6" draw:layer="backgroundobjects" svg:width="0.688cm" svg:height="0.694cm" svg:x="2.69cm" svg:y="2.477cm" svg:viewBox="0 0 689 695" draw:points="344,695 0,695 0,0 689,0 689,695">
        <text:p/>
      </draw:polygon>
      <draw:path draw:style-name="Mgr9" draw:text-style-name="MP8" draw:layer="backgroundobjects" svg:width="0.606cm" svg:height="0.614cm" svg:x="2.729cm" svg:y="2.516cm" svg:viewBox="0 0 607 615" svg:d="M607 307c0 171-136 308-302 308-169 0-305-137-305-308 0-169 136-307 303-307 168 0 304 138 304 307z">
        <text:p/>
      </draw:path>
      <draw:path draw:style-name="Mgr11" draw:text-style-name="MP10" draw:layer="backgroundobjects" svg:width="0.355cm" svg:height="0.507cm" svg:x="2.818cm" svg:y="2.561cm" svg:viewBox="0 0 356 508" svg:d="M220 456c23 0 39-7 53-16 11-12 19-28 23-50l60 6c-2 14-9 30-14 44-6 14-16 26-28 35-8 12-25 19-38 24-20 7-35 9-56 9-28 0-49-5-69-14-20-7-36-21-49-38-14-16-23-35-30-58-10-24-12-46-17-72h-55l14-47h39c0-3 0-5-2-9 0-5 0-10 0-19 0-5 0-12 0-17 2-7 2-9 2-15h-53l14-41h41c5-31 7-53 17-77 9-21 18-40 31-57 15-14 28-26 50-32 18-7 39-12 64-12 21 0 39 2 56 8 16 6 31 13 41 25 10 10 22 21 25 35 8 14 12 28 15 44l-60 5c-2-21-10-37-23-49-15-12-30-16-54-16-16 0-30 0-39 4-14 7-23 15-30 24-9 9-17 23-23 37-4 19-7 38-10 61h144l-14 41h-132c-2 8-2 10-2 18 0 4 0 11 0 14 0 6 0 11 0 16s2 7 2 12h146l-14 47h-130c3 18 6 36 10 51 5 16 11 31 18 42 10 12 18 21 32 28 12 7 28 9 45 9z">
        <text:p/>
      </draw:path>
      <draw:polygon draw:style-name="Mgr7" draw:text-style-name="MP6" draw:layer="backgroundobjects" svg:width="0.358cm" svg:height="0.509cm" svg:x="2.816cm" svg:y="2.575cm" svg:viewBox="0 0 359 510" draw:points="179,510 0,510 0,0 359,0 359,510">
        <text:p/>
      </draw:polygon>
      <draw:polygon draw:style-name="Mgr10" draw:text-style-name="MP9" draw:layer="backgroundobjects" svg:width="0.002cm" svg:height="0.002cm" svg:x="3.008cm" svg:y="2.839cm" svg:viewBox="0 0 3 3" draw:points="3,3 0,0">
        <text:p/>
      </draw:polygon>
      <draw:polygon draw:style-name="Mgr7" draw:text-style-name="MP6" draw:layer="backgroundobjects" svg:width="0.004cm" svg:height="0.004cm" svg:x="3.008cm" svg:y="2.839cm" svg:viewBox="0 0 5 5" draw:points="2,5 0,5 0,0 5,0 5,5">
        <text:p/>
      </draw:polygon>
      <draw:path draw:style-name="Mgr12" draw:text-style-name="MP6" draw:layer="backgroundobjects" svg:width="0.66cm" svg:height="-0.001cm" draw:transform="skewX (-0.0111701072127637) rotate (-0.753284105160753) translate (2.78706472788424cm 2.59304828214504cm)" svg:viewBox="0 0 661 0" svg:d="M0 0c220 0 441 0 661 0">
        <text:p/>
      </draw:path>
      <draw:g>
        <draw:path draw:style-name="Mgr10" draw:text-style-name="MP9" draw:layer="backgroundobjects" svg:width="0.685cm" svg:height="0.689cm" svg:x="1.919cm" svg:y="2.479cm" svg:viewBox="0 0 686 690" svg:d="M587 100c-67-67-149-100-245-100-95 0-173 33-239 100-69 69-103 151-103 244 0 96 34 178 103 245 66 69 147 101 239 101 94 0 176-32 245-103 67-65 99-145 99-243 0-96-32-178-99-244z">
          <text:p/>
        </draw:path>
        <draw:polygon draw:style-name="Mgr7" draw:text-style-name="MP6" draw:layer="backgroundobjects" svg:width="0.688cm" svg:height="0.694cm" svg:x="1.919cm" svg:y="2.477cm" svg:viewBox="0 0 689 695" draw:points="344,695 0,695 0,0 689,0 689,695">
          <text:p/>
        </draw:polygon>
        <draw:path draw:style-name="Mgr9" draw:text-style-name="MP8" draw:layer="backgroundobjects" svg:width="0.606cm" svg:height="0.614cm" svg:x="1.958cm" svg:y="2.516cm" svg:viewBox="0 0 607 615" svg:d="M607 307c0 171-136 308-302 308-169 0-305-137-305-308 0-169 136-307 303-307 168 0 304 138 304 307z">
          <text:p/>
        </draw:path>
        <draw:polygon draw:style-name="Mgr7" draw:text-style-name="MP6" draw:layer="backgroundobjects" svg:width="0.608cm" svg:height="0.616cm" svg:x="1.958cm" svg:y="2.516cm" svg:viewBox="0 0 609 617" draw:points="305,617 0,617 0,0 609,0 609,617">
          <text:p/>
        </draw:polygon>
        <draw:path draw:style-name="Mgr11" draw:text-style-name="MP10" draw:layer="backgroundobjects" svg:width="0.094cm" svg:height="0.095cm" svg:x="2.217cm" svg:y="2.601cm" svg:viewBox="0 0 95 96" svg:d="M95 49c0 8-1 14-7 24-2 7-9 14-16 17-7 5-16 6-23 6-9 0-17-1-26-6-7-3-11-10-16-17-5-10-7-16-7-24 0-9 2-19 7-25 5-7 9-12 16-16 9-6 17-8 26-8 7 0 16 2 23 8 7 4 14 9 16 16 6 6 7 16 7 25z">
          <text:p/>
        </draw:path>
        <draw:polygon draw:style-name="Mgr7" draw:text-style-name="MP6" draw:layer="backgroundobjects" svg:width="0.099cm" svg:height="0.1cm" svg:x="2.217cm" svg:y="2.598cm" svg:viewBox="0 0 100 101" draw:points="50,101 0,101 0,0 100,0 100,101">
          <text:p/>
        </draw:polygon>
        <draw:path draw:style-name="Mgr11" draw:text-style-name="MP10" draw:layer="backgroundobjects" svg:width="0.182cm" svg:height="0.332cm" svg:x="2.172cm" svg:y="2.715cm" svg:viewBox="0 0 183 333" svg:d="M183 24c0-14-9-24-20-24h-143c-10 0-20 10-20 24v141h40v168h105v-168h38z">
          <text:p/>
        </draw:path>
        <draw:polygon draw:style-name="Mgr7" draw:text-style-name="MP6" draw:layer="backgroundobjects" svg:width="0.186cm" svg:height="0.335cm" svg:x="2.172cm" svg:y="2.715cm" svg:viewBox="0 0 187 336" draw:points="94,336 0,336 0,0 187,0 187,336">
          <text:p/>
        </draw:polygon>
      </draw:g>
      <draw:g>
        <draw:path draw:style-name="Mgr10" draw:text-style-name="MP9" draw:layer="backgroundobjects" svg:width="0.918cm" svg:height="0.926cm" svg:x="0.865cm" svg:y="2.467cm" svg:viewBox="0 0 919 927" svg:d="M785 134c-89-90-198-134-327-134-128 0-232 44-319 134-93 92-139 202-139 328 0 129 46 239 139 329 87 92 194 136 319 136 126 0 235-44 327-139 90-87 134-195 134-326 0-129-44-239-134-328z">
          <text:p/>
        </draw:path>
        <draw:polygon draw:style-name="Mgr7" draw:text-style-name="MP6" draw:layer="backgroundobjects" svg:width="0.921cm" svg:height="0.932cm" svg:x="0.865cm" svg:y="2.464cm" svg:viewBox="0 0 922 933" draw:points="461,933 0,933 0,0 922,0 922,933">
          <text:p/>
        </draw:polygon>
        <draw:path draw:style-name="Mgr9" draw:text-style-name="MP8" draw:layer="backgroundobjects" svg:width="0.811cm" svg:height="0.825cm" svg:x="0.918cm" svg:y="2.517cm" svg:viewBox="0 0 812 826" svg:d="M812 412c0 229-182 414-404 414-226 0-408-185-408-414 0-227 182-412 405-412 225 0 407 185 407 412z">
          <text:p/>
        </draw:path>
        <draw:polygon draw:style-name="Mgr7" draw:text-style-name="MP6" draw:layer="backgroundobjects" svg:width="0.815cm" svg:height="0.828cm" svg:x="0.918cm" svg:y="2.516cm" svg:viewBox="0 0 816 829" draw:points="408,829 0,829 0,0 816,0 816,829">
          <text:p/>
        </draw:polygon>
        <draw:polygon draw:style-name="Mgr7" draw:text-style-name="MP6" draw:layer="backgroundobjects" svg:width="0.132cm" svg:height="0.135cm" svg:x="1.264cm" svg:y="2.863cm" svg:viewBox="0 0 133 136" draw:points="67,136 0,136 0,0 133,0 133,136">
          <text:p/>
        </draw:polygon>
        <draw:polygon draw:style-name="Mgr7" draw:text-style-name="MP6" draw:layer="backgroundobjects" svg:width="0.25cm" svg:height="0.449cm" svg:x="1.205cm" svg:y="2.705cm" svg:viewBox="0 0 251 450" draw:points="126,450 0,450 0,0 251,0 251,450">
          <text:p/>
        </draw:polygon>
        <draw:path draw:style-name="Mgr13" draw:text-style-name="MP1" draw:layer="backgroundobjects" svg:width="0.344cm" svg:height="0.502cm" svg:x="0.985cm" svg:y="2.679cm" svg:viewBox="0 0 345 503" svg:d="M262 175c-19-45-40-66-71-66-56 0-80 48-80 142 0 98 24 146 80 146 37 0 61-24 77-69l77 49c-37 85-89 126-163 126-56 0-99-19-132-64-35-45-50-106-50-188 0-76 15-135 52-183 35-44 77-68 127-68 77 0 129 40 163 121z">
          <text:p/>
        </draw:path>
        <draw:path draw:style-name="Mgr13" draw:text-style-name="MP1" draw:layer="backgroundobjects" svg:width="0.341cm" svg:height="0.502cm" svg:x="1.339cm" svg:y="2.679cm" svg:viewBox="0 0 342 503" svg:d="M259 175c-15-45-37-66-68-66-55 0-80 48-80 142 0 98 25 146 80 146 37 0 61-24 74-69l77 49c-34 85-86 126-160 126-55 0-99-19-132-64-31-45-50-106-50-188 0-76 19-135 50-183 33-44 77-68 129-68 77 0 129 40 163 121z">
          <text:p/>
        </draw:path>
      </draw:g>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7-16T13:01:38.590649675</dc:date>
    <meta:generator>LibreOffice/4.4.4.3$Linux_X86_64 LibreOffice_project/40m0$Build-3</meta:generator>
    <meta:editing-duration>PT9H21M40S</meta:editing-duration>
    <meta:editing-cycles>49</meta:editing-cycles>
    <dc:creator>Norbert Reschke</dc:creator>
    <meta:document-statistic meta:object-count="353"/>
  </office:meta>
</office:document-meta>
</file>

<file path=Object 1/content.xml><?xml version="1.0" encoding="utf-8"?>
<math xmlns="http://www.w3.org/1998/Math/MathML">
  <mrow/>
</math>
</file>

<file path=Object 10/content.xml><?xml version="1.0" encoding="utf-8"?>
<math xmlns="http://www.w3.org/1998/Math/MathML">
  <semantics>
    <mrow>
      <mi>sin</mi>
      <mrow>
        <mo stretchy="false">ω</mo>
        <mo stretchy="false">=</mo>
        <mrow>
          <mfrac>
            <mfrac>
              <mi>d</mi>
              <mn>2</mn>
            </mfrac>
            <msub>
              <mi>h</mi>
              <mrow>
                <mi>g</mi>
              </mrow>
            </msub>
          </mfrac>
        </mrow>
      </mrow>
    </mrow>
    <annotation encoding="StarMath 5.0">sin %omega = {d over 2 over h_{g}}</annotation>
  </semantics>
</math>
</file>

<file path=Object 11/content.xml><?xml version="1.0" encoding="utf-8"?>
<math xmlns="http://www.w3.org/1998/Math/MathML">
  <semantics>
    <mrow>
      <mrow>
        <mi>g</mi>
        <mo stretchy="false">=</mo>
        <msqrt>
          <mrow>
            <mrow>
              <msup>
                <mfenced open="(" close=")">
                  <mrow>
                    <mfrac>
                      <mrow>
                        <mi>a</mi>
                      </mrow>
                      <mrow>
                        <mn>2</mn>
                      </mrow>
                    </mfrac>
                  </mrow>
                </mfenced>
                <mn>2</mn>
              </msup>
              <mo stretchy="false">+</mo>
              <msubsup>
                <mi>h</mi>
                <mrow>
                  <mi>a</mi>
                </mrow>
                <mrow>
                  <mn>2</mn>
                </mrow>
              </msubsup>
            </mrow>
          </mrow>
        </msqrt>
      </mrow>
    </mrow>
    <annotation encoding="StarMath 5.0">g = sqrt{left ({a} over {2}right )^2 + h_{a}^{2}}</annotation>
  </semantics>
</math>
</file>

<file path=Object 12/content.xml><?xml version="1.0" encoding="utf-8"?>
<math xmlns="http://www.w3.org/1998/Math/MathML">
  <semantics>
    <mrow>
      <mi>sin</mi>
      <mrow>
        <mo stretchy="false">β</mo>
        <mo stretchy="false">=</mo>
        <mrow>
          <mfrac>
            <msub>
              <mi>h</mi>
              <mrow>
                <mi>a</mi>
              </mrow>
            </msub>
            <mi>g</mi>
          </mfrac>
        </mrow>
      </mrow>
    </mrow>
    <annotation encoding="StarMath 5.0">sin %beta = {h_{a} over g}</annotation>
  </semantics>
</math>
</file>

<file path=Object 14/content.xml><?xml version="1.0" encoding="utf-8"?>
<math xmlns="http://www.w3.org/1998/Math/MathML">
  <semantics>
    <mrow>
      <mi>sin</mi>
      <mrow>
        <mo stretchy="false">ω</mo>
        <mo stretchy="false">=</mo>
        <mrow>
          <mfrac>
            <mfrac>
              <mi>d</mi>
              <mn>2</mn>
            </mfrac>
            <msub>
              <mi>h</mi>
              <mrow>
                <mi>g</mi>
              </mrow>
            </msub>
          </mfrac>
        </mrow>
      </mrow>
    </mrow>
    <annotation encoding="StarMath 5.0">sin %omega = {d over 2 over h_{g}}</annotation>
  </semantics>
</math>
</file>

<file path=Object 15/content.xml><?xml version="1.0" encoding="utf-8"?>
<math xmlns="http://www.w3.org/1998/Math/MathML">
  <mrow/>
</math>
</file>

<file path=Object 2/content.xml><?xml version="1.0" encoding="utf-8"?>
<math xmlns="http://www.w3.org/1998/Math/MathML">
  <semantics>
    <mrow>
      <mi>sin</mi>
      <mrow>
        <mo stretchy="false">α</mo>
        <mo stretchy="false">=</mo>
        <mfrac>
          <mrow>
            <mi>h</mi>
          </mrow>
          <mrow>
            <msub>
              <mi>h</mi>
              <mrow>
                <mi>a</mi>
              </mrow>
            </msub>
          </mrow>
        </mfrac>
      </mrow>
    </mrow>
    <annotation encoding="StarMath 5.0">sin %alpha = {h} over {h_{a}}</annotation>
  </semantics>
</math>
</file>

<file path=Object 4/content.xml><?xml version="1.0" encoding="utf-8"?>
<math xmlns="http://www.w3.org/1998/Math/MathML">
  <semantics>
    <mrow>
      <mrow>
        <msub>
          <mi>h</mi>
          <mrow>
            <mi>a</mi>
          </mrow>
        </msub>
        <mo stretchy="false">=</mo>
        <msqrt>
          <mrow>
            <mrow>
              <msup>
                <mfenced open="(" close=")">
                  <mrow>
                    <mfrac>
                      <mrow>
                        <mi>a</mi>
                      </mrow>
                      <mrow>
                        <mn>2</mn>
                      </mrow>
                    </mfrac>
                  </mrow>
                </mfenced>
                <mn>2</mn>
              </msup>
              <mo stretchy="false">+</mo>
              <msup>
                <mi>h</mi>
                <mrow>
                  <mn>2</mn>
                </mrow>
              </msup>
            </mrow>
          </mrow>
        </msqrt>
      </mrow>
    </mrow>
    <annotation encoding="StarMath 5.0">h_{a} = sqrt{left ({a} over {2}right )^2 + h^{2}}</annotation>
  </semantics>
</math>
</file>

<file path=Object 5/content.xml><?xml version="1.0" encoding="utf-8"?>
<math xmlns="http://www.w3.org/1998/Math/MathML">
  <semantics>
    <mrow>
      <mi>sin</mi>
      <mrow>
        <mo stretchy="false">α</mo>
        <mo stretchy="false">=</mo>
        <mfrac>
          <mrow>
            <mi>h</mi>
          </mrow>
          <mrow>
            <msub>
              <mi>h</mi>
              <mrow>
                <mi>a</mi>
              </mrow>
            </msub>
          </mrow>
        </mfrac>
      </mrow>
    </mrow>
    <annotation encoding="StarMath 5.0">sin %alpha = {h} over {h_{a}}</annotation>
  </semantics>
</math>
</file>

<file path=Object 6/content.xml><?xml version="1.0" encoding="utf-8"?>
<math xmlns="http://www.w3.org/1998/Math/MathML">
  <semantics>
    <mrow>
      <mrow>
        <msub>
          <mi>h</mi>
          <mrow>
            <mi>a</mi>
          </mrow>
        </msub>
        <mo stretchy="false">=</mo>
        <msqrt>
          <mrow>
            <mrow>
              <msup>
                <mfenced open="(" close=")">
                  <mrow>
                    <mfrac>
                      <mrow>
                        <mi>a</mi>
                      </mrow>
                      <mrow>
                        <mn>2</mn>
                      </mrow>
                    </mfrac>
                  </mrow>
                </mfenced>
                <mn>2</mn>
              </msup>
              <mo stretchy="false">+</mo>
              <msup>
                <mi>h</mi>
                <mrow>
                  <mn>2</mn>
                </mrow>
              </msup>
            </mrow>
          </mrow>
        </msqrt>
      </mrow>
    </mrow>
    <annotation encoding="StarMath 5.0">h_{a} = sqrt{left ({a} over {2}right )^2 + h^{2}}</annotation>
  </semantics>
</math>
</file>

<file path=Object 7/content.xml><?xml version="1.0" encoding="utf-8"?>
<math xmlns="http://www.w3.org/1998/Math/MathML">
  <semantics>
    <mrow>
      <mi>sin</mi>
      <mrow>
        <mo stretchy="false">β</mo>
        <mo stretchy="false">=</mo>
        <mrow>
          <mfrac>
            <msub>
              <mi>h</mi>
              <mrow>
                <mi>a</mi>
              </mrow>
            </msub>
            <mi>g</mi>
          </mfrac>
        </mrow>
      </mrow>
    </mrow>
    <annotation encoding="StarMath 5.0">sin %beta = {h_{a} over g}</annotation>
  </semantics>
</math>
</file>

<file path=Object 8/content.xml><?xml version="1.0" encoding="utf-8"?>
<math xmlns="http://www.w3.org/1998/Math/MathML">
  <semantics>
    <mrow>
      <mrow>
        <msub>
          <mi>h</mi>
          <mrow>
            <mi>g</mi>
          </mrow>
        </msub>
        <mo stretchy="false">=</mo>
        <mrow>
          <mi>a</mi>
          <mo stretchy="false">∗</mo>
          <mi>sin</mi>
        </mrow>
      </mrow>
      <mo stretchy="false">β</mo>
    </mrow>
    <annotation encoding="StarMath 5.0">h_{g} = a * sin %beta</annotation>
  </semantics>
</math>
</file>

<file path=Object 9/content.xml><?xml version="1.0" encoding="utf-8"?>
<math xmlns="http://www.w3.org/1998/Math/MathML">
  <semantics>
    <mrow>
      <mrow>
        <msub>
          <mi>h</mi>
          <mrow>
            <mi>g</mi>
          </mrow>
        </msub>
        <mo stretchy="false">=</mo>
        <mrow>
          <mi>a</mi>
          <mo stretchy="false">∗</mo>
          <mi>sin</mi>
        </mrow>
      </mrow>
      <mo stretchy="false">β</mo>
    </mrow>
    <annotation encoding="StarMath 5.0">h_{g} = a * sin %beta</annotation>
  </semantics>
</math>
</file>